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503cm"/>
    </style:style>
    <style:style style:name="co2" style:family="table-column">
      <style:table-column-properties fo:break-before="auto" style:column-width="2.258cm"/>
    </style:style>
    <style:style style:name="co3" style:family="table-column">
      <style:table-column-properties fo:break-before="auto" style:column-width="7.488cm"/>
    </style:style>
    <style:style style:name="co4" style:family="table-column">
      <style:table-column-properties fo:break-before="auto" style:column-width="20.244cm"/>
    </style:style>
    <style:style style:name="co5" style:family="table-column">
      <style:table-column-properties fo:break-before="auto" style:column-width="11.038cm"/>
    </style:style>
    <style:style style:name="co6" style:family="table-column">
      <style:table-column-properties fo:break-before="auto" style:column-width="2.187cm"/>
    </style:style>
    <style:style style:name="co7" style:family="table-column">
      <style:table-column-properties fo:break-before="auto" style:column-width="15.127cm"/>
    </style:style>
    <style:style style:name="co8" style:family="table-column">
      <style:table-column-properties fo:break-before="auto" style:column-width="5.574cm"/>
    </style:style>
    <style:style style:name="co9" style:family="table-column">
      <style:table-column-properties fo:break-before="auto" style:column-width="1.212cm"/>
    </style:style>
    <style:style style:name="co10" style:family="table-column">
      <style:table-column-properties fo:break-before="auto" style:column-width="1cm"/>
    </style:style>
    <style:style style:name="co11" style:family="table-column">
      <style:table-column-properties fo:break-before="auto" style:column-width="1.132cm"/>
    </style:style>
    <style:style style:name="co12" style:family="table-column">
      <style:table-column-properties fo:break-before="auto" style:column-width="1.027cm"/>
    </style:style>
    <style:style style:name="co13" style:family="table-column">
      <style:table-column-properties fo:break-before="auto" style:column-width="5.532cm"/>
    </style:style>
    <style:style style:name="co14" style:family="table-column">
      <style:table-column-properties fo:break-before="auto" style:column-width="2.106cm"/>
    </style:style>
    <style:style style:name="co15" style:family="table-column">
      <style:table-column-properties fo:break-before="auto" style:column-width="1.997cm"/>
    </style:style>
    <style:style style:name="co16" style:family="table-column">
      <style:table-column-properties fo:break-before="auto" style:column-width="1.718cm"/>
    </style:style>
    <style:style style:name="co17" style:family="table-column">
      <style:table-column-properties fo:break-before="auto" style:column-width="4.794cm"/>
    </style:style>
    <style:style style:name="co18" style:family="table-column">
      <style:table-column-properties fo:break-before="auto" style:column-width="7.514cm"/>
    </style:style>
    <style:style style:name="co19" style:family="table-column">
      <style:table-column-properties fo:break-before="auto" style:column-width="1.094cm"/>
    </style:style>
    <style:style style:name="co20" style:family="table-column">
      <style:table-column-properties fo:break-before="auto" style:column-width="1.012cm"/>
    </style:style>
    <style:style style:name="co21" style:family="table-column">
      <style:table-column-properties fo:break-before="auto" style:column-width="0.972cm"/>
    </style:style>
    <style:style style:name="co22" style:family="table-column">
      <style:table-column-properties fo:break-before="auto" style:column-width="1.886cm"/>
    </style:style>
    <style:style style:name="co23" style:family="table-column">
      <style:table-column-properties fo:break-before="auto" style:column-width="1.215cm"/>
    </style:style>
    <style:style style:name="co24" style:family="table-column">
      <style:table-column-properties fo:break-before="auto" style:column-width="1.58cm"/>
    </style:style>
    <style:style style:name="co25" style:family="table-column">
      <style:table-column-properties fo:break-before="auto" style:column-width="1.621cm"/>
    </style:style>
    <style:style style:name="co26" style:family="table-column">
      <style:table-column-properties fo:break-before="auto" style:column-width="2.268cm"/>
    </style:style>
    <style:style style:name="co27" style:family="table-column">
      <style:table-column-properties fo:break-before="auto" style:column-width="1.54cm"/>
    </style:style>
    <style:style style:name="co28" style:family="table-column">
      <style:table-column-properties fo:break-before="auto" style:column-width="2.999cm"/>
    </style:style>
    <style:style style:name="co29" style:family="table-column">
      <style:table-column-properties fo:break-before="auto" style:column-width="3.039cm"/>
    </style:style>
    <style:style style:name="co30" style:family="table-column">
      <style:table-column-properties fo:break-before="auto" style:column-width="9.2cm"/>
    </style:style>
    <style:style style:name="co31" style:family="table-column">
      <style:table-column-properties fo:break-before="auto" style:column-width="2.381cm"/>
    </style:style>
    <style:style style:name="co32" style:family="table-column">
      <style:table-column-properties fo:break-before="auto" style:column-width="2.905cm"/>
    </style:style>
    <style:style style:name="co33" style:family="table-column">
      <style:table-column-properties fo:break-before="auto" style:column-width="3.865cm"/>
    </style:style>
    <style:style style:name="co34" style:family="table-column">
      <style:table-column-properties fo:break-before="auto" style:column-width="1.362cm"/>
    </style:style>
    <style:style style:name="co35" style:family="table-column">
      <style:table-column-properties fo:break-before="auto" style:column-width="1.508cm"/>
    </style:style>
    <style:style style:name="co36" style:family="table-column">
      <style:table-column-properties fo:break-before="auto" style:column-width="1.367cm"/>
    </style:style>
    <style:style style:name="co37" style:family="table-column">
      <style:table-column-properties fo:break-before="auto" style:column-width="1.245cm"/>
    </style:style>
    <style:style style:name="co38" style:family="table-column">
      <style:table-column-properties fo:break-before="auto" style:column-width="5.757cm"/>
    </style:style>
    <style:style style:name="co39" style:family="table-column">
      <style:table-column-properties fo:break-before="auto" style:column-width="2.618cm"/>
    </style:style>
    <style:style style:name="co40" style:family="table-column">
      <style:table-column-properties fo:break-before="auto" style:column-width="8.319cm"/>
    </style:style>
    <style:style style:name="co41" style:family="table-column">
      <style:table-column-properties fo:break-before="auto" style:column-width="7.474cm"/>
    </style:style>
    <style:style style:name="co42" style:family="table-column">
      <style:table-column-properties fo:break-before="auto" style:column-width="2.409cm"/>
    </style:style>
    <style:style style:name="co43" style:family="table-column">
      <style:table-column-properties fo:break-before="auto" style:column-width="2.498cm"/>
    </style:style>
    <style:style style:name="co44" style:family="table-column">
      <style:table-column-properties fo:break-before="auto" style:column-width="2.792cm"/>
    </style:style>
    <style:style style:name="co45" style:family="table-column">
      <style:table-column-properties fo:break-before="auto" style:column-width="2.06cm"/>
    </style:style>
    <style:style style:name="co46" style:family="table-column">
      <style:table-column-properties fo:break-before="auto" style:column-width="5.353cm"/>
    </style:style>
    <style:style style:name="co47" style:family="table-column">
      <style:table-column-properties fo:break-before="auto" style:column-width="19.376cm"/>
    </style:style>
    <style:style style:name="co48" style:family="table-column">
      <style:table-column-properties fo:break-before="auto" style:column-width="28.339cm"/>
    </style:style>
    <style:style style:name="ro1" style:family="table-row">
      <style:table-row-properties style:row-height="0.6cm" fo:break-before="auto" style:use-optimal-row-height="true"/>
    </style:style>
    <style:style style:name="ro2" style:family="table-row">
      <style:table-row-properties style:row-height="0.609cm" fo:break-before="auto" style:use-optimal-row-height="true"/>
    </style:style>
    <style:style style:name="ro3" style:family="table-row">
      <style:table-row-properties style:row-height="1.053cm" fo:break-before="auto" style:use-optimal-row-height="true"/>
    </style:style>
    <style:style style:name="ro4" style:family="table-row">
      <style:table-row-properties style:row-height="0.557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997cm" fo:break-before="auto" style:use-optimal-row-height="true"/>
    </style:style>
    <style:style style:name="ro7" style:family="table-row">
      <style:table-row-properties style:row-height="1.439cm" fo:break-before="auto" style:use-optimal-row-height="true"/>
    </style:style>
    <style:style style:name="ro8" style:family="table-row">
      <style:table-row-properties style:row-height="1.053cm" fo:break-before="auto" style:use-optimal-row-height="false"/>
    </style:style>
    <style:style style:name="ro9" style:family="table-row">
      <style:table-row-properties style:row-height="1.219cm" fo:break-before="auto" style:use-optimal-row-height="true"/>
    </style:style>
    <style:style style:name="ro10" style:family="table-row">
      <style:table-row-properties style:row-height="1.912cm" fo:break-before="auto" style:use-optimal-row-height="true"/>
    </style:style>
    <style:style style:name="ro11" style:family="table-row">
      <style:table-row-properties style:row-height="3.239cm" fo:break-before="auto" style:use-optimal-row-height="false"/>
    </style:style>
    <style:style style:name="ro12" style:family="table-row">
      <style:table-row-properties style:row-height="2.798cm" fo:break-before="auto" style:use-optimal-row-height="true"/>
    </style:style>
    <style:style style:name="ro13" style:family="table-row">
      <style:table-row-properties style:row-height="8.174cm" fo:break-before="auto" style:use-optimal-row-height="true"/>
    </style:style>
    <style:style style:name="ro14" style:family="table-row">
      <style:table-row-properties style:row-height="8.618cm" fo:break-before="auto" style:use-optimal-row-height="true"/>
    </style:style>
    <style:style style:name="ro15" style:family="table-row">
      <style:table-row-properties style:row-height="3.242cm" fo:break-before="auto" style:use-optimal-row-height="true"/>
    </style:style>
    <style:style style:name="ro16" style:family="table-row">
      <style:table-row-properties style:row-height="1cm" fo:break-before="auto" style:use-optimal-row-height="true"/>
    </style:style>
    <style:style style:name="ro17" style:family="table-row">
      <style:table-row-properties style:row-height="3.214cm" fo:break-before="auto" style:use-optimal-row-height="true"/>
    </style:style>
    <style:style style:name="ro18" style:family="table-row">
      <style:table-row-properties style:row-height="3.685cm" fo:break-before="auto" style:use-optimal-row-height="true"/>
    </style:style>
    <style:style style:name="ro19" style:family="table-row">
      <style:table-row-properties style:row-height="1.607cm" fo:break-before="auto" style:use-optimal-row-height="false"/>
    </style:style>
    <style:style style:name="ro20" style:family="table-row">
      <style:table-row-properties style:row-height="1.7cm" fo:break-before="auto" style:use-optimal-row-height="false"/>
    </style:style>
    <style:style style:name="ro21" style:family="table-row">
      <style:table-row-properties style:row-height="3.2cm" fo:break-before="auto" style:use-optimal-row-height="false"/>
    </style:style>
    <style:style style:name="ro22" style:family="table-row">
      <style:table-row-properties style:row-height="2.355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ff00cc" fo:wrap-option="wrap"/>
      <style:text-properties style:font-name="Liberation Sans" fo:font-size="12pt" fo:font-weight="bold" style:font-size-asian="12pt" style:font-weight-asian="bold" style:font-size-complex="12pt" style:font-weight-complex="bold"/>
    </style:style>
    <style:style style:name="ce2" style:family="table-cell" style:parent-style-name="Default">
      <style:table-cell-properties fo:background-color="#ff00cc" fo:wrap-option="wrap"/>
      <style:text-properties style:font-name="Liberation Sans" fo:font-size="12pt" style:font-size-asian="12pt" style:font-size-complex="12pt"/>
    </style:style>
    <style:style style:name="ce3" style:family="table-cell" style:parent-style-name="Default">
      <style:table-cell-properties fo:background-color="#ff00cc" fo:wrap-option="wrap"/>
      <style:text-properties style:text-outline="false" style:text-line-through-style="none" style:text-line-through-type="none" style:font-name="Calibri" fo:font-size="12pt" fo:language="none" fo:country="none" fo:text-shadow="none" style:text-underline-style="none" fo:font-weight="bold" style:text-underline-mode="continuous" style:text-overline-mode="continuous" style:text-line-through-mode="continuous" style:font-name-asian="MS PGothic" style:font-size-asian="12pt" style:language-asian="en" style:country-asian="US" style:font-weight-asian="bold" style:font-size-complex="12pt" style:language-complex="en" style:country-complex="US" style:font-weight-complex="bold" style:text-emphasize="none" style:font-relief="none" style:text-overline-style="none" style:text-overline-color="font-color"/>
    </style:style>
    <style:style style:name="ce4" style:family="table-cell" style:parent-style-name="Default">
      <style:table-cell-properties fo:background-color="#ff00cc"/>
    </style:style>
    <style:style style:name="ce5" style:family="table-cell" style:parent-style-name="Default">
      <style:table-cell-properties fo:background-color="#ffffcc" style:text-align-source="fix" style:repeat-content="false" fo:wrap-option="wrap" fo:border="0.06pt solid #000000"/>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style:vertical-align="top"/>
      <style:text-properties style:font-name="Liberation Sans"/>
    </style:style>
    <style:style style:name="ce7" style:family="table-cell" style:parent-style-name="Default">
      <style:text-properties style:font-name="Liberation Sans"/>
    </style:style>
    <style:style style:name="ce8" style:family="table-cell" style:parent-style-name="Default">
      <style:table-cell-properties fo:wrap-option="wrap"/>
      <style:text-properties style:font-name="Liberation Sans"/>
    </style:style>
    <style:style style:name="ce9" style:family="table-cell" style:parent-style-name="Default">
      <style:table-cell-properties fo:background-color="#ffffcc" style:text-align-source="fix" style:repeat-content="false" fo:wrap-option="wrap" fo:border="0.06pt solid #000000" style:vertical-align="middle"/>
      <style:paragraph-properties fo:text-align="center" fo:margin-left="0cm"/>
      <style:text-properties style:use-window-font-color="true" style:text-outline="false" style:text-line-through-style="none" style:text-line-through-type="none" style:font-name="Liberation Sans"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1"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style:style>
    <style:style style:name="ce12" style:family="table-cell" style:parent-style-name="Default">
      <style:table-cell-properties style:vertical-align="middle"/>
      <style:text-properties style:font-name="Liberation Sans"/>
    </style:style>
    <style:style style:name="ce13" style:family="table-cell" style:parent-style-name="Default">
      <style:table-cell-properties style:glyph-orientation-vertical="0" style:text-align-source="value-type" style:repeat-content="false" fo:background-color="transparent" fo:wrap-option="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 style:family="table-cell" style:parent-style-name="Default">
      <style:table-cell-properties fo:background-color="transparent" fo:wrap-option="wrap" style:vertical-align="middle"/>
      <style:text-properties style:font-name="Liberation Sans"/>
    </style:style>
    <style:style style:name="ce15" style:family="table-cell" style:parent-style-name="Default">
      <style:table-cell-properties fo:background-color="transparent" fo:wrap-option="wrap" style:vertical-align="middle"/>
      <style:text-properties style:font-name="Liberation Sans" fo:font-weight="normal" style:font-weight-asian="normal" style:font-weight-complex="normal"/>
    </style:style>
    <style:style style:name="ce1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17" style:family="table-cell" style:parent-style-name="Default">
      <style:table-cell-properties style:text-align-source="value-type" style:repeat-content="false" style:vertical-align="middle"/>
      <style:paragraph-properties fo:margin-left="0cm"/>
      <style:text-properties style:font-name="Liberation Sans"/>
    </style:style>
    <style:style style:name="ce18"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 style:family="table-cell" style:parent-style-name="Default">
      <style:table-cell-properties style:vertical-align="middle"/>
      <style:text-properties style:font-name="Liberation Sans" fo:font-weight="normal" style:font-weight-asian="normal" style:font-weight-complex="normal"/>
    </style:style>
    <style:style style:name="ce20" style:family="table-cell" style:parent-style-name="Default">
      <style:table-cell-properties style:text-align-source="value-type" style:repeat-content="false" fo:wrap-option="wrap" style:vertical-align="middle"/>
      <style:paragraph-properties fo:margin-left="0cm"/>
      <style:text-properties style:font-name="Liberation Sans"/>
    </style:style>
    <style:style style:name="ce21" style:family="table-cell" style:parent-style-name="Default">
      <style:table-cell-properties fo:wrap-option="wrap" style:vertical-align="middle"/>
      <style:text-properties style:font-name="Liberation Sans"/>
    </style:style>
    <style:style style:name="ce22" style:family="table-cell" style:parent-style-name="Default">
      <style:table-cell-properties fo:wrap-option="wrap" style:vertical-align="middle"/>
      <style:text-properties style:font-name="Liberation Sans" fo:font-weight="normal" style:font-weight-asian="normal" style:font-weight-complex="normal"/>
    </style:style>
    <style:style style:name="ce23" style:family="table-cell" style:parent-style-name="Default">
      <style:table-cell-properties fo:background-color="transparent" style:vertical-align="middle"/>
      <style:text-properties style:font-name="Liberation Sans"/>
    </style:style>
    <style:style style:name="ce24" style:family="table-cell" style:parent-style-name="Default">
      <style:table-cell-properties fo:background-color="transparent" style:vertical-align="middle"/>
      <style:text-properties style:font-name="Liberation Sans" fo:font-weight="normal" style:font-weight-asian="normal" style:font-weight-complex="normal"/>
    </style:style>
    <style:style style:name="ce25"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6"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27" style:family="table-cell" style:parent-style-name="Default">
      <style:table-cell-properties style:glyph-orientation-vertical="0" fo:border-bottom="none"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8" style:family="table-cell" style:parent-style-name="Default">
      <style:table-cell-properties style:glyph-orientation-vertical="0" fo:border-bottom="none" style:text-align-source="value-type" style:repeat-content="false" fo:background-color="transparent"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29" style:family="table-cell" style:parent-style-name="Default">
      <style:table-cell-properties style:glyph-orientation-vertical="0" fo:border-bottom="none" fo:background-color="#ff00cc" style:text-align-source="value-type" style:repeat-content="false" fo:wrap-option="wrap" fo:border-left="0.06pt solid #000000"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30" style:family="table-cell" style:parent-style-name="Default">
      <style:table-cell-properties style:vertical-align="middle"/>
    </style:style>
    <style:style style:name="ce31" style:family="table-cell" style:parent-style-name="Default">
      <style:table-cell-properties style:vertical-align="middle"/>
      <style:text-properties style:font-name="Courier New"/>
    </style:style>
    <style:style style:name="ce32" style:family="table-cell" style:parent-style-name="Default">
      <style:text-properties style:font-name="Courier New"/>
    </style:style>
    <style:style style:name="ce33"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34" style:family="table-cell" style:parent-style-name="Default">
      <style:table-cell-properties style:glyph-orientation-vertical="0" fo:border-bottom="none" style:text-align-source="fix" style:repeat-content="false" fo:wrap-option="wrap" fo:border-left="0.06pt solid #000000" style:direction="ltr" fo:padding="0.071cm" fo:border-right="none"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5"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style:style>
    <style:style style:name="ce36" style:family="table-cell" style:parent-style-name="Default">
      <style:table-cell-properties fo:border-bottom="none" style:text-align-source="fix" style:repeat-content="false" fo:border-left="0.06pt solid #000000" fo:border-right="none" fo:border-top="none"/>
      <style:paragraph-properties fo:text-align="center" fo:margin-left="0cm"/>
      <style:text-properties style:font-name="Liberation Sans"/>
    </style:style>
    <style:style style:name="ce37"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style:style>
    <style:style style:name="ce38"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font-name="Liberation Sans" fo:font-weight="normal" style:font-weight-asian="normal" style:font-weight-complex="normal"/>
    </style:style>
    <style:style style:name="ce39" style:family="table-cell" style:parent-style-name="Default">
      <style:table-cell-properties style:text-align-source="fix" style:repeat-content="false" style:vertical-align="middle"/>
      <style:paragraph-properties fo:text-align="center" fo:margin-left="0cm"/>
      <style:text-properties style:font-name="Liberation Sans"/>
    </style:style>
    <style:style style:name="ce40" style:family="table-cell" style:parent-style-name="Default">
      <style:table-cell-properties style:text-align-source="fix" style:repeat-content="false"/>
      <style:paragraph-properties fo:text-align="center" fo:margin-left="0cm"/>
      <style:text-properties style:font-name="Liberation Sans"/>
    </style:style>
    <style:style style:name="ce41"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style:style>
    <style:style style:name="ce42" style:family="table-cell" style:parent-style-name="Default">
      <style:table-cell-properties style:glyph-orientation-vertical="0" fo:border-bottom="none" style:text-align-source="value-type"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css3t:text-justify="auto" fo:margin-left="0cm" style:writing-mode="page"/>
      <style:text-properties style:font-name="Liberation Sans" fo:font-weight="normal" style:font-weight-asian="normal" style:font-weight-complex="normal"/>
    </style:style>
    <style:style style:name="ce43" style:family="table-cell" style:parent-style-name="Default">
      <style:table-cell-properties fo:border-bottom="none" fo:border-left="none" fo:border-right="0.06pt solid #000000" fo:border-top="none" style:vertical-align="middle"/>
      <style:text-properties style:font-name="Liberation Sans"/>
    </style:style>
    <style:style style:name="ce44" style:family="table-cell" style:parent-style-name="Default">
      <style:table-cell-properties style:glyph-orientation-vertical="0" fo:border-bottom="none" style:text-align-source="fix" style:repeat-content="false" fo:wrap-option="wrap" fo:border-left="none" style:direction="ltr" fo:padding="0.071cm" fo:border-right="0.06pt solid #000000" style:rotation-angle="0" style:rotation-align="none" style:shrink-to-fit="false" fo:border-top="none" style:vertical-align="middle" style:vertical-justify="auto"/>
      <style:paragraph-properties fo:text-align="center" css3t:text-justify="auto" fo:margin-left="0cm" style:writing-mode="page"/>
      <style:text-properties style:font-name="Liberation Sans"/>
    </style:style>
    <style:style style:name="ce45" style:family="table-cell" style:parent-style-name="Default">
      <style:table-cell-properties fo:border-bottom="none" fo:border-left="none" fo:border-right="0.06pt solid #000000" fo:border-top="none"/>
      <style:text-properties style:font-name="Liberation Sans"/>
    </style:style>
    <style:style style:name="ce46" style:family="table-cell" style:parent-style-name="Default">
      <style:table-cell-properties fo:border-bottom="none" style:text-align-source="fix" style:repeat-content="false" fo:border-left="0.06pt solid #000000" fo:border-right="none" fo:border-top="none" style:vertical-align="middle"/>
      <style:paragraph-properties fo:text-align="center" fo:margin-left="0cm"/>
      <style:text-properties style:font-name="Liberation Sans" fo:font-weight="normal" style:font-weight-asian="normal" style:font-weight-complex="normal"/>
    </style:style>
    <style:style style:name="ce47" style:family="table-cell" style:parent-style-name="Default">
      <style:table-cell-properties style:text-align-source="fix" style:repeat-content="false" style:vertical-align="middle"/>
      <style:paragraph-properties fo:text-align="center" fo:margin-left="0cm"/>
      <style:text-properties style:font-name="Liberation Sans" fo:font-weight="normal" style:font-weight-asian="normal" style:font-weight-complex="normal"/>
    </style:style>
    <style:style style:name="ce48"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style:style>
    <style:style style:name="ce49" style:family="table-cell" style:parent-style-name="Default">
      <style:table-cell-properties fo:border-bottom="none" style:text-align-source="fix" style:repeat-content="false" fo:border-left="none" fo:border-right="0.06pt solid #000000" fo:border-top="none" style:vertical-align="middle"/>
      <style:paragraph-properties fo:text-align="center" fo:margin-left="0cm"/>
      <style:text-properties style:font-name="Liberation Sans" fo:font-weight="normal" style:font-weight-asian="normal" style:font-weight-complex="normal"/>
    </style:style>
    <style:style style:name="ce50" style:family="table-cell" style:parent-style-name="Default">
      <style:table-cell-properties fo:border-bottom="none" style:text-align-source="fix" style:repeat-content="false" fo:background-color="transparent" fo:border-left="none" fo:border-right="0.06pt solid #000000" fo:border-top="none" style:vertical-align="middle"/>
      <style:paragraph-properties fo:text-align="center" fo:margin-left="0cm"/>
      <style:text-properties style:font-name="Liberation Sans"/>
    </style:style>
    <style:style style:name="ce51" style:family="table-cell" style:parent-style-name="Default">
      <style:table-cell-properties fo:border-bottom="none" style:text-align-source="fix" style:repeat-content="false" fo:border-left="none" fo:border-right="0.06pt solid #000000" fo:border-top="none"/>
      <style:paragraph-properties fo:text-align="center" fo:margin-left="0cm"/>
      <style:text-properties style:font-name="Liberation Sans"/>
    </style:style>
    <style:style style:name="ce52" style:family="table-cell" style:parent-style-name="Default">
      <style:text-properties style:font-name="Liberation Sans" fo:font-weight="normal" style:font-weight-asian="normal" style:font-weight-complex="normal"/>
    </style:style>
    <style:style style:name="ce53" style:family="table-cell" style:parent-style-name="Default">
      <style:table-cell-properties fo:background-color="#ffd346" fo:border="0.06pt solid #000000"/>
    </style:style>
    <style:style style:name="ce54" style:family="table-cell" style:parent-style-name="Default">
      <style:table-cell-properties fo:background-color="transparent"/>
    </style:style>
    <style:style style:name="ce55" style:family="table-cell" style:parent-style-name="Default" style:data-style-name="N156">
      <style:table-cell-properties fo:background-color="#ffd346" fo:border="0.06pt solid #000000"/>
    </style:style>
    <style:style style:name="ce56" style:family="table-cell" style:parent-style-name="Default" style:data-style-name="N156"/>
    <style:style style:name="ce57" style:family="table-cell" style:parent-style-name="Default" style:data-style-name="N156">
      <style:table-cell-properties fo:background-color="transparent"/>
    </style:style>
    <style:style style:name="ce58" style:family="table-cell" style:parent-style-name="Default" style:data-style-name="N161">
      <style:table-cell-properties fo:background-color="#ffd346" fo:border="0.06pt solid #000000"/>
    </style:style>
    <style:style style:name="ce59" style:family="table-cell" style:parent-style-name="Default" style:data-style-name="N161"/>
    <style:style style:name="ce60" style:family="table-cell" style:parent-style-name="Default" style:data-style-name="N162">
      <style:table-cell-properties fo:background-color="#ffd346" fo:border="0.06pt solid #000000"/>
    </style:style>
    <style:style style:name="ce61" style:family="table-cell" style:parent-style-name="Default" style:data-style-name="N162"/>
    <style:style style:name="ce62" style:family="table-cell" style:parent-style-name="Default">
      <style:table-cell-properties fo:background-color="#cccccc" fo:border="0.06pt solid #000000"/>
    </style:style>
    <style:style style:name="ce63" style:family="table-cell" style:parent-style-name="Default">
      <style:text-properties fo:font-weight="bold" style:font-weight-asian="bold" style:font-weight-complex="bold"/>
    </style:style>
    <style:style style:name="ce64" style:family="table-cell" style:parent-style-name="Default" style:data-style-name="N37">
      <style:table-cell-properties fo:background-color="#cccccc" fo:border="0.06pt solid #000000"/>
    </style:style>
    <style:style style:name="ce65" style:family="table-cell" style:parent-style-name="Default" style:data-style-name="N37"/>
    <style:style style:name="ce66" style:family="table-cell" style:parent-style-name="Default" style:data-style-name="N37">
      <style:text-properties fo:font-weight="bold" style:font-weight-asian="bold" style:font-weight-complex="bold"/>
    </style:style>
    <style:style style:name="T1" style:family="text">
      <style:text-properties fo:color="#000000" fo:font-size="12pt" style:letter-kerning="true" fo:country="none" style:font-name-asian="MS PGothic"/>
    </style:style>
    <style:style style:name="T2" style:family="text">
      <style:text-properties fo:font-size="12pt" style:letter-kerning="true" fo:country="none" style:font-name-asian="MS PGothic" fo:color="#a6a6a6" fo:font-style="italic" style:font-style-asian="italic" style:font-style-complex="italic"/>
    </style:style>
    <style:style style:name="T3" style:family="text">
      <style:text-properties fo:font-size="12pt" style:letter-kerning="true" fo:country="none" style:font-name-asian="MS PGothic" fo:color="#000000"/>
    </style:style>
  </office:automatic-styles>
  <office:body>
    <office:spreadsheet>
      <table:table table:name="NommageDocuments" table:style-name="ta1">
        <office:forms form:automatic-focus="false" form:apply-design-mode="false"/>
        <table:table-column table:style-name="co1" table:default-cell-style-name="ce4"/>
        <table:table-row table:style-name="ro1">
          <table:table-cell table:style-name="ce1" office:value-type="string" calcext:value-type="string">
            <text:p>A REVOIR</text:p>
          </table:table-cell>
        </table:table-row>
        <table:table-row table:style-name="ro1" table:number-rows-repeated="3">
          <table:table-cell table:style-name="ce1"/>
        </table:table-row>
        <table:table-row table:style-name="ro1">
          <table:table-cell table:style-name="ce1" office:value-type="string" calcext:value-type="string">
            <text:p>Chaque référence de document doit être unique au sein de la collectivité</text:p>
          </table:table-cell>
        </table:table-row>
        <table:table-row table:style-name="ro1">
          <table:table-cell table:style-name="ce2" office:value-type="string" calcext:value-type="string">
            <text:p>La référence doit faciliter la création du lien entre les documents et la base de données</text:p>
          </table:table-cell>
        </table:table-row>
        <table:table-row table:style-name="ro1" table:number-rows-repeated="2">
          <table:table-cell table:style-name="ce2"/>
        </table:table-row>
        <table:table-row table:style-name="ro1">
          <table:table-cell table:style-name="ce2" office:value-type="string" calcext:value-type="string">
            <text:p>Le nommage présenté ici est une préconisation émise dans le cadre du projet Grace THD. Il doit être adapté aux spécificités de la collectivité.</text:p>
          </table:table-cell>
        </table:table-row>
        <table:table-row table:style-name="ro1">
          <table:table-cell table:style-name="ce2"/>
        </table:table-row>
        <table:table-row table:style-name="ro1">
          <table:table-cell table:style-name="ce1" office:value-type="string" calcext:value-type="string">
            <text:p>La référence d'un document se construit de la façon suivante :</text:p>
          </table:table-cell>
        </table:table-row>
        <table:table-row table:style-name="ro2">
          <table:table-cell table:style-name="ce3" office:value-type="string" calcext:value-type="string">
            <text:p><text:span text:style-name="T1">CodePhase-CodeTypeDoc-</text:span><text:span text:style-name="T2">PartieVariable</text:span><text:span text:style-name="T3">-vIndice</text:span></text:p>
          </table:table-cell>
        </table:table-row>
        <table:table-row table:style-name="ro1">
          <table:table-cell table:style-name="ce2"/>
        </table:table-row>
        <table:table-row table:style-name="ro1">
          <table:table-cell table:style-name="ce2" office:value-type="string" calcext:value-type="string">
            <text:p>Les codes phase sont listés dans l'onglet « phases »</text:p>
          </table:table-cell>
        </table:table-row>
        <table:table-row table:style-name="ro1">
          <table:table-cell table:style-name="ce2" office:value-type="string" calcext:value-type="string">
            <text:p>Les codes de types de documents sont listés dans l'onglet « Description documents »</text:p>
          </table:table-cell>
        </table:table-row>
        <table:table-row table:style-name="ro1">
          <table:table-cell table:style-name="ce1" office:value-type="string" calcext:value-type="string">
            <text:p>La partie variable est propre à chaque type de document, elle est détaillée pour chaque type de document dans l'onglet « Description documents »</text:p>
          </table:table-cell>
        </table:table-row>
        <table:table-row table:style-name="ro3">
          <table:table-cell table:style-name="ce2" office:value-type="string" calcext:value-type="string">
            <text:p>L'indice est préfixé de la lettre « V » ; il est préférable de définir des règles de gestion des indices pour conserver une certaine homogénéité (chiffres ou lettres, nombre de caractères, critères de montées en indice)</text:p>
          </table:table-cell>
        </table:table-row>
        <table:table-row table:style-name="ro1" table:number-rows-repeated="2">
          <table:table-cell table:style-name="ce2"/>
        </table:table-row>
        <table:table-row table:style-name="ro1">
          <table:table-cell table:style-name="ce2" office:value-type="string" calcext:value-type="string">
            <text:p>Les « briques » qui peuvent constituer la partie variable sont les suivantes :</text:p>
          </table:table-cell>
        </table:table-row>
        <table:table-row table:style-name="ro1">
          <table:table-cell table:style-name="ce2" office:value-type="string" calcext:value-type="string">
            <text:p>Code référencement : référencement de l'infrastrcuture (niveau 1, 2, 3 ou 4), en cohérence avec la base de données</text:p>
          </table:table-cell>
        </table:table-row>
        <table:table-row table:style-name="ro1">
          <table:table-cell table:style-name="ce2" office:value-type="string" calcext:value-type="string">
            <text:p>Numéro de folio ou numéro d'incrément : numéro du document ou du plan dans la série</text:p>
          </table:table-cell>
        </table:table-row>
        <table:table-row table:style-name="ro1">
          <table:table-cell table:style-name="ce2" office:value-type="string" calcext:value-type="string">
            <text:p>Code du site de rattachement : site de type SRO ou NRO, rattaché à une zone arrière. Code du site en base. </text:p>
          </table:table-cell>
        </table:table-row>
        <table:table-row table:style-name="ro3">
          <table:table-cell table:style-name="ce2" office:value-type="string" calcext:value-type="string">
            <text:p>Code objet de rattachement : code d'un objet en base de donnée, lié à ce document. On peut ainsi lier un document à un point technique, un site, un élément de branchement passif, un SUF, une route optique, ou tout autre objet de la base de données</text:p>
          </table:table-cell>
        </table:table-row>
        <table:table-row table:style-name="ro1">
          <table:table-cell table:style-name="ce2" office:value-type="string" calcext:value-type="string">
            <text:p>Code organisme : code correspondant à un organisme dans la base de données</text:p>
          </table:table-cell>
        </table:table-row>
        <table:table-row table:style-name="ro4" table:number-rows-repeated="9">
          <table:table-cell/>
        </table:table-row>
        <table:table-row table:style-name="ro4">
          <table:table-cell office:value-type="string" calcext:value-type="string">
            <text:p>Parler de la mouvance des codes : on conserve le premier BE sans changer ensuite</text:p>
          </table:table-cell>
        </table:table-row>
        <table:table-row table:style-name="ro4" table:number-rows-repeated="8">
          <table:table-cell/>
        </table:table-row>
        <table:table-row table:style-name="ro4" table:number-rows-repeated="3">
          <table:table-cell table:style-name="Default"/>
        </table:table-row>
        <table:table-row table:style-name="ro5">
          <table:table-cell table:style-name="Default"/>
        </table:table-row>
        <table:table-row table:style-name="ro4">
          <table:table-cell table:style-name="Default"/>
        </table:table-row>
      </table:table>
      <table:table table:name="Statuts" table:style-name="ta1">
        <office:forms form:automatic-focus="false" form:apply-design-mode="false"/>
        <table:table-column table:style-name="co2" table:default-cell-style-name="ce7"/>
        <table:table-column table:style-name="co3" table:default-cell-style-name="ce7"/>
        <table:table-column table:style-name="co4" table:default-cell-style-name="ce7"/>
        <table:table-column table:style-name="co2" table:number-columns-repeated="1021" table:default-cell-style-name="ce7"/>
        <table:table-row table:style-name="ro4">
          <table:table-cell table:style-name="ce5" office:value-type="string" calcext:value-type="string">
            <text:p>code</text:p>
          </table:table-cell>
          <table:table-cell table:style-name="ce5" office:value-type="string" calcext:value-type="string">
            <text:p>libelle</text:p>
          </table:table-cell>
          <table:table-cell table:style-name="ce5" office:value-type="string" calcext:value-type="string">
            <text:p>definition</text:p>
          </table:table-cell>
          <table:table-cell table:number-columns-repeated="1021"/>
        </table:table-row>
        <table:table-row table:style-name="ro6">
          <table:table-cell table:style-name="ce6" office:value-type="string" calcext:value-type="string">
            <text:p>PRE</text:p>
          </table:table-cell>
          <table:table-cell table:style-name="ce6" office:value-type="string" calcext:value-type="string">
            <text:p>Etude préliminaire</text:p>
          </table:table-cell>
          <table:table-cell table:style-name="ce8" office:value-type="string" calcext:value-type="string">
            <text:p>Résultat de l'étude préliminaire, au sens du décret d'application de la loi MOP (n°93-1268 du 29 novembre 1993) : première étude de faisabilité pour la construction d'ouvrages neufs</text:p>
          </table:table-cell>
          <table:table-cell table:number-columns-repeated="1021"/>
        </table:table-row>
        <table:table-row table:style-name="ro7">
          <table:table-cell table:style-name="ce6" office:value-type="string" calcext:value-type="string">
            <text:p>DIA</text:p>
          </table:table-cell>
          <table:table-cell table:style-name="ce6" office:value-type="string" calcext:value-type="string">
            <text:p>Etude de diagnostic</text:p>
          </table:table-cell>
          <table:table-cell table:style-name="ce8" office:value-type="string" calcext:value-type="string">
            <text:p>Résultat de l'étude de diagnostic, au sens du décret d'application de la loi MOP (n°93-1268 du 29 novembre 1993) : pour une opération de réutilisation ou de réhabilitation d'un ouvrage existant, état des lieux, analyse technique, études complémentaires d'investigations si nécessaire</text:p>
          </table:table-cell>
          <table:table-cell table:number-columns-repeated="1021"/>
        </table:table-row>
        <table:table-row table:style-name="ro6">
          <table:table-cell table:style-name="ce6" office:value-type="string" calcext:value-type="string">
            <text:p>AVP</text:p>
          </table:table-cell>
          <table:table-cell table:style-name="ce6" office:value-type="string" calcext:value-type="string">
            <text:p>Avant-Projet</text:p>
          </table:table-cell>
          <table:table-cell table:style-name="ce8" office:value-type="string" calcext:value-type="string">
            <text:p>Résultat de l'étude d'avant-Projet, au sens du décret d'application de la loi MOP (n°93-1268 du 29 novembre 1993) : confirmation de la faisabilité, première implantation de l'ouvrage, autorisations administratives</text:p>
          </table:table-cell>
          <table:table-cell table:number-columns-repeated="1021"/>
        </table:table-row>
        <table:table-row table:style-name="ro6">
          <table:table-cell table:style-name="ce6" office:value-type="string" calcext:value-type="string">
            <text:p>PRO</text:p>
          </table:table-cell>
          <table:table-cell table:style-name="ce6" office:value-type="string" calcext:value-type="string">
            <text:p>Projet</text:p>
          </table:table-cell>
          <table:table-cell table:style-name="ce8" office:value-type="string" calcext:value-type="string">
            <text:p>Résultat de l'étude de projet, au sens du décret d'application de la loi MOP (n°93-1268 du 29 novembre 1993) : précise les choix techniques, fixe l'implantation topographique, les caractéristiques et le dimensionnement</text:p>
          </table:table-cell>
          <table:table-cell table:number-columns-repeated="1021"/>
        </table:table-row>
        <table:table-row table:style-name="ro6">
          <table:table-cell table:style-name="ce6" office:value-type="string" calcext:value-type="string">
            <text:p>ACT</text:p>
          </table:table-cell>
          <table:table-cell table:style-name="ce6" office:value-type="string" calcext:value-type="string">
            <text:p>Passation des marchés de travaux</text:p>
          </table:table-cell>
          <table:table-cell table:style-name="ce8" office:value-type="string" calcext:value-type="string">
            <text:p>Résultat de la mission d'assistance à la passation des marchés de travaux, au sens du décret d'application de la loi MOP (n°93-1268 du 29 novembre 1993) : mise à jour éventuelle de l'étude projet </text:p>
          </table:table-cell>
          <table:table-cell table:number-columns-repeated="1021"/>
        </table:table-row>
        <table:table-row table:style-name="ro7">
          <table:table-cell table:style-name="ce6" office:value-type="string" calcext:value-type="string">
            <text:p>EXE</text:p>
          </table:table-cell>
          <table:table-cell table:style-name="ce6" office:value-type="string" calcext:value-type="string">
            <text:p>Etude d'éxécution</text:p>
          </table:table-cell>
          <table:table-cell table:style-name="ce8" office:value-type="string" calcext:value-type="string">
            <text:p>Résultat de l'étude d'éxécution, au sens du décret d'application de la loi MOP (n°93-1268 du 29 novembre 1993) : élaboration des documents à l'usage du chantier. Le résultat de cette étude donne généralement lieu à un VISA du maître d'oeuvre.</text:p>
          </table:table-cell>
          <table:table-cell table:number-columns-repeated="1021"/>
        </table:table-row>
        <table:table-row table:style-name="ro7">
          <table:table-cell table:style-name="ce6" office:value-type="string" calcext:value-type="string">
            <text:p>TVX</text:p>
          </table:table-cell>
          <table:table-cell table:style-name="ce6" office:value-type="string" calcext:value-type="string">
            <text:p>Travaux</text:p>
          </table:table-cell>
          <table:table-cell table:style-name="ce8" office:value-type="string" calcext:value-type="string">
            <text:p>Résultat des missions de direction de l'éxécution des travaux, d'ordonnancement, de coordination et de pilotage ; ainsi que les opérations préalables à la réception des travaux, au sens du décret d'application de la loi MOP (n°93-1268 du 29 novembre 1993) : inclus la réalisation des minutes de chantier et peut inclure un pré-récolement</text:p>
          </table:table-cell>
          <table:table-cell table:number-columns-repeated="1021"/>
        </table:table-row>
        <table:table-row table:style-name="ro7">
          <table:table-cell table:style-name="ce6" office:value-type="string" calcext:value-type="string">
            <text:p>REC</text:p>
          </table:table-cell>
          <table:table-cell table:style-name="ce6" office:value-type="string" calcext:value-type="string">
            <text:p>Récolement</text:p>
          </table:table-cell>
          <table:table-cell table:style-name="ce8" office:value-type="string" calcext:value-type="string">
            <text:p>Résultat de la mission d'assistance à la réception des travaux, au sens du décret d'application de la loi MOP (n°93-1268 du 29 novembre 1993) : inclus le récolement des ouvrages et la réalisation du Dossier des Ouvrages Exécutés</text:p>
          </table:table-cell>
          <table:table-cell table:number-columns-repeated="1021"/>
        </table:table-row>
        <table:table-row table:style-name="ro6">
          <table:table-cell table:style-name="ce6" office:value-type="string" calcext:value-type="string">
            <text:p>MCO</text:p>
          </table:table-cell>
          <table:table-cell table:style-name="ce6" office:value-type="string" calcext:value-type="string">
            <text:p>Maintient en Conditions Opérationnelles</text:p>
          </table:table-cell>
          <table:table-cell table:style-name="ce8" office:value-type="string" calcext:value-type="string">
            <text:p>Le statut MCO permet d'identifier les objets qui font l'objet d'une opération de maintenance, avant le passage en statut REC une fois l'opération achevée et son récolement réalisé</text:p>
          </table:table-cell>
          <table:table-cell table:number-columns-repeated="1021"/>
        </table:table-row>
        <table:table-row table:style-name="ro4" table:number-rows-repeated="5">
          <table:table-cell table:number-columns-repeated="1024"/>
        </table:table-row>
        <table:table-row table:style-name="ro4">
          <table:table-cell office:value-type="string" calcext:value-type="string">
            <text:p>Les statuts sont répétés ici pour mémoire. Ils ont définis dans le modèle de données GraceTHD, table l_statut.</text:p>
          </table:table-cell>
          <table:table-cell table:number-columns-repeated="1023"/>
        </table:table-row>
        <table:table-row table:style-name="ro4">
          <table:table-cell office:value-type="string" calcext:value-type="string">
            <text:p>Voir <text:a xlink:href="http://gracethd-community.github.io/GraceTHD-MCD/" xlink:type="simple">http://gracethd-community.github.io/GraceTHD-MCD/</text:a></text:p>
          </table:table-cell>
          <table:table-cell table:number-columns-repeated="1023"/>
        </table:table-row>
        <table:table-row table:style-name="ro4" table:number-rows-repeated="1048558">
          <table:table-cell table:number-columns-repeated="1024"/>
        </table:table-row>
        <table:table-row table:style-name="ro4">
          <table:table-cell table:number-columns-repeated="1024"/>
        </table:table-row>
      </table:table>
      <table:table table:name="DescriptionDocuments" table:style-name="ta1">
        <office:forms form:automatic-focus="false" form:apply-design-mode="false"/>
        <table:table-column table:style-name="co5" table:default-cell-style-name="ce12"/>
        <table:table-column table:style-name="co6" table:default-cell-style-name="ce12"/>
        <table:table-column table:style-name="co7" table:default-cell-style-name="ce12"/>
        <table:table-column table:style-name="co8" table:default-cell-style-name="ce12"/>
        <table:table-column table:style-name="co9" table:default-cell-style-name="ce12"/>
        <table:table-column table:style-name="co10" table:number-columns-repeated="2" table:default-cell-style-name="ce12"/>
        <table:table-column table:style-name="co11" table:number-columns-repeated="3" table:default-cell-style-name="ce12"/>
        <table:table-column table:style-name="co12" table:default-cell-style-name="ce12"/>
        <table:table-column table:style-name="co13" table:default-cell-style-name="ce12"/>
        <table:table-column table:style-name="co14" table:visibility="collapse" table:number-columns-repeated="2" table:default-cell-style-name="ce12"/>
        <table:table-column table:style-name="co15" table:visibility="collapse" table:default-cell-style-name="ce12"/>
        <table:table-column table:style-name="co16" table:visibility="collapse" table:default-cell-style-name="ce12"/>
        <table:table-column table:style-name="co17" table:default-cell-style-name="ce12"/>
        <table:table-column table:style-name="co18" table:default-cell-style-name="ce12"/>
        <table:table-column table:style-name="co19" table:default-cell-style-name="ce12"/>
        <table:table-column table:style-name="co20" table:default-cell-style-name="ce12"/>
        <table:table-column table:style-name="co19" table:default-cell-style-name="ce12"/>
        <table:table-column table:style-name="co21" table:default-cell-style-name="ce12"/>
        <table:table-column table:style-name="co22" table:default-cell-style-name="ce12"/>
        <table:table-column table:style-name="co23" table:default-cell-style-name="ce12"/>
        <table:table-column table:style-name="co24" table:default-cell-style-name="ce12"/>
        <table:table-column table:style-name="co25" table:default-cell-style-name="ce12"/>
        <table:table-column table:style-name="co26" table:default-cell-style-name="ce12"/>
        <table:table-column table:style-name="co2" table:number-columns-repeated="3" table:default-cell-style-name="ce12"/>
        <table:table-column table:style-name="co27" table:default-cell-style-name="ce12"/>
        <table:table-column table:style-name="co24" table:default-cell-style-name="ce12"/>
        <table:table-column table:style-name="co27" table:default-cell-style-name="ce12"/>
        <table:table-column table:style-name="co2" table:default-cell-style-name="ce12"/>
        <table:table-column table:style-name="co28" table:default-cell-style-name="ce12"/>
        <table:table-column table:style-name="co29" table:default-cell-style-name="ce12"/>
        <table:table-column table:style-name="co30" table:default-cell-style-name="ce12"/>
        <table:table-column table:style-name="co2" table:number-columns-repeated="985" table:default-cell-style-name="ce12"/>
        <table:table-column table:style-name="co2" table:default-cell-style-name="ce7"/>
        <table:table-row table:style-name="ro8">
          <table:table-cell table:style-name="ce9" office:value-type="string" calcext:value-type="string" table:number-columns-spanned="1" table:number-rows-spanned="2">
            <text:p>Titre Document</text:p>
          </table:table-cell>
          <table:table-cell table:style-name="ce9" office:value-type="string" calcext:value-type="string" table:number-columns-spanned="1" table:number-rows-spanned="2">
            <text:p>codes types MCD</text:p>
          </table:table-cell>
          <table:table-cell table:style-name="ce9" office:value-type="string" calcext:value-type="string" table:number-columns-spanned="1" table:number-rows-spanned="2">
            <text:p>Contenu</text:p>
          </table:table-cell>
          <table:table-cell table:style-name="ce9" office:value-type="string" calcext:value-type="string" table:number-columns-spanned="1" table:number-rows-spanned="2">
            <text:p>Usage</text:p>
          </table:table-cell>
          <table:table-cell table:style-name="ce9" office:value-type="string" calcext:value-type="string" table:number-columns-spanned="8" table:number-rows-spanned="1">
            <text:p>Collecte pour conservation</text:p>
            <text:p>O : obligatoire / F : facultative / C : conditionnelle</text:p>
          </table:table-cell>
          <table:covered-table-cell table:number-columns-repeated="7" table:style-name="ce9"/>
          <table:table-cell table:style-name="ce9" office:value-type="string" calcext:value-type="string" table:number-columns-spanned="4" table:number-rows-spanned="1">
            <text:p>Acteurs et rôles (matrice RACI)</text:p>
          </table:table-cell>
          <table:covered-table-cell table:number-columns-repeated="3" table:style-name="ce9"/>
          <table:table-cell table:style-name="ce9" office:value-type="string" calcext:value-type="string" table:number-columns-spanned="1" table:number-rows-spanned="2">
            <text:p>Principe de nommage partie variable (voir onglet nommage)</text:p>
          </table:table-cell>
          <table:table-cell table:style-name="ce9" office:value-type="string" calcext:value-type="string" table:number-columns-spanned="1" table:number-rows-spanned="2">
            <text:p>Exemple nommage (référence complète)</text:p>
          </table:table-cell>
          <table:table-cell table:style-name="ce9" office:value-type="string" calcext:value-type="string" table:number-columns-spanned="6" table:number-rows-spanned="1">
            <text:p>Formats préconisés</text:p>
          </table:table-cell>
          <table:covered-table-cell table:number-columns-repeated="5" table:style-name="ce9"/>
          <table:table-cell table:style-name="ce9" office:value-type="string" calcext:value-type="string" table:number-columns-spanned="12" table:number-rows-spanned="1">
            <text:p>Informations complémentaires à collecter (pour chaque document le cas échéant)</text:p>
          </table:table-cell>
          <table:covered-table-cell table:number-columns-repeated="10"/>
          <table:covered-table-cell table:style-name="ce43"/>
          <table:table-cell table:style-name="ce9" office:value-type="string" calcext:value-type="string" table:number-columns-spanned="1" table:number-rows-spanned="2">
            <text:p>Préconisations</text:p>
          </table:table-cell>
          <table:table-cell table:number-columns-repeated="986"/>
        </table:table-row>
        <table:table-row table:style-name="ro9">
          <table:covered-table-cell table:number-columns-repeated="4" table:style-name="ce9"/>
          <table:table-cell table:style-name="ce9" office:value-type="string" calcext:value-type="string">
            <text:p>PRE</text:p>
          </table:table-cell>
          <table:table-cell table:style-name="ce9" office:value-type="string" calcext:value-type="string">
            <text:p>DIA</text:p>
          </table:table-cell>
          <table:table-cell table:style-name="ce9" office:value-type="string" calcext:value-type="string">
            <text:p>AVP</text:p>
          </table:table-cell>
          <table:table-cell table:style-name="ce9" office:value-type="string" calcext:value-type="string">
            <text:p>PRO / ACT</text:p>
          </table:table-cell>
          <table:table-cell table:style-name="ce9" office:value-type="string" calcext:value-type="string">
            <text:p>EXE</text:p>
          </table:table-cell>
          <table:table-cell table:style-name="ce9" office:value-type="string" calcext:value-type="string">
            <text:p>TVX / REC</text:p>
          </table:table-cell>
          <table:table-cell table:style-name="ce9" office:value-type="string" calcext:value-type="string">
            <text:p>MCO</text:p>
          </table:table-cell>
          <table:table-cell table:style-name="ce9" office:value-type="string" calcext:value-type="string">
            <text:p>Condition</text:p>
          </table:table-cell>
          <table:table-cell table:style-name="ce9" office:value-type="string" calcext:value-type="string">
            <text:p>Réalisateur</text:p>
          </table:table-cell>
          <table:table-cell table:style-name="ce9" office:value-type="string" calcext:value-type="string">
            <text:p>Approbateur</text:p>
          </table:table-cell>
          <table:table-cell table:style-name="ce9" office:value-type="string" calcext:value-type="string">
            <text:p>Consulté</text:p>
          </table:table-cell>
          <table:table-cell table:style-name="ce9" office:value-type="string" calcext:value-type="string">
            <text:p>Informé</text:p>
          </table:table-cell>
          <table:covered-table-cell table:style-name="ce9"/>
          <table:covered-table-cell table:style-name="ce30"/>
          <table:table-cell table:style-name="ce9" office:value-type="string" calcext:value-type="string">
            <text:p>SHP</text:p>
          </table:table-cell>
          <table:table-cell table:style-name="ce9" office:value-type="string" calcext:value-type="string">
            <text:p>DWG</text:p>
          </table:table-cell>
          <table:table-cell table:style-name="ce9" office:value-type="string" calcext:value-type="string">
            <text:p>CSV</text:p>
          </table:table-cell>
          <table:table-cell table:style-name="ce9" office:value-type="string" calcext:value-type="string">
            <text:p>PDF</text:p>
          </table:table-cell>
          <table:table-cell table:style-name="ce9" office:value-type="string" calcext:value-type="string">
            <text:p>ZIP ou répertoire</text:p>
          </table:table-cell>
          <table:table-cell table:style-name="ce9" office:value-type="string" calcext:value-type="string">
            <text:p>Autre</text:p>
          </table:table-cell>
          <table:table-cell table:style-name="ce9" office:value-type="string" calcext:value-type="string">
            <text:p>Auteur</text:p>
          </table:table-cell>
          <table:table-cell table:style-name="ce9" office:value-type="string" calcext:value-type="string">
            <text:p>Valideur</text:p>
          </table:table-cell>
          <table:table-cell table:style-name="ce9" office:value-type="string" calcext:value-type="string">
            <text:p>Approbateur</text:p>
          </table:table-cell>
          <table:table-cell table:style-name="ce9" office:value-type="string" calcext:value-type="string">
            <text:p>Date de création</text:p>
          </table:table-cell>
          <table:table-cell table:style-name="ce9" office:value-type="string" calcext:value-type="string">
            <text:p>Auteur modification</text:p>
          </table:table-cell>
          <table:table-cell table:style-name="ce9" office:value-type="string" calcext:value-type="string">
            <text:p>Date de dernière modification</text:p>
          </table:table-cell>
          <table:table-cell table:style-name="ce9" office:value-type="string" calcext:value-type="string">
            <text:p>Indice</text:p>
          </table:table-cell>
          <table:table-cell table:style-name="ce9" office:value-type="string" calcext:value-type="string">
            <text:p>Echelle</text:p>
          </table:table-cell>
          <table:table-cell table:style-name="ce9" office:value-type="string" calcext:value-type="string">
            <text:p>Format du papier</text:p>
          </table:table-cell>
          <table:table-cell table:style-name="ce9" office:value-type="string" calcext:value-type="string">
            <text:p>Systèmes de coordonées</text:p>
          </table:table-cell>
          <table:table-cell table:style-name="ce9" office:value-type="string" calcext:value-type="string">
            <text:p>Organisme(s) / Nom du(des) signataire(s)</text:p>
          </table:table-cell>
          <table:table-cell table:style-name="ce9" office:value-type="string" calcext:value-type="string">
            <text:p>Date de fin de validité</text:p>
          </table:table-cell>
          <table:covered-table-cell/>
          <table:table-cell table:number-columns-repeated="986"/>
        </table:table-row>
        <table:table-row table:style-name="ro6">
          <table:table-cell table:style-name="ce10" office:value-type="string" calcext:value-type="string">
            <text:p>Dossier d'ingénierie : règles d'ingénierie utilisées</text:p>
          </table:table-cell>
          <table:table-cell office:value-type="string" calcext:value-type="string">
            <text:p>DIG</text:p>
          </table:table-cell>
          <table:table-cell table:style-name="ce14" office:value-type="string" calcext:value-type="string">
            <text:p>Ensemble des règles d'ingénierie établies par la collectivité pour le déploiement du réseau.</text:p>
          </table:table-cell>
          <table:table-cell table:style-name="ce21" office:value-type="string" calcext:value-type="string">
            <text:p>Compréhension du réseau</text:p>
          </table:table-cell>
          <table:table-cell table:number-columns-repeated="7" office:value-type="string" calcext:value-type="string">
            <text:p>O</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DIG-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office:value-type="string" calcext:value-type="string">
            <text:p>Indispensable tout au long du projet</text:p>
          </table:table-cell>
          <table:table-cell table:number-columns-repeated="986"/>
        </table:table-row>
        <table:table-row table:style-name="ro6">
          <table:table-cell table:style-name="ce10" office:value-type="string" calcext:value-type="string">
            <text:p>Rapport d'étude</text:p>
          </table:table-cell>
          <table:table-cell office:value-type="string" calcext:value-type="string">
            <text:p>ETU</text:p>
          </table:table-cell>
          <table:table-cell table:style-name="ce14" office:value-type="string" calcext:value-type="string">
            <text:p>Rapport de l'étude. Le rapport pourra contenir notamment l'index des documents produits dans le cadre de l'étude.</text:p>
          </table:table-cell>
          <table:table-cell table:style-name="ce21" office:value-type="string" calcext:value-type="string">
            <text:p>Suivi de projet</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numéro d'incrément</text:p>
          </table:table-cell>
          <table:table-cell table:style-name="ce31" office:value-type="string" calcext:value-type="string">
            <text:p>REC-ET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t</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1"/>
          <table:table-cell table:number-columns-repeated="986"/>
        </table:table-row>
        <table:table-row table:style-name="ro10">
          <table:table-cell table:style-name="ce10" office:value-type="string" calcext:value-type="string">
            <text:p>Plan de situation, synoptique géographique</text:p>
          </table:table-cell>
          <table:table-cell office:value-type="string" calcext:value-type="string">
            <text:p>PSI</text:p>
          </table:table-cell>
          <table:table-cell table:style-name="ce20" office:value-type="string" calcext:value-type="string">
            <text:p>Vue globale du projet, ou d'une partie du projet de déploiement</text:p>
            <text:p>- Fond de carte</text:p>
            <text:p>- Tracé du projet</text:p>
            <text:p>- éventuellement, repérage des plans du projet ou d'autres éléments selon besoin</text:p>
          </table:table-cell>
          <table:table-cell table:style-name="ce21" office:value-type="string" calcext:value-type="string">
            <text:p>Support de lecture, communication</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zone-numéro de folio</text:p>
          </table:table-cell>
          <table:table-cell table:style-name="ce31" office:value-type="string" calcext:value-type="string">
            <text:p>REC-PSI-ZN000000000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6">
          <table:table-cell table:style-name="ce10" office:value-type="string" calcext:value-type="string">
            <text:p>Plan de phasage</text:p>
          </table:table-cell>
          <table:table-cell office:value-type="string" calcext:value-type="string">
            <text:p>PPH</text:p>
          </table:table-cell>
          <table:table-cell table:style-name="ce21" office:value-type="string" calcext:value-type="string">
            <text:p>Phasage prévu des déploiements</text:p>
          </table:table-cell>
          <table:table-cell table:style-name="ce21" office:value-type="string" calcext:value-type="string">
            <text:p>Suivi de projet, planification</text:p>
          </table:table-cell>
          <table:table-cell table:number-columns-repeated="4" office:value-type="string" calcext:value-type="string">
            <text:p>C</text:p>
          </table:table-cell>
          <table:table-cell table:number-columns-repeated="3" office:value-type="string" calcext:value-type="string">
            <text:p>-</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PH-R1DSPE-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1">
          <table:table-cell table:style-name="ce10" office:value-type="string" calcext:value-type="string">
            <text:p>Plan de câblage</text:p>
          </table:table-cell>
          <table:table-cell table:style-name="ce17" office:value-type="string" calcext:value-type="string">
            <text:p>PCB</text:p>
          </table:table-cell>
          <table:table-cell table:style-name="ce20" office:value-type="string" calcext:value-type="string">
            <text:p>Vue d'ensemble de l'infrastrcuture d'accueil et du câblage :</text:p>
            <text:p>- Fond de carte type cadastre ou raster IGN avec noms et numéros de rues</text:p>
            <text:p>- Contour et nommage de la zone de desserte concernée, le cas échéant</text:p>
            <text:p>- Câbles (identification, tracé, capacité)</text:p>
            <text:p>- Points techniques (identification, position, type)</text:p>
            <text:p>- Elements de branchements passifs (identification, position, type)</text:p>
          </table:table-cell>
          <table:table-cell table:style-name="ce21" office:value-type="string" calcext:value-type="string">
            <text:p>Support de lecture pour valider ou réaliser le câblage</text:p>
          </table:table-cell>
          <table:table-cell table:number-columns-repeated="7" office:value-type="string" calcext:value-type="string">
            <text:p>F</text:p>
          </table:table-cell>
          <table:table-cell table:number-columns-repeated="5"/>
          <table:table-cell table:style-name="ce25" office:value-type="string" calcext:value-type="string">
            <text:p>code zone-numéro de folio</text:p>
          </table:table-cell>
          <table:table-cell table:style-name="ce31" office:value-type="string" calcext:value-type="string">
            <text:p>REC-PCB-ZS000000000007-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12">
          <table:table-cell table:style-name="ce10" office:value-type="string" calcext:value-type="string">
            <text:p>Plan de masque ou fiche FOA</text:p>
          </table:table-cell>
          <table:table-cell office:value-type="string" calcext:value-type="string">
            <text:p>PMQ</text:p>
          </table:table-cell>
          <table:table-cell table:style-name="ce20" office:value-type="string" calcext:value-type="string">
            <text:p>Plan des masques de la chambre, position des alvéoles, fourreaux et éventuellement câbles</text:p>
          </table:table-cell>
          <table:table-cell office:value-type="string" calcext:value-type="string">
            <text:p>Complément éventuel à la BdD</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Si la table des masques n'est pas implémentée.</text:p>
            <text:p>Il est également conseillé de conserver les fiches issues des relevés d'infrastructures tierce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PMQ-PT000180030064-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office:value-type="string" calcext:value-type="string">
            <text:p>ods ou xl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assurer de la bonne lecture des plans de masques : préciser l'orientation de la chambre par rapport au nord ou à des repères terrain, et le mode de représentation des masques (éclaté ou vue de face de chaque masque…) ; s'accorder sur un modèle de référence.</text:p>
          </table:table-cell>
          <table:table-cell table:number-columns-repeated="986"/>
        </table:table-row>
        <table:table-row table:style-name="ro6">
          <table:table-cell table:style-name="ce11" office:value-type="string" calcext:value-type="string">
            <text:p>Dossier appui aérien</text:p>
          </table:table-cell>
          <table:table-cell office:value-type="string" calcext:value-type="string">
            <text:p>DPO</text:p>
          </table:table-cell>
          <table:table-cell table:style-name="ce20" office:value-type="string" calcext:value-type="string">
            <text:p>Documents relatifs à l'utilisation d'un appui aérien : fiche descriptive, étude de charge, documents pour redressement, renforcement ou remplacement d'appui</text:p>
          </table:table-cell>
          <table:table-cell office:value-type="string" calcext:value-type="string">
            <text:p>Suivi de projet</text:p>
          </table:table-cell>
          <table:table-cell office:value-type="string" calcext:value-type="string">
            <text:p>-</text:p>
          </table:table-cell>
          <table:table-cell office:value-type="string" calcext:value-type="string">
            <text:p>C</text:p>
          </table:table-cell>
          <table:table-cell office:value-type="string" calcext:value-type="string">
            <text:p>-</text:p>
          </table:table-cell>
          <table:table-cell table:number-columns-repeated="4"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du PT-numéro d'incrément</text:p>
          </table:table-cell>
          <table:table-cell table:style-name="ce31" office:value-type="string" calcext:value-type="string">
            <text:p>EXE-DPO-PT000180031350-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10">
          <table:table-cell office:value-type="string" calcext:value-type="string">
            <text:p>Photo</text:p>
          </table:table-cell>
          <table:table-cell office:value-type="string" calcext:value-type="string">
            <text:p>FOT</text:p>
          </table:table-cell>
          <table:table-cell table:style-name="ce21"/>
          <table:table-cell table:style-name="ce21" office:value-type="string" calcext:value-type="string">
            <text:p>Très divers</text:p>
          </table:table-cell>
          <table:table-cell table:number-columns-repeated="7" office:value-type="string" calcext:value-type="string">
            <text:p>F</text:p>
          </table:table-cell>
          <table:table-cell table:style-name="ce10" table:number-columns-repeated="5"/>
          <table:table-cell table:style-name="ce25" office:value-type="string" calcext:value-type="string">
            <text:p>code référencement ou code objet de rattachement-numéro d'incrément</text:p>
          </table:table-cell>
          <table:table-cell table:style-name="ce31" office:value-type="string" calcext:value-type="string">
            <text:p>EXE-FOT-PT000180031350-01-V1</text:p>
          </table:table-cell>
          <table:table-cell table:style-name="ce33"/>
          <table:table-cell table:style-name="ce37" table:number-columns-repeated="4"/>
          <table:table-cell table:style-name="ce41" office:value-type="string" calcext:value-type="string">
            <text:p>X</text:p>
          </table:table-cell>
          <table:table-cell table:style-name="ce35"/>
          <table:table-cell table:style-name="ce39" table:number-columns-repeated="2"/>
          <table:table-cell table:style-name="ce39" office:value-type="string" calcext:value-type="string">
            <text:p>X</text:p>
          </table:table-cell>
          <table:table-cell table:style-name="ce39" table:number-columns-repeated="7"/>
          <table:table-cell table:style-name="ce48"/>
          <table:table-cell table:style-name="ce10" office:value-type="string" calcext:value-type="string">
            <text:p>Favoriser les photos incluant des informations de géoréférencement, éventuellement livrées avec un shapefile d'emprises</text:p>
          </table:table-cell>
          <table:table-cell table:number-columns-repeated="986"/>
        </table:table-row>
        <table:table-row table:style-name="ro13">
          <table:table-cell table:style-name="ce10" office:value-type="string" calcext:value-type="string">
            <text:p>Plan de génie civil</text:p>
          </table:table-cell>
          <table:table-cell office:value-type="string" calcext:value-type="string">
            <text:p>PGC</text:p>
          </table:table-cell>
          <table:table-cell table:style-name="ce21" office:value-type="string" calcext:value-type="string">
            <text:p>Détail du génie civil, et plus particulièrement :</text:p>
            <text:p>- Fond de plan topographique</text:p>
            <text:p>- Cheminement des conduites télécoms et représentation surfacique des noeuds</text:p>
            <text:p>- Cotations permettant de positionner le cheminement et les noeuds</text:p>
            <text:p>- Points de mesure effectués pour positionner le cheminement et les nœuds</text:p>
            <text:p>- Elements d'habillage indispensables à la lecture du plan : cartouche, légende, carroyage, flèche nord, échelle graduée…</text:p>
            <text:p>Le plan de génie civil peut également contenir d'autres informations selon les exigences du gestionnaire de voirie et selon ce qui aura été implémenté ou non dans la base de donnée :</text:p>
            <text:p>- Composition de l'infrastructure, types de chambres et de noeuds</text:p>
            <text:p>- Coupes de tranchées, modes de pose, charge</text:p>
            <text:p>- Gestionnaire de domaine ou de voirie, nom de la commune</text:p>
            <text:p>- Longueurs…</text:p>
            <text:p>Le plan de génie civil peut également inclure les plans de masques et/ou des schémas de détail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ucture construite)</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P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ext:p>Définir des spécifications DAO : permet d'avoir des plans homogènes, facilite le contrôle et l'import en base (traitements de masse).</text:p>
            <text:p>Concevoir le « funiculaire » de façon à pouvoir en récupérer les informations en base : blocs avec attributs rattachés aux objets géographiques par un identifiant ou un trait de liaison ou toute autre méthode exploitable.</text:p>
            <text:p>Favoriser l'usage des blocs et blocs avec attributs (chambres poteaux et sites, cartouche...)</text:p>
            <text:p>Le fichier plan pourra être accompagné d'un ensemble de fichiers associés (blocs, références externes, fichiers de police ou configurations d'impressions…). Favoriser dans ce cas l'usage de la commande e-transmit pour éviter les oublis.</text:p>
          </table:table-cell>
          <table:table-cell table:number-columns-repeated="986"/>
        </table:table-row>
        <table:table-row table:style-name="ro14">
          <table:table-cell table:style-name="ce10" office:value-type="string" calcext:value-type="string">
            <text:p>Dossier de levé ou d'investigations complémentaires</text:p>
          </table:table-cell>
          <table:table-cell office:value-type="string" calcext:value-type="string">
            <text:p>DLV</text:p>
          </table:table-cell>
          <table:table-cell table:style-name="ce21" office:value-type="string" calcext:value-type="string">
            <text:p>Documents et fichiers fournis dans le cadre d'une prestation de relevé topographique, avec ou sans détection (investigations complémentaires et/ou relevés autres). Le dossier doit contenir à minima :</text:p>
            <text:p>- Le relevé des mesures</text:p>
            <text:p>- Le nom du responsable de projet relatif au chantier concerné ;</text:p>
            <text:p>- Le nom de l'entreprise ayant fourni le relevé final géoréférencé ;</text:p>
            <text:p>- Le nom du prestataire certifié qui est intervenu pour le géoréférencement ;</text:p>
            <text:p>- Le cas échéant, le nom du prestataire certifié ayant procédé à un relevé indirect par détection de l'ouvrage fouille fermée ;</text:p>
            <text:p>- La date du relevé géoréférencé ;</text:p>
            <text:p>- Le numéro de la déclaration de projet de travaux et celui de la déclaration d'intention de commencement de travaux, le cas échéant ;</text:p>
            <text:p>- La nature de l'ouvrage objet du relevé, au sens de l'article R. 554-2 du code de l'environnement ;</text:p>
            <text:p>- La marque et le numéro de série de l'appareil de mesure ;</text:p>
            <text:p>- L'incertitude maximale de la mesure (en différenciant, le cas échéant, les trois directions) ;</text:p>
            <text:p>- Dans le cas de détection d'ouvrage fouille fermée, la technologie de mesure employée.</text:p>
          </table:table-cell>
          <table:table-cell table:style-name="ce21" office:value-type="string" calcext:value-type="string">
            <text:p>Support de réalisation des plans de génie civil, support de mise à jour des plans en phase exploitation (suite à investigations complémentaires)</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de réaliser ces opérations de levés et/ou investigation, soit à minima pour toute implantation d'ouvrage neuf (voir réglementation DT DICT)</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DLV-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8"/>
          <table:table-cell table:style-name="ce39" office:value-type="string" calcext:value-type="string">
            <text:p>X</text:p>
          </table:table-cell>
          <table:table-cell table:style-name="ce39"/>
          <table:table-cell table:style-name="ce48"/>
          <table:table-cell table:style-name="ce10" office:value-type="string" calcext:value-type="string">
            <text:p>S'assurer du respect des exigences du décret DT-DICT et des arrêtés et normes obligatoires liés à ce décret</text:p>
          </table:table-cell>
          <table:table-cell table:number-columns-repeated="986"/>
        </table:table-row>
        <table:table-row table:style-name="ro15">
          <table:table-cell table:style-name="ce10" office:value-type="string" calcext:value-type="string">
            <text:p>Détail ou schéma de génie civil</text:p>
          </table:table-cell>
          <table:table-cell office:value-type="string" calcext:value-type="string">
            <text:p>SGC</text:p>
          </table:table-cell>
          <table:table-cell table:style-name="ce21" office:value-type="string" calcext:value-type="string">
            <text:p>Complément de détail au plan de génie civil. Le plan ou schéma de détail est généralement nécessaire dans le cas d'un forage dirigé, d'un encorbellement, d'une pose en ovoïde…</text:p>
            <text:p>Il peut également permettre de regrouper différents schémas au sein d'un même document : par exemple, cahier des coupes de tranchées.</text:p>
          </table:table-cell>
          <table:table-cell table:style-name="ce21" office:value-type="string" calcext:value-type="string">
            <text:p>Réponses aux DT-DICT, maintenance du réseau</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Si nécessité future de répondre aux DT-DICT (rôle de gestionnaire de l'infrastrcure construite)</text:p>
            <text:p>EXE : Si passation des marchés de travaux, et besoin de contrôle détaillé </text:p>
          </table:table-cell>
          <table:table-cell table:style-name="ce10" table:number-columns-repeated="4"/>
          <table:table-cell table:style-name="ce25" office:value-type="string" calcext:value-type="string">
            <text:p>code référencement-numéro de folio</text:p>
          </table:table-cell>
          <table:table-cell table:style-name="ce31" office:value-type="string" calcext:value-type="string">
            <text:p>REC-SGC-R4DSPELOT1BE01C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9" table:style-name="ce39" office:value-type="string" calcext:value-type="string">
            <text:p>X</text:p>
          </table:table-cell>
          <table:table-cell table:style-name="ce39"/>
          <table:table-cell table:style-name="ce48"/>
          <table:table-cell table:style-name="ce10" office:value-type="string" calcext:value-type="string">
            <text:p>S'assurer que les forages de taille importante (longueur supérieure à 30m ou profondeur supérieure à 1m ?) fassent l'objet à la fois d'une vue en plan et d'un profil en long, avec un point de référence levé en X, Y et Z</text:p>
          </table:table-cell>
          <table:table-cell table:number-columns-repeated="986"/>
        </table:table-row>
        <table:table-row table:style-name="ro6">
          <table:table-cell table:style-name="ce10" office:value-type="string" calcext:value-type="string">
            <text:p>Dossier de piquetage</text:p>
          </table:table-cell>
          <table:table-cell office:value-type="string" calcext:value-type="string">
            <text:p>DPI</text:p>
          </table:table-cell>
          <table:table-cell table:style-name="ce21" office:value-type="string" calcext:value-type="string">
            <text:p>Dossier contenant l'ensemble des documents relatifs aux opérations de piquetage d'une infrastructure : rapport, annotations terrain, photos, mesu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DIA-DPI-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Dossier de relevé boîtes aux lettres</text:p>
          </table:table-cell>
          <table:table-cell office:value-type="string" calcext:value-type="string">
            <text:p>DBL</text:p>
          </table:table-cell>
          <table:table-cell table:style-name="ce21" office:value-type="string" calcext:value-type="string">
            <text:p>Dossier contenant l'ensemble des documents produits dans le cadre d'un relevé de boîtes aux lettres</text:p>
          </table:table-cell>
          <table:table-cell table:style-name="ce21" office:value-type="string" calcext:value-type="string">
            <text:p>Suivi de projet avant saisie en base</text:p>
          </table:table-cell>
          <table:table-cell table:number-columns-repeated="7"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6" office:value-type="string" calcext:value-type="string">
            <text:p>code zone-numéro d'incrément</text:p>
          </table:table-cell>
          <table:table-cell table:style-name="ce31" office:value-type="string" calcext:value-type="string">
            <text:p>AVP-DBL-ZD000000000001-01-V3</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7">
          <table:table-cell table:style-name="ce10" office:value-type="string" calcext:value-type="string">
            <text:p>Règlement de voirie</text:p>
          </table:table-cell>
          <table:table-cell office:value-type="string" calcext:value-type="string">
            <text:p>KRV</text:p>
          </table:table-cell>
          <table:table-cell table:style-name="ce21" office:value-type="string" calcext:value-type="string">
            <text:p>Copie du règlement de voirie en application au moment du projet</text:p>
          </table:table-cell>
          <table:table-cell table:style-name="ce21" office:value-type="string" calcext:value-type="string">
            <text:p>Contrôle</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5" office:value-type="string" calcext:value-type="string">
            <text:p>code INSEE ou code organisme-numéro d'incrément</text:p>
          </table:table-cell>
          <table:table-cell table:style-name="ce31" office:value-type="string" calcext:value-type="string">
            <text:p>EXE-KRV-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 géré par la commune ou le gestionnaire de voirie.</text:p>
          </table:table-cell>
          <table:table-cell table:number-columns-repeated="986"/>
        </table:table-row>
        <table:table-row table:style-name="ro7">
          <table:table-cell table:style-name="ce13" office:value-type="string" calcext:value-type="string">
            <text:p>Plan Local d'Urbanisme</text:p>
          </table:table-cell>
          <table:table-cell table:style-name="ce18" office:value-type="string" calcext:value-type="string">
            <text:p>KPL</text:p>
          </table:table-cell>
          <table:table-cell table:style-name="ce21" office:value-type="string" calcext:value-type="string">
            <text:p>Copie du PLU existant au moment du projet</text:p>
          </table:table-cell>
          <table:table-cell table:style-name="ce21" office:value-type="string" calcext:value-type="string">
            <text:p>Contrôle des études et du dimensionnement</text:p>
          </table:table-cell>
          <table:table-cell table:number-columns-repeated="3" office:value-type="string" calcext:value-type="string">
            <text:p>-</text:p>
          </table:table-cell>
          <table:table-cell table:number-columns-repeated="4" office:value-type="string" calcext:value-type="string">
            <text:p>F</text:p>
          </table:table-cell>
          <table:table-cell table:style-name="ce10" table:number-columns-repeated="5"/>
          <table:table-cell table:style-name="ce26" office:value-type="string" calcext:value-type="string">
            <text:p>code INSEE ou code organisme-numéro d'incrément</text:p>
          </table:table-cell>
          <table:table-cell table:style-name="ce31" office:value-type="string" calcext:value-type="string">
            <text:p>AVP-KPL-18003-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 document sujet à évolution</text:p>
          </table:table-cell>
          <table:table-cell table:number-columns-repeated="986"/>
        </table:table-row>
        <table:table-row table:style-name="ro7">
          <table:table-cell table:style-name="ce10" office:value-type="string" calcext:value-type="string">
            <text:p>Permission ou autorisation de voirie</text:p>
          </table:table-cell>
          <table:table-cell office:value-type="string" calcext:value-type="string">
            <text:p>CPV</text:p>
          </table:table-cell>
          <table:table-cell table:style-name="ce21" office:value-type="string" calcext:value-type="string">
            <text:p>Modalités techniques de l'éxécution des travaux, autorisation d'occuper le domaine public, définition de la redevance annuelle à adresser au gestionnaire de la voirie, zone concernée et durée de validité fixée (sous forme de convention ou d'arrêté)</text:p>
          </table:table-cell>
          <table:table-cell table:style-name="ce21" office:value-type="string" calcext:value-type="string">
            <text:p>Suivi du contrat</text:p>
          </table:table-cell>
          <table:table-cell table:number-columns-repeated="3" office:value-type="string" calcext:value-type="string">
            <text:p>-</text:p>
          </table:table-cell>
          <table:table-cell office:value-type="string" calcext:value-type="string">
            <text:p>F</text:p>
          </table:table-cell>
          <table:table-cell table:number-columns-repeated="3" office:value-type="string" calcext:value-type="string">
            <text:p>C</text:p>
          </table:table-cell>
          <table:table-cell table:style-name="ce10" office:value-type="string" calcext:value-type="string">
            <text:p>Lorsque ces documents sont produits</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PV-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0">
          <table:table-cell table:style-name="ce14" office:value-type="string" calcext:value-type="string">
            <text:p>DT émises dans le cadre du projet de déploiement</text:p>
          </table:table-cell>
          <table:table-cell table:style-name="ce14" office:value-type="string" calcext:value-type="string">
            <text:p>DTT</text:p>
          </table:table-cell>
          <table:table-cell table:style-name="ce14" office:value-type="string" calcext:value-type="string">
            <text:p>DT émises sous la responsabilité de la MOA (sauf si délégation MOE) : formulaire Cerfa envoyé aux différents exploitants de réseaux dans la zone des travaux, compilation des réponses et suivi</text:p>
          </table:table-cell>
          <table:table-cell table:style-name="ce21" office:value-type="string" calcext:value-type="string">
            <text:p>Passation des marchés de travaux</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T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ext:p>Conserver les numéros de consultation guichet unique en vue des DICT</text:p>
          </table:table-cell>
          <table:table-cell table:number-columns-repeated="986"/>
        </table:table-row>
        <table:table-row table:style-name="ro7">
          <table:table-cell table:style-name="ce14" office:value-type="string" calcext:value-type="string">
            <text:p>DICT émises dans le cadre du projet de déploiement</text:p>
          </table:table-cell>
          <table:table-cell table:style-name="ce14" office:value-type="string" calcext:value-type="string">
            <text:p>DIT</text:p>
          </table:table-cell>
          <table:table-cell table:style-name="ce14" office:value-type="string" calcext:value-type="string">
            <text:p>DICT émises sous la responsabilité de l'entreprise de travaux : <text:s/>formulaire Cerfa envoyé aux différents exploitants de réseaux dans la zone des travaux, compilation des réponses et suivi</text:p>
          </table:table-cell>
          <table:table-cell table:style-name="ce21" office:value-type="string" calcext:value-type="string">
            <text:p>Réalisation des travaux de génie civil</text:p>
          </table:table-cell>
          <table:table-cell table:number-columns-repeated="3" office:value-type="string" calcext:value-type="string">
            <text:p>-</text:p>
          </table:table-cell>
          <table:table-cell table:number-columns-repeated="2" table:style-name="ce23" office:value-type="string" calcext:value-type="string">
            <text:p>-</text:p>
          </table:table-cell>
          <table:table-cell office:value-type="string" calcext:value-type="string">
            <text:p>C</text:p>
          </table:table-cell>
          <table:table-cell office:value-type="string" calcext:value-type="string">
            <text:p>-</text:p>
          </table:table-cell>
          <table:table-cell table:style-name="ce10" office:value-type="string" calcext:value-type="string">
            <text:p>Si la collectivité porte la responsabil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DIT-R4DSPELOT1BE01C001-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généralement géré via un portail type PROTYS ou DICT.fr</text:p>
          </table:table-cell>
          <table:table-cell table:number-columns-repeated="986"/>
        </table:table-row>
        <table:table-row table:style-name="ro6">
          <table:table-cell table:style-name="ce15" office:value-type="string" calcext:value-type="string">
            <text:p>Diagnostic amiante enrobé</text:p>
          </table:table-cell>
          <table:table-cell table:style-name="ce15" office:value-type="string" calcext:value-type="string">
            <text:p>DAM</text:p>
          </table:table-cell>
          <table:table-cell table:style-name="ce15" office:value-type="string" calcext:value-type="string">
            <text:p>Localisation des points de sondage, résultat des carottages et analyses</text:p>
          </table:table-cell>
          <table:table-cell table:style-name="ce22" office:value-type="string" calcext:value-type="string">
            <text:p>Passation des marchés de travaux</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text:p>
          </table:table-cell>
          <table:table-cell table:style-name="ce16" office:value-type="string" calcext:value-type="string">
            <text:p>Si la collectivité porte la responsabilité</text:p>
          </table:table-cell>
          <table:table-cell table:style-name="ce16" table:number-columns-repeated="4"/>
          <table:table-cell table:style-name="ce27" office:value-type="string" calcext:value-type="string">
            <text:p>code référencement-numéro d'incrément</text:p>
          </table:table-cell>
          <table:table-cell table:style-name="ce31" office:value-type="string" calcext:value-type="string">
            <text:p>EXE-DAM-R4DSPELOT1BE01C001-01-V1</text:p>
          </table:table-cell>
          <table:table-cell table:style-name="ce34"/>
          <table:table-cell table:style-name="ce38" table:number-columns-repeated="3"/>
          <table:table-cell table:style-name="ce38" office:value-type="string" calcext:value-type="string">
            <text:p>X</text:p>
          </table:table-cell>
          <table:table-cell table:style-name="ce42"/>
          <table:table-cell table:style-name="ce46" office:value-type="string" calcext:value-type="string">
            <text:p>X</text:p>
          </table:table-cell>
          <table:table-cell table:number-columns-repeated="6" table:style-name="ce47" office:value-type="string" calcext:value-type="string">
            <text:p>X</text:p>
          </table:table-cell>
          <table:table-cell table:style-name="ce47" table:number-columns-repeated="4"/>
          <table:table-cell table:style-name="ce49"/>
          <table:table-cell table:style-name="ce16"/>
          <table:table-cell table:style-name="ce19" table:number-columns-repeated="985"/>
          <table:table-cell table:style-name="ce52"/>
        </table:table-row>
        <table:table-row table:style-name="ro6">
          <table:table-cell table:style-name="ce16" office:value-type="string" calcext:value-type="string">
            <text:p>Contrat ou convention de location/cession/achat/occupation d'infrastructure</text:p>
          </table:table-cell>
          <table:table-cell table:style-name="ce19" office:value-type="string" calcext:value-type="string">
            <text:p>CIN</text:p>
          </table:table-cell>
          <table:table-cell table:style-name="ce22" office:value-type="string" calcext:value-type="string">
            <text:p>Conditions, redevance éventuelle, zone concernée, description des infrastrutures concernées, durée de validité…</text:p>
          </table:table-cell>
          <table:table-cell table:style-name="ce22" office:value-type="string" calcext:value-type="string">
            <text:p>Suivi du contrat</text:p>
          </table:table-cell>
          <table:table-cell table:number-columns-repeated="3" table:style-name="ce19" office:value-type="string" calcext:value-type="string">
            <text:p>-</text:p>
          </table:table-cell>
          <table:table-cell table:number-columns-repeated="2" table:style-name="ce24" office:value-type="string" calcext:value-type="string">
            <text:p>C</text:p>
          </table:table-cell>
          <table:table-cell table:number-columns-repeated="2" table:style-name="ce19" office:value-type="string" calcext:value-type="string">
            <text:p>O</text:p>
          </table:table-cell>
          <table:table-cell table:style-name="ce16" office:value-type="string" calcext:value-type="string">
            <text:p>Selon le rôle de la collectivité</text:p>
          </table:table-cell>
          <table:table-cell table:style-name="ce16" table:number-columns-repeated="4"/>
          <table:table-cell table:style-name="ce28" office:value-type="string" calcext:value-type="string">
            <text:p>code organisme-numéro d'incrément</text:p>
          </table:table-cell>
          <table:table-cell table:style-name="ce32" office:value-type="string" calcext:value-type="string">
            <text:p>AVP-CIN-OR900000000003-01-V1</text:p>
          </table:table-cell>
          <table:table-cell table:style-name="ce34"/>
          <table:table-cell table:style-name="ce38" table:number-columns-repeated="2"/>
          <table:table-cell table:style-name="ce38" office:value-type="string" calcext:value-type="string">
            <text:p>X</text:p>
          </table:table-cell>
          <table:table-cell table:style-name="ce38"/>
          <table:table-cell table:style-name="ce42"/>
          <table:table-cell table:style-name="ce46"/>
          <table:table-cell table:style-name="ce47" table:number-columns-repeated="9"/>
          <table:table-cell table:style-name="ce47" office:value-type="string" calcext:value-type="string">
            <text:p>X</text:p>
          </table:table-cell>
          <table:table-cell table:style-name="ce49" office:value-type="string" calcext:value-type="string">
            <text:p>X</text:p>
          </table:table-cell>
          <table:table-cell table:style-name="ce16"/>
          <table:table-cell table:style-name="ce19" table:number-columns-repeated="985"/>
          <table:table-cell table:style-name="ce52"/>
        </table:table-row>
        <table:table-row table:style-name="ro16">
          <table:table-cell table:style-name="ce11" office:value-type="string" calcext:value-type="string">
            <text:p>Dossier de commande pour location/occupation d'infrastructure</text:p>
          </table:table-cell>
          <table:table-cell office:value-type="string" calcext:value-type="string">
            <text:p>DCI</text:p>
          </table:table-cell>
          <table:table-cell table:style-name="ce21" office:value-type="string" calcext:value-type="string">
            <text:p>Dossier contenant l'ensemble des documents relatifs à la commande (fichiers de commande, suivi des échanges, bon de réception, etc .)</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ment-numéro d'incrément</text:p>
          </table:table-cell>
          <table:table-cell table:style-name="ce31" office:value-type="string" calcext:value-type="string">
            <text:p>REC-DCI-R4DSPELOT1BE01C002-01-V1</text:p>
          </table:table-cell>
          <table:table-cell table:style-name="ce33"/>
          <table:table-cell table:style-name="ce37" table:number-columns-repeated="4"/>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2"/>
          <table:table-cell table:number-columns-repeated="2"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6">
          <table:table-cell table:style-name="ce10" office:value-type="string" calcext:value-type="string">
            <text:p>Contrat ou convention de co-construction ou mutualisation de travaux</text:p>
          </table:table-cell>
          <table:table-cell office:value-type="string" calcext:value-type="string">
            <text:p>CMU</text:p>
          </table:table-cell>
          <table:table-cell table:style-name="ce14" office:value-type="string" calcext:value-type="string">
            <text:p>Mutualisation de travaux dans le cadre de la L49 (loi Pintat)</text:p>
          </table:table-cell>
          <table:table-cell table:style-name="ce21" office:value-type="string" calcext:value-type="string">
            <text:p>Suivi du contrat</text:p>
          </table:table-cell>
          <table:table-cell table:number-columns-repeated="3" office:value-type="string" calcext:value-type="string">
            <text:p>-</text:p>
          </table:table-cell>
          <table:table-cell table:number-columns-repeated="2" table:style-name="ce23"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EXE-CMU-R4DSPELOT1BE01C001-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7">
          <table:table-cell table:style-name="ce11" office:value-type="string" calcext:value-type="string">
            <text:p>Dossier de création de site</text:p>
          </table:table-cell>
          <table:table-cell office:value-type="string" calcext:value-type="string">
            <text:p>DCS</text:p>
          </table:table-cell>
          <table:table-cell table:style-name="ce14" office:value-type="string" calcext:value-type="string">
            <text:p>Dossier contenant toutes les informations techniques, plans, schémas, PV et consuel, photos… relatifs à la construction, à l'adduction et au câblage d'un site (zone privative y compris l'éventuel déploiement d'infrastructures intra-site et les BPE attenantes).</text:p>
            <text:p>Le contenu de ce dossier varie selon le type de site. Il pourra notamment contenir selon le statut les diagnostics amiante et plomb, le DOE et le DIUO, puis les visites annuelles pour contrôle de sécurité.</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CS-ND000018003001-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La documentation produite dans le cadre de la construction d'un bâtiment est multiple. Seul le lien vers le dossier est pris en compte dans ce modèle.</text:p>
          </table:table-cell>
          <table:table-cell table:number-columns-repeated="986"/>
        </table:table-row>
        <table:table-row table:style-name="ro18">
          <table:table-cell table:style-name="ce11" office:value-type="string" calcext:value-type="string">
            <text:p>Dossier de raccordement de site</text:p>
          </table:table-cell>
          <table:table-cell office:value-type="string" calcext:value-type="string">
            <text:p>DRS</text:p>
          </table:table-cell>
          <table:table-cell table:style-name="ce14" office:value-type="string" calcext:value-type="string">
            <text:p>Dossier contenant toutes les informations techniques, plans, plans de casage, schémas, PV, photos… relatifs  au déploiement, à l'adduction et au câblage d'un site (zone privative y compris l'éventuel déploiement d'infrastructures intra-site et les BPE attenantes).</text:p>
            <text:p>Le contenu de ce dossier varie selon le type de site (site technique, site client...). Il pourra notamment contenir les informations personnelles qui ne peuvent être stockées dans la BdD, les inormations d'accès et de sécurité, un DIUO et tout autre document utile.</text:p>
          </table:table-cell>
          <table:table-cell table:style-name="ce14"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RS-ND000180031330-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48"/>
          <table:table-cell table:style-name="ce11" office:value-type="string" calcext:value-type="string">
            <text:p>S'accorder sur un modèle de référence selon le type de site</text:p>
          </table:table-cell>
          <table:table-cell table:number-columns-repeated="986"/>
        </table:table-row>
        <table:table-row table:style-name="ro7">
          <table:table-cell table:style-name="ce10" office:value-type="string" calcext:value-type="string">
            <text:p>Dossier d'implantation (SRO, BPI…)</text:p>
          </table:table-cell>
          <table:table-cell office:value-type="string" calcext:value-type="string">
            <text:p>DIP</text:p>
          </table:table-cell>
          <table:table-cell table:style-name="ce14" office:value-type="string" calcext:value-type="string">
            <text:p>Contient toutes les informations techniques, plans d'aménagement, schémas, PV et consuel, photos… relatifs <text:s/>à l'implantation du site (voie publique)</text:p>
          </table:table-cell>
          <table:table-cell table:style-name="ce21" office:value-type="string" calcext:value-type="string">
            <text:p>Maintenance du réseau</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6" office:value-type="string" calcext:value-type="string">
            <text:p>code du nœud de rattachement-numéro d'incrément</text:p>
          </table:table-cell>
          <table:table-cell table:style-name="ce31" office:value-type="string" calcext:value-type="string">
            <text:p>REC-DIP-ND200180030502-01-V1</text:p>
          </table:table-cell>
          <table:table-cell table:style-name="ce33"/>
          <table:table-cell table:style-name="ce37" office:value-type="string" calcext:value-type="string">
            <text:p>X</text:p>
          </table:table-cell>
          <table:table-cell table:style-name="ce37"/>
          <table:table-cell table:number-columns-repeated="2" table:style-name="ce37" office:value-type="string" calcext:value-type="string">
            <text:p>X</text:p>
          </table:table-cell>
          <table:table-cell table:style-name="ce41" office:value-type="string" calcext:value-type="string">
            <text:p>X</text:p>
          </table:table-cell>
          <table:table-cell table:style-name="ce35" office:value-type="string" calcext:value-type="string">
            <text:p>X</text:p>
          </table:table-cell>
          <table:table-cell table:number-columns-repeated="10" table:style-name="ce39" office:value-type="string" calcext:value-type="string">
            <text:p>X</text:p>
          </table:table-cell>
          <table:table-cell table:style-name="ce50"/>
          <table:table-cell table:style-name="ce11" office:value-type="string" calcext:value-type="string">
            <text:p>S'accorder sur un modèle de référence selon le type de site</text:p>
          </table:table-cell>
          <table:table-cell table:number-columns-repeated="986"/>
        </table:table-row>
        <table:table-row table:style-name="ro19">
          <table:table-cell table:style-name="ce10" office:value-type="string" calcext:value-type="string">
            <text:p>Synoptique optique</text:p>
          </table:table-cell>
          <table:table-cell office:value-type="string" calcext:value-type="string">
            <text:p>SOP</text:p>
          </table:table-cell>
          <table:table-cell table:style-name="ce20" office:value-type="string" calcext:value-type="string">
            <text:p>Vue logique des aligements de fibres</text:p>
          </table:table-cell>
          <table:table-cell table:style-name="ce21" office:value-type="string" calcext:value-type="string">
            <text:p>Support de lecture pour valider ou réaliser le raccordement</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9" office:value-type="string" calcext:value-type="string">
            <text:p>code du nœud amont-numéro d'incrément</text:p>
          </table:table-cell>
          <table:table-cell table:style-name="ce31" office:value-type="string" calcext:value-type="string">
            <text:p>REC-SOP-ND200180030502-01-V1</text:p>
          </table:table-cell>
          <table:table-cell table:style-name="ce33"/>
          <table:table-cell table:style-name="ce37" table:number-columns-repeated="2"/>
          <table:table-cell table:style-name="ce37" office:value-type="string" calcext:value-type="string">
            <text:p>X</text:p>
          </table:table-cell>
          <table:table-cell table:style-name="ce37"/>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Préférer une génération à la demande depuis le SIG</text:p>
          </table:table-cell>
          <table:table-cell table:number-columns-repeated="986"/>
        </table:table-row>
        <table:table-row table:style-name="ro7">
          <table:table-cell table:style-name="ce10" office:value-type="string" calcext:value-type="string">
            <text:p>Plan de boîte, ou autre élément de branchement passif</text:p>
          </table:table-cell>
          <table:table-cell office:value-type="string" calcext:value-type="string">
            <text:p>SBP</text:p>
          </table:table-cell>
          <table:table-cell table:style-name="ce21" office:value-type="string" calcext:value-type="string">
            <text:p>Organisation de la boîte, des arrivées de câbles, des loves, des cassettes et de la connectique</text:p>
          </table:table-cell>
          <table:table-cell table:style-name="ce21" office:value-type="string" calcext:value-type="string">
            <text:p>Complément parfois utile à la BdD : entrées de câbles, organisation de la boîte</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élément de branchement passif-numéro d'incrément</text:p>
          </table:table-cell>
          <table:table-cell table:style-name="ce31" office:value-type="string" calcext:value-type="string">
            <text:p>EXE-SBP-EP000180030675-01-V1</text:p>
          </table:table-cell>
          <table:table-cell table:style-name="ce33"/>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10">
          <table:table-cell table:style-name="ce10" office:value-type="string" calcext:value-type="string">
            <text:p>Schéma de raccordement (baie, armoire, répartiteur…)</text:p>
          </table:table-cell>
          <table:table-cell office:value-type="string" calcext:value-type="string">
            <text:p>SRA</text:p>
          </table:table-cell>
          <table:table-cell table:style-name="ce21" office:value-type="string" calcext:value-type="string">
            <text:p>Organisation de la connectique à l'intérieur d'une baie, d'une armoire ou d'un répartiteur</text:p>
          </table:table-cell>
          <table:table-cell table:style-name="ce21" office:value-type="string" calcext:value-type="string">
            <text:p>Complément parfois utile à la BdD : entrée de câbles, organisation des fibres et détails</text:p>
          </table:table-cell>
          <table:table-cell table:number-columns-repeated="4" office:value-type="string" calcext:value-type="string">
            <text:p>-</text:p>
          </table:table-cell>
          <table:table-cell table:number-columns-repeated="3" office:value-type="string" calcext:value-type="string">
            <text:p>F</text:p>
          </table:table-cell>
          <table:table-cell table:style-name="ce10" table:number-columns-repeated="5"/>
          <table:table-cell table:style-name="ce25" office:value-type="string" calcext:value-type="string">
            <text:p>code de l'objet de rattachement-numéro d'incrément</text:p>
          </table:table-cell>
          <table:table-cell table:style-name="ce31" office:value-type="string" calcext:value-type="string">
            <text:p>EXE-SRA-BA000180030508-01-V1</text:p>
          </table:table-cell>
          <table:table-cell table:style-name="ce35"/>
          <table:table-cell table:style-name="ce37" office:value-type="string" calcext:value-type="string">
            <text:p>X</text:p>
          </table:table-cell>
          <table:table-cell table:style-name="ce37"/>
          <table:table-cell table:style-name="ce37" office:value-type="string" calcext:value-type="string">
            <text:p>X</text:p>
          </table:table-cell>
          <table:table-cell table:style-name="ce37"/>
          <table:table-cell table:style-name="ce41" office:value-type="string" calcext:value-type="string">
            <text:p>ods</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table-cell table:style-name="ce39" office:value-type="string" calcext:value-type="string">
            <text:p>X</text:p>
          </table:table-cell>
          <table:table-cell table:style-name="ce39" table:number-columns-repeated="2"/>
          <table:table-cell table:style-name="ce48"/>
          <table:table-cell table:style-name="ce10" office:value-type="string" calcext:value-type="string">
            <text:p>Eviter de doublonner les informations déjà présentes en base (connectique) : risques d'erreurs, difficultés de mise à jour</text:p>
          </table:table-cell>
          <table:table-cell table:number-columns-repeated="986"/>
        </table:table-row>
        <table:table-row table:style-name="ro7">
          <table:table-cell table:style-name="ce10" office:value-type="string" calcext:value-type="string">
            <text:p>Documentation technique d'équipement</text:p>
          </table:table-cell>
          <table:table-cell office:value-type="string" calcext:value-type="string">
            <text:p>KEQ</text:p>
          </table:table-cell>
          <table:table-cell table:style-name="ce21" office:value-type="string" calcext:value-type="string">
            <text:p>Fiche technique et spécifications techniques d'un équipement</text:p>
          </table:table-cell>
          <table:table-cell table:style-name="ce21" office:value-type="string" calcext:value-type="string">
            <text:p>Maintenance du réseau</text:p>
          </table:table-cell>
          <table:table-cell table:number-columns-repeated="4" office:value-type="string" calcext:value-type="string">
            <text:p>-</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6" office:value-type="string" calcext:value-type="string">
            <text:p>code référence équipement-numéro d'incrément</text:p>
          </table:table-cell>
          <table:table-cell table:style-name="ce31" office:value-type="string" calcext:value-type="string">
            <text:p>EXE-KEQ-RF000000000001-01-V1</text:p>
          </table:table-cell>
          <table:table-cell table:style-name="ce35"/>
          <table:table-cell table:style-name="ce39" table:number-columns-repeated="2"/>
          <table:table-cell table:number-columns-repeated="2" table:style-name="ce39" office:value-type="string" calcext:value-type="string">
            <text:p>X</text:p>
          </table:table-cell>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10">
          <table:table-cell table:style-name="ce10" office:value-type="string" calcext:value-type="string">
            <text:p>Convention THD immeuble</text:p>
          </table:table-cell>
          <table:table-cell office:value-type="string" calcext:value-type="string">
            <text:p>CIM</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number-columns-repeated="3" table:style-name="ce23" office:value-type="string" calcext:value-type="string">
            <text:p>C</text:p>
          </table:table-cell>
          <table:table-cell table:style-name="ce10" office:value-type="string" calcext:value-type="string">
            <text:p>Selon le rôle de la collectivité (gestion du document impérative si rôle d'opérateur d'immeuble)</text:p>
          </table:table-cell>
          <table:table-cell table:style-name="ce11" table:number-columns-repeated="4"/>
          <table:table-cell table:style-name="ce25" office:value-type="string" calcext:value-type="string">
            <text:p>code du nœud de rattachement-numéro d'incrément</text:p>
          </table:table-cell>
          <table:table-cell table:style-name="ce31" office:value-type="string" calcext:value-type="string">
            <text:p>EXE-CIM-ND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 si collecte de convention d'opérateurs d'immeuble tiers</text:p>
          </table:table-cell>
          <table:table-cell table:number-columns-repeated="986"/>
        </table:table-row>
        <table:table-row table:style-name="ro20">
          <table:table-cell table:style-name="ce10" office:value-type="string" calcext:value-type="string">
            <text:p>Convention cadre bailleur social (ou autre gestionnaire de biens)</text:p>
          </table:table-cell>
          <table:table-cell office:value-type="string" calcext:value-type="string">
            <text:p>CIS</text:p>
          </table:table-cell>
          <table:table-cell table:style-name="ce21" office:value-type="string" calcext:value-type="string">
            <text:p>Voir modèle proposé par l'ARCEP</text:p>
          </table:table-cell>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code organisme-numéro d'incrément</text:p>
          </table:table-cell>
          <table:table-cell table:style-name="ce31" office:value-type="string" calcext:value-type="string">
            <text:p>EXE-CIS-OR000180031330-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Règlement de service</text:p>
          </table:table-cell>
          <table:table-cell office:value-type="string" calcext:value-type="string">
            <text:p>CDS</text:p>
          </table:table-cell>
          <table:table-cell table:style-name="ce21" office:value-type="string" calcext:value-type="string">
            <text:p>Règlement signé par les occupants d'un immeuble raccordé au FTTH, pour clarifier les règles de bon usage visant la non dégradation des équipements posés par la collectivité</text:p>
          </table:table-cell>
          <table:table-cell table:style-name="ce21" office:value-type="string" calcext:value-type="string">
            <text:p>Suivi du contrat</text:p>
          </table:table-cell>
          <table:table-cell table:number-columns-repeated="5" table:style-name="ce23" office:value-type="string" calcext:value-type="string">
            <text:p>-</text:p>
          </table:table-cell>
          <table:table-cell table:number-columns-repeated="2" table:style-name="ce23" office:value-type="string" calcext:value-type="string">
            <text:p>F</text:p>
          </table:table-cell>
          <table:table-cell table:style-name="ce11" table:number-columns-repeated="5"/>
          <table:table-cell table:style-name="ce25" office:value-type="string" calcext:value-type="string">
            <text:p>code SUF-numéro d'incrément</text:p>
          </table:table-cell>
          <table:table-cell table:style-name="ce31" office:value-type="string" calcext:value-type="string">
            <text:p>REC-CDS-SF000180031091-01-V1</text:p>
          </table:table-cell>
          <table:table-cell table:style-name="ce35"/>
          <table:table-cell table:style-name="ce39" table:number-columns-repeated="4"/>
          <table:table-cell table:style-name="ce43"/>
          <table:table-cell table:style-name="ce35"/>
          <table:table-cell table:style-name="ce39" table:number-columns-repeated="9"/>
          <table:table-cell table:style-name="ce39" office:value-type="string" calcext:value-type="string">
            <text:p>X</text:p>
          </table:table-cell>
          <table:table-cell table:style-name="ce48"/>
          <table:table-cell table:style-name="ce10" office:value-type="string" calcext:value-type="string">
            <text:p>Attention au suivi des mises à jour</text:p>
          </table:table-cell>
          <table:table-cell table:number-columns-repeated="986"/>
        </table:table-row>
        <table:table-row table:style-name="ro7">
          <table:table-cell table:style-name="ce10" office:value-type="string" calcext:value-type="string">
            <text:p>Autre convention d'occupation emprise privée</text:p>
          </table:table-cell>
          <table:table-cell office:value-type="string" calcext:value-type="string">
            <text:p>COC</text:p>
          </table:table-cell>
          <table:table-cell table:style-name="ce21"/>
          <table:table-cell table:style-name="ce21" office:value-type="string" calcext:value-type="string">
            <text:p>Suivi du contrat</text:p>
          </table:table-cell>
          <table:table-cell table:number-columns-repeated="3" table:style-name="ce23" office:value-type="string" calcext:value-type="string">
            <text:p>-</text:p>
          </table:table-cell>
          <table:table-cell table:style-name="ce23" office:value-type="string" calcext:value-type="string">
            <text:p>F</text:p>
          </table:table-cell>
          <table:table-cell table:style-name="ce23" office:value-type="string" calcext:value-type="string">
            <text:p>C</text:p>
          </table:table-cell>
          <table:table-cell table:number-columns-repeated="2" table:style-name="ce23" office:value-type="string" calcext:value-type="string">
            <text:p>O</text:p>
          </table:table-cell>
          <table:table-cell table:style-name="ce10" office:value-type="string" calcext:value-type="string">
            <text:p>Selon le rôle de la collectivité</text:p>
          </table:table-cell>
          <table:table-cell table:style-name="ce11" table:number-columns-repeated="4"/>
          <table:table-cell table:style-name="ce25" office:value-type="string" calcext:value-type="string">
            <text:p>code référencement ou code noeud-numéro d'incrément</text:p>
          </table:table-cell>
          <table:table-cell table:style-name="ce31" office:value-type="string" calcext:value-type="string">
            <text:p>REC-COC-R4DSPELOT1BE01C015-01-V1</text:p>
          </table:table-cell>
          <table:table-cell table:style-name="ce33"/>
          <table:table-cell table:style-name="ce37" table:number-columns-repeated="4"/>
          <table:table-cell table:style-name="ce41"/>
          <table:table-cell table:style-name="ce35"/>
          <table:table-cell table:style-name="ce39" table:number-columns-repeated="9"/>
          <table:table-cell table:style-name="ce39" office:value-type="string" calcext:value-type="string">
            <text:p>X</text:p>
          </table:table-cell>
          <table:table-cell table:style-name="ce48" office:value-type="string" calcext:value-type="string">
            <text:p>X</text:p>
          </table:table-cell>
          <table:table-cell table:style-name="ce10"/>
          <table:table-cell table:number-columns-repeated="986"/>
        </table:table-row>
        <table:table-row table:style-name="ro16">
          <table:table-cell table:style-name="ce10" office:value-type="string" calcext:value-type="string">
            <text:p>Mesure de réflectométrie</text:p>
          </table:table-cell>
          <table:table-cell office:value-type="string" calcext:value-type="string">
            <text:p>MRF</text:p>
          </table:table-cell>
          <table:table-cell table:style-name="ce21" office:value-type="string" calcext:value-type="string">
            <text:p>Courbes et/ données brutes</text:p>
          </table:table-cell>
          <table:table-cell table:style-name="ce21" office:value-type="string" calcext:value-type="string">
            <text:p>Contrôle</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9" office:value-type="string" calcext:value-type="string">
            <text:p>code route optique-numéro d'incrément</text:p>
          </table:table-cell>
          <table:table-cell table:style-name="ce31" office:value-type="string" calcext:value-type="string">
            <text:p>REC-MRF-RT000000000006-01-V1</text:p>
          </table:table-cell>
          <table:table-cell table:style-name="ce33"/>
          <table:table-cell table:style-name="ce37" table:number-columns-repeated="4"/>
          <table:table-cell table:style-name="ce44" office:value-type="string" calcext:value-type="string">
            <text:p>X</text:p>
          </table:table-cell>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office:value-type="string" calcext:value-type="string">
            <text:p>Si possible un format qui permette un import en base</text:p>
          </table:table-cell>
          <table:table-cell table:number-columns-repeated="986"/>
        </table:table-row>
        <table:table-row table:style-name="ro6">
          <table:table-cell table:style-name="ce10" office:value-type="string" calcext:value-type="string">
            <text:p>Test d'étanchéité de fourreaux et/ou tests de mandrinage, aiguillage</text:p>
          </table:table-cell>
          <table:table-cell office:value-type="string" calcext:value-type="string">
            <text:p>MFX</text:p>
          </table:table-cell>
          <table:table-cell table:style-name="ce21" office:value-type="string" calcext:value-type="string">
            <text:p>Fiches de tests</text:p>
          </table:table-cell>
          <table:table-cell table:style-name="ce21" office:value-type="string" calcext:value-type="string">
            <text:p>Contrôle</text:p>
          </table:table-cell>
          <table:table-cell office:value-type="string" calcext:value-type="string">
            <text:p>-</text:p>
          </table:table-cell>
          <table:table-cell office:value-type="string" calcext:value-type="string">
            <text:p>C</text:p>
          </table:table-cell>
          <table:table-cell table:number-columns-repeated="3"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MFX-R4DSPELOT1BE01C002-01-V1</text:p>
          </table:table-cell>
          <table:table-cell table:style-name="ce33"/>
          <table:table-cell table:style-name="ce37" table:number-columns-repeated="3"/>
          <table:table-cell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4"/>
          <table:table-cell table:style-name="ce48"/>
          <table:table-cell table:style-name="ce10"/>
          <table:table-cell table:number-columns-repeated="986"/>
        </table:table-row>
        <table:table-row table:style-name="ro6">
          <table:table-cell table:style-name="ce10" office:value-type="string" calcext:value-type="string">
            <text:p>PV de réception génie civil</text:p>
          </table:table-cell>
          <table:table-cell office:value-type="string" calcext:value-type="string">
            <text:p>RGC</text:p>
          </table:table-cell>
          <table:table-cell table:style-name="ce21" office:value-type="string" calcext:value-type="string">
            <text:p>Procés verbal de réception pour les travaux de génie civil</text:p>
          </table:table-cell>
          <table:table-cell table:style-name="ce21" office:value-type="string" calcext:value-type="string">
            <text:p>Contrôle, facturation</text:p>
          </table:table-cell>
          <table:table-cell table:number-columns-repeated="5" office:value-type="string" calcext:value-type="string">
            <text:p>-</text:p>
          </table:table-cell>
          <table:table-cell table:number-columns-repeated="2" office:value-type="string" calcext:value-type="string">
            <text:p>C</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GC-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7">
          <table:table-cell table:style-name="ce11" office:value-type="string" calcext:value-type="string">
            <text:p>PV de réception de voirie</text:p>
          </table:table-cell>
          <table:table-cell office:value-type="string" calcext:value-type="string">
            <text:p>RVR</text:p>
          </table:table-cell>
          <table:table-cell table:style-name="ce21" office:value-type="string" calcext:value-type="string">
            <text:p>Procés verbal de réception de voirie délivré par le gestionnaire de la voirie, vaut acceptation des travaux par le gestionnaire</text:p>
          </table:table-cell>
          <table:table-cell table:style-name="ce21" office:value-type="string" calcext:value-type="string">
            <text:p>Contrôle, en cas de problème ultérieur avec le gestionnaire dela voirie</text:p>
          </table:table-cell>
          <table:table-cell table:number-columns-repeated="3" office:value-type="string" calcext:value-type="string">
            <text:p>-</text:p>
          </table:table-cell>
          <table:table-cell office:value-type="string" calcext:value-type="string">
            <text:p>F</text:p>
          </table:table-cell>
          <table:table-cell office:value-type="string" calcext:value-type="string">
            <text:p>C</text:p>
          </table:table-cell>
          <table:table-cell table:number-columns-repeated="2" office:value-type="string" calcext:value-type="string">
            <text:p>O</text:p>
          </table:table-cell>
          <table:table-cell table:style-name="ce10" office:value-type="string" calcext:value-type="string">
            <text:p>Selon le rôle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VR-R4DSPELOT1BE01C001-01-V3</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table:table-cell table:style-name="ce39" table:number-columns-repeated="9"/>
          <table:table-cell table:style-name="ce39" office:value-type="string" calcext:value-type="string">
            <text:p>X</text:p>
          </table:table-cell>
          <table:table-cell table:style-name="ce48"/>
          <table:table-cell table:style-name="ce10"/>
          <table:table-cell table:number-columns-repeated="986"/>
        </table:table-row>
        <table:table-row table:style-name="ro6">
          <table:table-cell table:style-name="ce10" office:value-type="string" calcext:value-type="string">
            <text:p>Fiche de recette</text:p>
          </table:table-cell>
          <table:table-cell office:value-type="string" calcext:value-type="string">
            <text:p>RFR</text:p>
          </table:table-cell>
          <table:table-cell table:style-name="ce21" office:value-type="string" calcext:value-type="string">
            <text:p>Fiche de recette pour la réception de travaux quels qu'ils soient. La fiche de recette peut inclure des résultats de tests, des fichiers ou des informations complémentaires</text:p>
          </table:table-cell>
          <table:table-cell table:style-name="ce21" office:value-type="string" calcext:value-type="string">
            <text:p>Contrôle, facturation</text:p>
          </table:table-cell>
          <table:table-cell table:number-columns-repeated="7" office:value-type="string" calcext:value-type="string">
            <text:p>F</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office:value-type="string" calcext:value-type="string">
            <text:p>REC-RFR-R4DSPELOT1BE01C001-01-V1</text:p>
          </table:table-cell>
          <table:table-cell table:style-name="ce33"/>
          <table:table-cell table:style-name="ce37" table:number-columns-repeated="2"/>
          <table:table-cell table:number-columns-repeated="2" table:style-name="ce37" office:value-type="string" calcext:value-type="string">
            <text:p>X</text:p>
          </table:table-cell>
          <table:table-cell table:style-name="ce41"/>
          <table:table-cell table:style-name="ce35" office:value-type="string" calcext:value-type="string">
            <text:p>X</text:p>
          </table:table-cell>
          <table:table-cell table:number-columns-repeated="6" table:style-name="ce39" office:value-type="string" calcext:value-type="string">
            <text:p>X</text:p>
          </table:table-cell>
          <table:table-cell table:style-name="ce39" table:number-columns-repeated="3"/>
          <table:table-cell table:style-name="ce39" office:value-type="string" calcext:value-type="string">
            <text:p>X</text:p>
          </table:table-cell>
          <table:table-cell table:style-name="ce48"/>
          <table:table-cell table:style-name="ce10"/>
          <table:table-cell table:number-columns-repeated="986"/>
        </table:table-row>
        <table:table-row table:style-name="ro21">
          <table:table-cell office:value-type="string" calcext:value-type="string">
            <text:p>Dossier infrastructure d'accueil</text:p>
          </table:table-cell>
          <table:table-cell office:value-type="string" calcext:value-type="string">
            <text:p>DIF</text:p>
          </table:table-cell>
          <table:table-cell table:style-name="ce21" office:value-type="string" calcext:value-type="string">
            <text:p>Dossier contenant un ensemble de documents relatifs à une infrastructure d'accueil.</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de cablage</text:p>
          </table:table-cell>
          <table:table-cell office:value-type="string" calcext:value-type="string">
            <text:p>DCB</text:p>
          </table:table-cell>
          <table:table-cell table:style-name="ce21" office:value-type="string" calcext:value-type="string">
            <text:p>Dossier contenant un ensemble de documents relatifs au câblage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2">
          <table:table-cell office:value-type="string" calcext:value-type="string">
            <text:p>Dossier optique</text:p>
          </table:table-cell>
          <table:table-cell office:value-type="string" calcext:value-type="string">
            <text:p>DOP</text:p>
          </table:table-cell>
          <table:table-cell table:style-name="ce21" office:value-type="string" calcext:value-type="string">
            <text:p>Dossier contenant un ensemble de documents relatifs au raccordement d'une infrastructure.</text:p>
            <text:p>Ce dossier n'est pas un type de document à proprement parler, mais un « conteneur » d'une multiplicité de documents (dont ceux cités plus haut, ou en complément de ceux ci)</text:p>
          </table:table-cell>
          <table:table-cell table:style-name="ce21" office:value-type="string" calcext:value-type="string">
            <text:p>Simplifie la gestion documentaire dans certains cas (DSP concessive ou infrastructure tierce par exemple)</text:p>
          </table:table-cell>
          <table:table-cell table:number-columns-repeated="7" office:value-type="string" calcext:value-type="string">
            <text:p>F</text:p>
          </table:table-cell>
          <table:table-cell table:style-name="ce7" table:number-columns-repeated="5"/>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L'usage de ces « conteneurs » est à privilégier lorsque les documents sont gérés par un tiers et que la collectivité ne peut imposer ses propres types de documents et/ou règles de nommage. Ils permettent alors de faire le lien entre les fichiers fournis par le tiers et la base de données.</text:p>
          </table:table-cell>
          <table:table-cell table:style-name="ce7" table:number-columns-repeated="985"/>
          <table:table-cell/>
        </table:table-row>
        <table:table-row table:style-name="ro15">
          <table:table-cell office:value-type="string" calcext:value-type="string">
            <text:p>Dossier de projet</text:p>
          </table:table-cell>
          <table:table-cell office:value-type="string" calcext:value-type="string">
            <text:p>DPR</text:p>
          </table:table-cell>
          <table:table-cell table:style-name="ce21" office:value-type="string" calcext:value-type="string">
            <text:p>Dossier contenant un ensemble de documents relatifs au projet de déploiement.</text:p>
            <text:p>Ce dossier n'est pas un type de document à proprement parler, mais un « conteneur » d'une multiplicité de documents (dont ceux cités plus haut, ou en complément de ceux-ci :  planning, tableaux quantitatifs, autorisations administratives, plans de sécurité, photos et rapports d'inspections, copie des échanges avec les gestionnaires d'infrastructures,fichiers de commande et de réception de travaux, tableaux de suivi, index des documents, etc.)</text:p>
          </table:table-cell>
          <table:table-cell table:style-name="ce21" office:value-type="string" calcext:value-type="string">
            <text:p>Suivi de projet</text:p>
          </table:table-cell>
          <table:table-cell table:number-columns-repeated="7" office:value-type="string" calcext:value-type="string">
            <text:p>C</text:p>
          </table:table-cell>
          <table:table-cell table:style-name="ce10" office:value-type="string" calcext:value-type="string">
            <text:p>Selon les besoins de la collectivité</text:p>
          </table:table-cell>
          <table:table-cell table:style-name="ce10" table:number-columns-repeated="4"/>
          <table:table-cell table:style-name="ce25" office:value-type="string" calcext:value-type="string">
            <text:p>code référencement-numéro d'incrément</text:p>
          </table:table-cell>
          <table:table-cell table:style-name="ce31"/>
          <table:table-cell table:style-name="ce36"/>
          <table:table-cell table:style-name="ce40" table:number-columns-repeated="3"/>
          <table:table-cell table:style-name="ce40" office:value-type="string" calcext:value-type="string">
            <text:p>X</text:p>
          </table:table-cell>
          <table:table-cell table:style-name="ce45"/>
          <table:table-cell table:style-name="ce35" office:value-type="string" calcext:value-type="string" table:number-columns-spanned="12" table:number-rows-spanned="1">
            <text:p>Selon le type de document</text:p>
          </table:table-cell>
          <table:covered-table-cell table:number-columns-repeated="10" table:style-name="ce40"/>
          <table:covered-table-cell table:style-name="ce51"/>
          <table:table-cell table:style-name="ce10" office:value-type="string" calcext:value-type="string">
            <text:p>Peut être utilisé pour créer un lien entre un outil de gestion de projet et la base de données au format Grace THD</text:p>
          </table:table-cell>
          <table:table-cell table:style-name="ce7" table:number-columns-repeated="985"/>
          <table:table-cell/>
        </table:table-row>
        <table:table-row table:style-name="ro22">
          <table:table-cell office:value-type="string" calcext:value-type="string">
            <text:p>Dossier de livrables Grace THD</text:p>
          </table:table-cell>
          <table:table-cell office:value-type="string" calcext:value-type="string">
            <text:p>DLG</text:p>
          </table:table-cell>
          <table:table-cell table:style-name="ce21" office:value-type="string" calcext:value-type="string">
            <text:p>Dossier contenant un ensemble de livrables Grace THD. Les livrables doivent eux-même être nommés et créés selon les exigences du standard Grace THD</text:p>
          </table:table-cell>
          <table:table-cell table:style-name="ce21" office:value-type="string" calcext:value-type="string">
            <text:p>Alimentation de la base de données</text:p>
          </table:table-cell>
          <table:table-cell table:number-columns-repeated="7" office:value-type="string" calcext:value-type="string">
            <text:p>O</text:p>
          </table:table-cell>
          <table:table-cell table:style-name="ce7" table:number-columns-repeated="5"/>
          <table:table-cell table:style-name="ce25" office:value-type="string" calcext:value-type="string">
            <text:p>code référencement-numéro d'incrément</text:p>
          </table:table-cell>
          <table:table-cell table:style-name="ce31" office:value-type="string" calcext:value-type="string">
            <text:p>REC-DLG-R2DSPELOT1-01-V2</text:p>
          </table:table-cell>
          <table:table-cell table:style-name="ce36" office:value-type="string" calcext:value-type="string">
            <text:p>X</text:p>
          </table:table-cell>
          <table:table-cell table:style-name="ce40"/>
          <table:table-cell table:style-name="ce40" office:value-type="string" calcext:value-type="string">
            <text:p>X</text:p>
          </table:table-cell>
          <table:table-cell table:style-name="ce40"/>
          <table:table-cell table:style-name="ce40" office:value-type="string" calcext:value-type="string">
            <text:p>X</text:p>
          </table:table-cell>
          <table:table-cell table:style-name="ce45"/>
          <table:table-cell table:style-name="ce36" office:value-type="string" calcext:value-type="string">
            <text:p>X</text:p>
          </table:table-cell>
          <table:table-cell table:number-columns-repeated="6" table:style-name="ce40" office:value-type="string" calcext:value-type="string">
            <text:p>X</text:p>
          </table:table-cell>
          <table:table-cell table:style-name="ce40" table:number-columns-repeated="2"/>
          <table:table-cell table:style-name="ce40" office:value-type="string" calcext:value-type="string">
            <text:p>X</text:p>
          </table:table-cell>
          <table:table-cell table:style-name="ce40"/>
          <table:table-cell table:style-name="ce51"/>
          <table:table-cell table:style-name="ce10" office:value-type="string" calcext:value-type="string">
            <text:p>Le détail des informations à livrer est à détailler selon le périmètre du projet, les spécificités de la collectiovité et la phase du projet</text:p>
            <text:p>Livrables au format SHP+CSV, ou dump SQL selon accord entre parties</text:p>
          </table:table-cell>
          <table:table-cell table:style-name="ce7" table:number-columns-repeated="985"/>
          <table:table-cell/>
        </table:table-row>
        <table:table-row table:style-name="ro4" table:number-rows-repeated="8">
          <table:table-cell table:style-name="ce7" table:number-columns-repeated="2"/>
          <table:table-cell table:style-name="ce21" table:number-columns-repeated="2"/>
          <table:table-cell table:style-name="ce7" table:number-columns-repeated="13"/>
          <table:table-cell/>
          <table:table-cell table:style-name="ce7" table:number-columns-repeated="1004"/>
          <table:table-cell/>
        </table:table-row>
        <table:table-row table:style-name="ro4" table:number-rows-repeated="4">
          <table:table-cell table:number-columns-repeated="2"/>
          <table:table-cell table:style-name="ce21" table:number-columns-repeated="2"/>
          <table:table-cell table:number-columns-repeated="7"/>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2">
          <table:table-cell table:number-columns-repeated="2"/>
          <table:table-cell table:style-name="ce21"/>
          <table:table-cell table:number-columns-repeated="8"/>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34">
          <table:table-cell table:number-columns-repeated="11"/>
          <table:table-cell table:style-name="ce10" table:number-columns-repeated="5"/>
          <table:table-cell table:number-columns-repeated="2"/>
          <table:table-cell table:style-name="ce10" table:number-columns-repeated="6"/>
          <table:table-cell table:number-columns-repeated="999"/>
        </table:table-row>
        <table:table-row table:style-name="ro4" table:number-rows-repeated="830">
          <table:table-cell table:number-columns-repeated="11"/>
          <table:table-cell table:style-name="ce10" table:number-columns-repeated="5"/>
          <table:table-cell table:number-columns-repeated="1007"/>
        </table:table-row>
        <table:table-row table:style-name="ro4" table:number-rows-repeated="1047652">
          <table:table-cell table:number-columns-repeated="1023"/>
        </table:table-row>
        <table:table-row table:style-name="ro4">
          <table:table-cell table:number-columns-repeated="1023"/>
        </table:table-row>
      </table:table>
      <table:table table:name="Exemples" table:style-name="ta1">
        <office:forms form:automatic-focus="false" form:apply-design-mode="false"/>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ce56"/>
        <table:table-column table:style-name="co2" table:default-cell-style-name="ce59"/>
        <table:table-column table:style-name="co2" table:default-cell-style-name="ce61"/>
        <table:table-column table:style-name="co2" table:number-columns-repeated="5" table:default-cell-style-name="Default"/>
        <table:table-column table:style-name="co39" table:number-columns-repeated="2" table:default-cell-style-name="Default"/>
        <table:table-column table:style-name="co40" table:default-cell-style-name="Default"/>
        <table:table-column table:style-name="co41" table:default-cell-style-name="Default"/>
        <table:table-column table:style-name="co42" table:default-cell-style-name="Default"/>
        <table:table-column table:style-name="co2" table:number-columns-repeated="4" table:default-cell-style-name="Default"/>
        <table:table-column table:style-name="co43" table:default-cell-style-name="Default"/>
        <table:table-column table:style-name="co44" table:default-cell-style-name="ce65"/>
        <table:table-column table:style-name="co2" table:default-cell-style-name="Default"/>
        <table:table-column table:style-name="co45" table:default-cell-style-name="Default"/>
        <table:table-column table:style-name="co2" table:number-columns-repeated="3" table:default-cell-style-name="Default"/>
        <table:table-column table:style-name="co46" table:default-cell-style-name="Default"/>
        <table:table-column table:style-name="co2" table:default-cell-style-name="Default"/>
        <table:table-row table:style-name="ro4">
          <table:table-cell table:style-name="ce53" office:value-type="string" calcext:value-type="string">
            <text:p>Code Phase</text:p>
          </table:table-cell>
          <table:table-cell table:style-name="ce53" office:value-type="string" calcext:value-type="string">
            <text:p>do_type</text:p>
          </table:table-cell>
          <table:table-cell table:style-name="ce53" office:value-type="string" calcext:value-type="string">
            <text:p>Préfixe pour lien BdD</text:p>
          </table:table-cell>
          <table:table-cell table:style-name="ce53" office:value-type="string" calcext:value-type="string">
            <text:p>R1</text:p>
          </table:table-cell>
          <table:table-cell table:style-name="ce53" office:value-type="string" calcext:value-type="string">
            <text:p>R2</text:p>
          </table:table-cell>
          <table:table-cell table:style-name="ce53" office:value-type="string" calcext:value-type="string">
            <text:p>R3</text:p>
          </table:table-cell>
          <table:table-cell table:style-name="ce53" office:value-type="string" calcext:value-type="string">
            <text:p>R4</text:p>
          </table:table-cell>
          <table:table-cell table:style-name="ce55" office:value-type="string" calcext:value-type="string">
            <text:p>Code objet BdD (sans le préfixe)</text:p>
          </table:table-cell>
          <table:table-cell table:style-name="ce58" office:value-type="string" calcext:value-type="string">
            <text:p>Folio</text:p>
          </table:table-cell>
          <table:table-cell table:style-name="ce60" office:value-type="string" calcext:value-type="string">
            <text:p>do_indice</text:p>
          </table:table-cell>
          <table:table-cell table:style-name="ce53" office:value-type="string" calcext:value-type="string">
            <text:p>Extension</text:p>
          </table:table-cell>
          <table:table-cell/>
          <table:table-cell table:style-name="ce62" office:value-type="string" calcext:value-type="string">
            <text:p>Rép1</text:p>
          </table:table-cell>
          <table:table-cell table:style-name="ce62" office:value-type="string" calcext:value-type="string">
            <text:p>Rép2</text:p>
          </table:table-cell>
          <table:table-cell table:style-name="ce62" office:value-type="string" calcext:value-type="string">
            <text:p>Rep3</text:p>
          </table:table-cell>
          <table:table-cell table:style-name="ce62" office:value-type="string" calcext:value-type="string">
            <text:p>Rep4</text:p>
          </table:table-cell>
          <table:table-cell table:style-name="ce62" office:value-type="string" calcext:value-type="string">
            <text:p>Rep5</text:p>
          </table:table-cell>
          <table:table-cell table:style-name="ce62" office:value-type="string" calcext:value-type="string">
            <text:p>Nom fichier</text:p>
          </table:table-cell>
          <table:table-cell table:style-name="ce62" office:value-type="string" calcext:value-type="string">
            <text:p>do_ref</text:p>
          </table:table-cell>
          <table:table-cell table:style-name="ce62" office:value-type="string" calcext:value-type="string">
            <text:p>do_reftier</text:p>
          </table:table-cell>
          <table:table-cell table:style-name="ce62" office:value-type="string" calcext:value-type="string">
            <text:p>do_date</text:p>
          </table:table-cell>
          <table:table-cell table:style-name="ce62" office:value-type="string" calcext:value-type="string">
            <text:p>do_class</text:p>
          </table:table-cell>
          <table:table-cell table:style-name="ce62" office:value-type="string" calcext:value-type="string">
            <text:p>do_url1</text:p>
          </table:table-cell>
          <table:table-cell table:style-name="ce62" office:value-type="string" calcext:value-type="string">
            <text:p>do_url2</text:p>
          </table:table-cell>
          <table:table-cell table:style-name="ce62" office:value-type="string" calcext:value-type="string">
            <text:p>do_comment</text:p>
          </table:table-cell>
          <table:table-cell table:style-name="ce64" office:value-type="string" calcext:value-type="string">
            <text:p>do_creadat</text:p>
          </table:table-cell>
          <table:table-cell table:style-name="ce62" office:value-type="string" calcext:value-type="string">
            <text:p>do_majdat</text:p>
          </table:table-cell>
          <table:table-cell table:style-name="ce62" office:value-type="string" calcext:value-type="string">
            <text:p>do_majsrc</text:p>
          </table:table-cell>
          <table:table-cell table:style-name="ce62" office:value-type="string" calcext:value-type="string">
            <text:p>do_abddate</text:p>
          </table:table-cell>
          <table:table-cell table:style-name="ce62" office:value-type="string" calcext:value-type="string">
            <text:p>do_abdsrc</text:p>
          </table:table-cell>
          <table:table-cell/>
          <table:table-cell table:style-name="ce62" office:value-type="string" calcext:value-type="string">
            <text:p>Répertoire racine pour batch</text:p>
          </table:table-cell>
          <table:table-cell office:value-type="string" calcext:value-type="string">
            <text:p>D:\cglocal\tools\env_gracethd\ExempleArborescence</text:p>
          </table:table-cell>
        </table:table-row>
        <table:table-row table:style-name="ro5">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odt</text:p>
          </table:table-cell>
          <table:table-cell/>
          <table:table-cell table:formula="of:=IF(ISBLANK([.D2]);&quot;&quot;;&quot;\&quot;&amp;[.D2])"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2]);&quot;&quot;;&quot;\&quot;&amp;[.F2])">
            <text:p/>
          </table:table-cell>
          <table:table-cell table:formula="of:=IF(ISBLANK([.G2]);&quot;&quot;;&quot;\&quot;&amp;[.G2])">
            <text:p/>
          </table:table-cell>
          <table:table-cell table:formula="of:=[.A2]&amp;&quot;-&quot;&amp;[.B2]&amp;&quot;-&quot;&amp;[.C2]&amp;[.D2]&amp;[.E2]&amp;[.F2]&amp;[.G2]&amp;IF(ISBLANK([.H2]);&quot;&quot;;TEXT([.H2];&quot;000000000000&quot;))&amp;&quot;-&quot;&amp;TEXT([.I2];&quot;00&quot;)&amp;&quot;-&quot;&amp;TEXT([.J2];&quot;V0&quot;)&amp;&quot;.&quot;&amp;[.K2]" office:value-type="string" office:string-value="REC-DIG-R1DSPE-01-V1.odt" calcext:value-type="string">
            <text:p>REC-DIG-R1DSPE-01-V1.odt</text:p>
          </table:table-cell>
          <table:table-cell table:formula="of:=[.A2]&amp;&quot;-&quot;&amp;[.B2]&amp;&quot;-&quot;&amp;[.C2]&amp;[.D2]&amp;[.E2]&amp;[.F2]&amp;[.G2]&amp;IF(ISBLANK([.H2]);&quot;&quot;;TEXT([.H2];&quot;000000000000&quot;))&amp;&quot;-&quot;&amp;TEXT([.I2];&quot;00&quot;)&amp;&quot;-&quot;&amp;TEXT([.J2];&quot;V0&quot;)" office:value-type="string" office:string-value="REC-DIG-R1DSPE-01-V1" calcext:value-type="string">
            <text:p>REC-DIG-R1DSPE-01-V1</text:p>
          </table:table-cell>
          <table:table-cell/>
          <table:table-cell office:value-type="string" calcext:value-type="string">
            <text:p>x</text:p>
          </table:table-cell>
          <table:table-cell table:number-columns-repeated="4"/>
          <table:table-cell table:formula="of:=NOW()-10" office:value-type="date" office:date-value="2015-05-27T23:19:27.029" calcext:value-type="date">
            <text:p>27/05/15</text:p>
          </table:table-cell>
          <table:table-cell table:style-name="ce65" table:formula="of:=NOW()" office:value-type="date" office:date-value="2015-06-06T23:19:27.029"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DIG</text:p>
          </table:table-cell>
          <table:table-cell office:value-type="string" calcext:value-type="string">
            <text:p>R1</text:p>
          </table:table-cell>
          <table:table-cell office:value-type="string" calcext:value-type="string">
            <text:p>DSPE</text:p>
          </table:table-cell>
          <table:table-cell table:number-columns-repeated="4"/>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quot;&quot;;&quot;\&quot;&amp;[.D3])" office:value-type="string" office:string-value="\DSPE" calcext:value-type="string">
            <text:p>\DSPE</text:p>
          </table:table-cell>
          <table:table-cell office:value-type="string" calcext:value-type="string">
            <text:p>\GENERAL</text:p>
          </table:table-cell>
          <table:table-cell office:value-type="string" calcext:value-type="string">
            <text:p>\DIG</text:p>
          </table:table-cell>
          <table:table-cell table:formula="of:=IF(ISBLANK([.F3]);&quot;&quot;;&quot;\&quot;&amp;[.F3])">
            <text:p/>
          </table:table-cell>
          <table:table-cell table:formula="of:=IF(ISBLANK([.G3]);&quot;&quot;;&quot;\&quot;&amp;[.G3])">
            <text:p/>
          </table:table-cell>
          <table:table-cell table:formula="of:=[.A3]&amp;&quot;-&quot;&amp;[.B3]&amp;&quot;-&quot;&amp;[.C3]&amp;[.D3]&amp;[.E3]&amp;[.F3]&amp;[.G3]&amp;IF(ISBLANK([.H3]);&quot;&quot;;TEXT([.H3];&quot;000000000000&quot;))&amp;&quot;-&quot;&amp;TEXT([.I3];&quot;00&quot;)&amp;&quot;-&quot;&amp;TEXT([.J3];&quot;V0&quot;)&amp;&quot;.&quot;&amp;[.K3]" office:value-type="string" office:string-value="REC-DIG-R1DSPE-01-V1.pdf" calcext:value-type="string">
            <text:p>REC-DIG-R1DSPE-01-V1.pdf</text:p>
          </table:table-cell>
          <table:table-cell table:formula="of:=[.A3]&amp;&quot;-&quot;&amp;[.B3]&amp;&quot;-&quot;&amp;[.C3]&amp;[.D3]&amp;[.E3]&amp;[.F3]&amp;[.G3]&amp;IF(ISBLANK([.H3]);&quot;&quot;;TEXT([.H3];&quot;000000000000&quot;))&amp;&quot;-&quot;&amp;TEXT([.I3];&quot;00&quot;)&amp;&quot;-&quot;&amp;TEXT([.J3];&quot;V0&quot;)" office:value-type="string" office:string-value="REC-DIG-R1DSPE-01-V1" calcext:value-type="string">
            <text:p>REC-DIG-R1DSPE-01-V1</text:p>
          </table:table-cell>
          <table:table-cell table:number-columns-repeated="6"/>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ETU</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4]);&quot;&quot;;&quot;\&quot;&amp;[.D4])"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4]&amp;&quot;-&quot;&amp;[.B4]&amp;&quot;-&quot;&amp;[.C4]&amp;[.D4]&amp;[.E4]&amp;[.F4]&amp;[.G4]&amp;IF(ISBLANK([.H4]);&quot;&quot;;TEXT([.H4];&quot;000000000000&quot;))&amp;&quot;-&quot;&amp;TEXT([.I4];&quot;00&quot;)&amp;&quot;-&quot;&amp;TEXT([.J4];&quot;V0&quot;)&amp;&quot;.&quot;&amp;[.K4]" office:value-type="string" office:string-value="REC-ETU-R4DSPELOT1BE01C001-01-V1.pdf" calcext:value-type="string">
            <text:p>REC-ETU-R4DSPELOT1BE01C001-01-V1.pdf</text:p>
          </table:table-cell>
          <table:table-cell table:formula="of:=[.A4]&amp;&quot;-&quot;&amp;[.B4]&amp;&quot;-&quot;&amp;[.C4]&amp;[.D4]&amp;[.E4]&amp;[.F4]&amp;[.G4]&amp;IF(ISBLANK([.H4]);&quot;&quot;;TEXT([.H4];&quot;000000000000&quot;))&amp;&quot;-&quot;&amp;TEXT([.I4];&quot;00&quot;)&amp;&quot;-&quot;&amp;TEXT([.J4];&quot;V0&quot;)" office:value-type="string" office:string-value="REC-ETU-R4DSPELOT1BE01C001-01-V1" calcext:value-type="string">
            <text:p>REC-ETU-R4DSPELOT1BE01C001-01-V1</text:p>
          </table:table-cell>
          <table:table-cell/>
          <table:table-cell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ETU</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5]);&quot;&quot;;&quot;\&quot;&amp;[.D5])" office:value-type="string" office:string-value="\DSPE" calcext:value-type="string">
            <text:p>\DSPE</text:p>
          </table:table-cell>
          <table:table-cell office:value-type="string" calcext:value-type="string">
            <text:p>\GENERAL</text:p>
          </table:table-cell>
          <table:table-cell office:value-type="string" calcext:value-type="string">
            <text:p>\ETU</text:p>
          </table:table-cell>
          <table:table-cell table:number-columns-repeated="2"/>
          <table:table-cell table:formula="of:=[.A5]&amp;&quot;-&quot;&amp;[.B5]&amp;&quot;-&quot;&amp;[.C5]&amp;[.D5]&amp;[.E5]&amp;[.F5]&amp;[.G5]&amp;IF(ISBLANK([.H5]);&quot;&quot;;TEXT([.H5];&quot;000000000000&quot;))&amp;&quot;-&quot;&amp;TEXT([.I5];&quot;00&quot;)&amp;&quot;-&quot;&amp;TEXT([.J5];&quot;V0&quot;)&amp;&quot;.&quot;&amp;[.K5]" office:value-type="string" office:string-value="EXE-ETU-R4DSPELOT1BE01C001-01-V1.pdf" calcext:value-type="string">
            <text:p>EXE-ETU-R4DSPELOT1BE01C001-01-V1.pdf</text:p>
          </table:table-cell>
          <table:table-cell table:formula="of:=[.A5]&amp;&quot;-&quot;&amp;[.B5]&amp;&quot;-&quot;&amp;[.C5]&amp;[.D5]&amp;[.E5]&amp;[.F5]&amp;[.G5]&amp;IF(ISBLANK([.H5]);&quot;&quot;;TEXT([.H5];&quot;000000000000&quot;))&amp;&quot;-&quot;&amp;TEXT([.I5];&quot;00&quot;)&amp;&quot;-&quot;&amp;TEXT([.J5];&quot;V0&quot;)" office:value-type="string" office:string-value="EXE-ETU-R4DSPELOT1BE01C001-01-V1" calcext:value-type="string">
            <text:p>EXE-ETU-R4DSPELOT1BE01C001-01-V1</text:p>
          </table:table-cell>
          <table:table-cell/>
          <table:table-cell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PSI</text:p>
          </table:table-cell>
          <table:table-cell office:value-type="string" calcext:value-type="string">
            <text:p>ZN</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table:formula="of:=IF(ISBLANK([.F6]);&quot;&quot;;&quot;\&quot;&amp;[.F6])">
            <text:p/>
          </table:table-cell>
          <table:table-cell table:formula="of:=IF(ISBLANK([.G6]);&quot;&quot;;&quot;\&quot;&amp;[.G6])">
            <text:p/>
          </table:table-cell>
          <table:table-cell table:formula="of:=[.A6]&amp;&quot;-&quot;&amp;[.B6]&amp;&quot;-&quot;&amp;[.C6]&amp;[.D6]&amp;[.E6]&amp;[.F6]&amp;[.G6]&amp;IF(ISBLANK([.H6]);&quot;&quot;;TEXT([.H6];&quot;000000000000&quot;))&amp;&quot;-&quot;&amp;TEXT([.I6];&quot;00&quot;)&amp;&quot;-&quot;&amp;TEXT([.J6];&quot;V0&quot;)&amp;&quot;.&quot;&amp;[.K6]" office:value-type="string" office:string-value="REC-PSI-ZN000000000001-01-V1.pdf" calcext:value-type="string">
            <text:p>REC-PSI-ZN000000000001-01-V1.pdf</text:p>
          </table:table-cell>
          <table:table-cell table:formula="of:=[.A6]&amp;&quot;-&quot;&amp;[.B6]&amp;&quot;-&quot;&amp;[.C6]&amp;[.D6]&amp;[.E6]&amp;[.F6]&amp;[.G6]&amp;IF(ISBLANK([.H6]);&quot;&quot;;TEXT([.H6];&quot;000000000000&quot;))&amp;&quot;-&quot;&amp;TEXT([.I6];&quot;00&quot;)&amp;&quot;-&quot;&amp;TEXT([.J6];&quot;V0&quot;)" office:value-type="string" office:string-value="REC-PSI-ZN000000000001-01-V1" calcext:value-type="string">
            <text:p>REC-PSI-ZN000000000001-01-V1</text:p>
          </table:table-cell>
          <table:table-cell/>
          <table:table-cell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4">
          <table:table-cell office:value-type="string" calcext:value-type="string">
            <text:p>REC</text:p>
          </table:table-cell>
          <table:table-cell office:value-type="string" calcext:value-type="string">
            <text:p>PPH</text:p>
          </table:table-cell>
          <table:table-cell office:value-type="string" calcext:value-type="string">
            <text:p>R2</text:p>
          </table:table-cell>
          <table:table-cell office:value-type="string" calcext:value-type="string">
            <text:p>DSPE</text:p>
          </table:table-cell>
          <table:table-cell office:value-type="string" calcext:value-type="string">
            <text:p>LOT1</text:p>
          </table:table-cell>
          <table:table-cell table:number-columns-repeated="3"/>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7]);&quot;&quot;;&quot;\&quot;&amp;[.D7])" office:value-type="string" office:string-value="\DSPE" calcext:value-type="string">
            <text:p>\DSPE</text:p>
          </table:table-cell>
          <table:table-cell office:value-type="string" calcext:value-type="string">
            <text:p>\GENERAL</text:p>
          </table:table-cell>
          <table:table-cell office:value-type="string" calcext:value-type="string">
            <text:p>\PPH</text:p>
          </table:table-cell>
          <table:table-cell table:formula="of:=IF(ISBLANK([.F7]);&quot;&quot;;&quot;\&quot;&amp;[.F7])">
            <text:p/>
          </table:table-cell>
          <table:table-cell table:formula="of:=IF(ISBLANK([.G7]);&quot;&quot;;&quot;\&quot;&amp;[.G7])">
            <text:p/>
          </table:table-cell>
          <table:table-cell table:formula="of:=[.A7]&amp;&quot;-&quot;&amp;[.B7]&amp;&quot;-&quot;&amp;[.C7]&amp;[.D7]&amp;[.E7]&amp;[.F7]&amp;[.G7]&amp;IF(ISBLANK([.H7]);&quot;&quot;;TEXT([.H7];&quot;000000000000&quot;))&amp;&quot;-&quot;&amp;TEXT([.I7];&quot;00&quot;)&amp;&quot;-&quot;&amp;TEXT([.J7];&quot;V0&quot;)&amp;&quot;.&quot;&amp;[.K7]" office:value-type="string" office:string-value="REC-PPH-R2DSPELOT1-01-V1.pdf" calcext:value-type="string">
            <text:p>REC-PPH-R2DSPELOT1-01-V1.pdf</text:p>
          </table:table-cell>
          <table:table-cell table:formula="of:=[.A7]&amp;&quot;-&quot;&amp;[.B7]&amp;&quot;-&quot;&amp;[.C7]&amp;[.D7]&amp;[.E7]&amp;[.F7]&amp;[.G7]&amp;IF(ISBLANK([.H7]);&quot;&quot;;TEXT([.H7];&quot;000000000000&quot;))&amp;&quot;-&quot;&amp;TEXT([.I7];&quot;00&quot;)&amp;&quot;-&quot;&amp;TEXT([.J7];&quot;V0&quot;)" office:value-type="string" office:string-value="REC-PPH-R2DSPELOT1-01-V1" calcext:value-type="string">
            <text:p>REC-PPH-R2DSPELOT1-01-V1</text:p>
          </table:table-cell>
          <table:table-cell/>
          <table:table-cell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PCB</text:p>
          </table:table-cell>
          <table:table-cell office:value-type="string" calcext:value-type="string">
            <text:p>ZS</text:p>
          </table:table-cell>
          <table:table-cell table:number-columns-repeated="4"/>
          <table:table-cell office:value-type="float" office:value="7" calcext:value-type="float">
            <text:p>000000000007</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table:formula="of:=IF(ISBLANK([.F8]);&quot;&quot;;&quot;\&quot;&amp;[.F8])">
            <text:p/>
          </table:table-cell>
          <table:table-cell table:formula="of:=IF(ISBLANK([.G8]);&quot;&quot;;&quot;\&quot;&amp;[.G8])">
            <text:p/>
          </table:table-cell>
          <table:table-cell table:formula="of:=[.A8]&amp;&quot;-&quot;&amp;[.B8]&amp;&quot;-&quot;&amp;[.C8]&amp;[.D8]&amp;[.E8]&amp;[.F8]&amp;[.G8]&amp;IF(ISBLANK([.H8]);&quot;&quot;;TEXT([.H8];&quot;000000000000&quot;))&amp;&quot;-&quot;&amp;TEXT([.I8];&quot;00&quot;)&amp;&quot;-&quot;&amp;TEXT([.J8];&quot;V0&quot;)&amp;&quot;.&quot;&amp;[.K8]" office:value-type="string" office:string-value="REC-PCB-ZS000000000007-01-V1.pdf" calcext:value-type="string">
            <text:p>REC-PCB-ZS000000000007-01-V1.pdf</text:p>
          </table:table-cell>
          <table:table-cell table:formula="of:=[.A8]&amp;&quot;-&quot;&amp;[.B8]&amp;&quot;-&quot;&amp;[.C8]&amp;[.D8]&amp;[.E8]&amp;[.F8]&amp;[.G8]&amp;IF(ISBLANK([.H8]);&quot;&quot;;TEXT([.H8];&quot;000000000000&quot;))&amp;&quot;-&quot;&amp;TEXT([.I8];&quot;00&quot;)&amp;&quot;-&quot;&amp;TEXT([.J8];&quot;V0&quot;)" office:value-type="string" office:string-value="REC-PCB-ZS000000000007-01-V1" calcext:value-type="string">
            <text:p>REC-PCB-ZS000000000007-01-V1</text:p>
          </table:table-cell>
          <table:table-cell/>
          <table:table-cell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4">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9]&amp;&quot;-&quot;&amp;[.B9]&amp;&quot;-&quot;&amp;[.C9]&amp;[.D9]&amp;[.E9]&amp;[.F9]&amp;[.G9]&amp;IF(ISBLANK([.H9]);&quot;&quot;;TEXT([.H9];&quot;000000000000&quot;))&amp;&quot;-&quot;&amp;TEXT([.I9];&quot;00&quot;)&amp;&quot;-&quot;&amp;TEXT([.J9];&quot;V0&quot;)&amp;&quot;.&quot;&amp;[.K9]" office:value-type="string" office:string-value="EXE-PMQ-PT000180030064-01-V1.pdf" calcext:value-type="string">
            <text:p>EXE-PMQ-PT000180030064-01-V1.pdf</text:p>
          </table:table-cell>
          <table:table-cell table:formula="of:=[.A9]&amp;&quot;-&quot;&amp;[.B9]&amp;&quot;-&quot;&amp;[.C9]&amp;[.D9]&amp;[.E9]&amp;[.F9]&amp;[.G9]&amp;IF(ISBLANK([.H9]);&quot;&quot;;TEXT([.H9];&quot;000000000000&quot;))&amp;&quot;-&quot;&amp;TEXT([.I9];&quot;00&quot;)&amp;&quot;-&quot;&amp;TEXT([.J9];&quot;V0&quot;)" office:value-type="string" office:string-value="EXE-PMQ-PT000180030064-01-V1" calcext:value-type="string">
            <text:p>EXE-PMQ-PT000180030064-01-V1</text:p>
          </table:table-cell>
          <table:table-cell table:number-columns-repeated="2"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0]&amp;&quot;-&quot;&amp;[.B10]&amp;&quot;-&quot;&amp;[.C10]&amp;[.D10]&amp;[.E10]&amp;[.F10]&amp;[.G10]&amp;IF(ISBLANK([.H10]);&quot;&quot;;TEXT([.H10];&quot;000000000000&quot;))&amp;&quot;-&quot;&amp;TEXT([.I10];&quot;00&quot;)&amp;&quot;-&quot;&amp;TEXT([.J10];&quot;V0&quot;)&amp;&quot;.&quot;&amp;[.K10]" office:value-type="string" office:string-value="EXE-PMQ-PT000180030065-01-V1.pdf" calcext:value-type="string">
            <text:p>EXE-PMQ-PT000180030065-01-V1.pdf</text:p>
          </table:table-cell>
          <table:table-cell table:formula="of:=[.A10]&amp;&quot;-&quot;&amp;[.B10]&amp;&quot;-&quot;&amp;[.C10]&amp;[.D10]&amp;[.E10]&amp;[.F10]&amp;[.G10]&amp;IF(ISBLANK([.H10]);&quot;&quot;;TEXT([.H10];&quot;000000000000&quot;))&amp;&quot;-&quot;&amp;TEXT([.I10];&quot;00&quot;)&amp;&quot;-&quot;&amp;TEXT([.J10];&quot;V0&quot;)" office:value-type="string" office:string-value="EXE-PMQ-PT000180030065-01-V1" calcext:value-type="string">
            <text:p>EXE-PMQ-PT000180030065-01-V1</text:p>
          </table:table-cell>
          <table:table-cell table:number-columns-repeated="2" office:value-type="string" calcext:value-type="string">
            <text:p>x</text:p>
          </table:table-cell>
          <table:table-cell table:number-columns-repeated="4"/>
          <table:table-cell table:formula="of:=NOW()-10" office:value-type="date" office:date-value="2015-05-27T23:19:27.03"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1]&amp;&quot;-&quot;&amp;[.B11]&amp;&quot;-&quot;&amp;[.C11]&amp;[.D11]&amp;[.E11]&amp;[.F11]&amp;[.G11]&amp;IF(ISBLANK([.H11]);&quot;&quot;;TEXT([.H11];&quot;000000000000&quot;))&amp;&quot;-&quot;&amp;TEXT([.I11];&quot;00&quot;)&amp;&quot;-&quot;&amp;TEXT([.J11];&quot;V0&quot;)&amp;&quot;.&quot;&amp;[.K11]" office:value-type="string" office:string-value="EXE-PMQ-PT000180030072-01-V1.pdf" calcext:value-type="string">
            <text:p>EXE-PMQ-PT000180030072-01-V1.pdf</text:p>
          </table:table-cell>
          <table:table-cell table:formula="of:=[.A11]&amp;&quot;-&quot;&amp;[.B11]&amp;&quot;-&quot;&amp;[.C11]&amp;[.D11]&amp;[.E11]&amp;[.F11]&amp;[.G11]&amp;IF(ISBLANK([.H11]);&quot;&quot;;TEXT([.H11];&quot;000000000000&quot;))&amp;&quot;-&quot;&amp;TEXT([.I11];&quot;00&quot;)&amp;&quot;-&quot;&amp;TEXT([.J11];&quot;V0&quot;)" office:value-type="string" office:string-value="EXE-PMQ-PT000180030072-01-V1" calcext:value-type="string">
            <text:p>EXE-PMQ-PT000180030072-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2]&amp;&quot;-&quot;&amp;[.B12]&amp;&quot;-&quot;&amp;[.C12]&amp;[.D12]&amp;[.E12]&amp;[.F12]&amp;[.G12]&amp;IF(ISBLANK([.H12]);&quot;&quot;;TEXT([.H12];&quot;000000000000&quot;))&amp;&quot;-&quot;&amp;TEXT([.I12];&quot;00&quot;)&amp;&quot;-&quot;&amp;TEXT([.J12];&quot;V0&quot;)&amp;&quot;.&quot;&amp;[.K12]" office:value-type="string" office:string-value="EXE-PMQ-PT000180030091-01-V1.pdf" calcext:value-type="string">
            <text:p>EXE-PMQ-PT000180030091-01-V1.pdf</text:p>
          </table:table-cell>
          <table:table-cell table:formula="of:=[.A12]&amp;&quot;-&quot;&amp;[.B12]&amp;&quot;-&quot;&amp;[.C12]&amp;[.D12]&amp;[.E12]&amp;[.F12]&amp;[.G12]&amp;IF(ISBLANK([.H12]);&quot;&quot;;TEXT([.H12];&quot;000000000000&quot;))&amp;&quot;-&quot;&amp;TEXT([.I12];&quot;00&quot;)&amp;&quot;-&quot;&amp;TEXT([.J12];&quot;V0&quot;)" office:value-type="string" office:string-value="EXE-PMQ-PT000180030091-01-V1" calcext:value-type="string">
            <text:p>EXE-PMQ-PT000180030091-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4" calcext:value-type="float">
            <text:p>000180030064</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3]&amp;&quot;-&quot;&amp;[.B13]&amp;&quot;-&quot;&amp;[.C13]&amp;[.D13]&amp;[.E13]&amp;[.F13]&amp;[.G13]&amp;IF(ISBLANK([.H13]);&quot;&quot;;TEXT([.H13];&quot;000000000000&quot;))&amp;&quot;-&quot;&amp;TEXT([.I13];&quot;00&quot;)&amp;&quot;-&quot;&amp;TEXT([.J13];&quot;V0&quot;)&amp;&quot;.&quot;&amp;[.K13]" office:value-type="string" office:string-value="EXE-PMQ-PT000180030064-01-V1.xls" calcext:value-type="string">
            <text:p>EXE-PMQ-PT000180030064-01-V1.xls</text:p>
          </table:table-cell>
          <table:table-cell table:formula="of:=[.A13]&amp;&quot;-&quot;&amp;[.B13]&amp;&quot;-&quot;&amp;[.C13]&amp;[.D13]&amp;[.E13]&amp;[.F13]&amp;[.G13]&amp;IF(ISBLANK([.H13]);&quot;&quot;;TEXT([.H13];&quot;000000000000&quot;))&amp;&quot;-&quot;&amp;TEXT([.I13];&quot;00&quot;)&amp;&quot;-&quot;&amp;TEXT([.J13];&quot;V0&quot;)" office:value-type="string" office:string-value="EXE-PMQ-PT000180030064-01-V1" calcext:value-type="string">
            <text:p>EXE-PMQ-PT000180030064-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65" calcext:value-type="float">
            <text:p>00018003006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4]&amp;&quot;-&quot;&amp;[.B14]&amp;&quot;-&quot;&amp;[.C14]&amp;[.D14]&amp;[.E14]&amp;[.F14]&amp;[.G14]&amp;IF(ISBLANK([.H14]);&quot;&quot;;TEXT([.H14];&quot;000000000000&quot;))&amp;&quot;-&quot;&amp;TEXT([.I14];&quot;00&quot;)&amp;&quot;-&quot;&amp;TEXT([.J14];&quot;V0&quot;)&amp;&quot;.&quot;&amp;[.K14]" office:value-type="string" office:string-value="EXE-PMQ-PT000180030065-01-V1.xls" calcext:value-type="string">
            <text:p>EXE-PMQ-PT000180030065-01-V1.xls</text:p>
          </table:table-cell>
          <table:table-cell table:formula="of:=[.A14]&amp;&quot;-&quot;&amp;[.B14]&amp;&quot;-&quot;&amp;[.C14]&amp;[.D14]&amp;[.E14]&amp;[.F14]&amp;[.G14]&amp;IF(ISBLANK([.H14]);&quot;&quot;;TEXT([.H14];&quot;000000000000&quot;))&amp;&quot;-&quot;&amp;TEXT([.I14];&quot;00&quot;)&amp;&quot;-&quot;&amp;TEXT([.J14];&quot;V0&quot;)" office:value-type="string" office:string-value="EXE-PMQ-PT000180030065-01-V1" calcext:value-type="string">
            <text:p>EXE-PMQ-PT000180030065-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72" calcext:value-type="float">
            <text:p>00018003007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xl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5]&amp;&quot;-&quot;&amp;[.B15]&amp;&quot;-&quot;&amp;[.C15]&amp;[.D15]&amp;[.E15]&amp;[.F15]&amp;[.G15]&amp;IF(ISBLANK([.H15]);&quot;&quot;;TEXT([.H15];&quot;000000000000&quot;))&amp;&quot;-&quot;&amp;TEXT([.I15];&quot;00&quot;)&amp;&quot;-&quot;&amp;TEXT([.J15];&quot;V0&quot;)&amp;&quot;.&quot;&amp;[.K15]" office:value-type="string" office:string-value="EXE-PMQ-PT000180030072-01-V1.xls" calcext:value-type="string">
            <text:p>EXE-PMQ-PT000180030072-01-V1.xls</text:p>
          </table:table-cell>
          <table:table-cell table:formula="of:=[.A15]&amp;&quot;-&quot;&amp;[.B15]&amp;&quot;-&quot;&amp;[.C15]&amp;[.D15]&amp;[.E15]&amp;[.F15]&amp;[.G15]&amp;IF(ISBLANK([.H15]);&quot;&quot;;TEXT([.H15];&quot;000000000000&quot;))&amp;&quot;-&quot;&amp;TEXT([.I15];&quot;00&quot;)&amp;&quot;-&quot;&amp;TEXT([.J15];&quot;V0&quot;)" office:value-type="string" office:string-value="EXE-PMQ-PT000180030072-01-V1" calcext:value-type="string">
            <text:p>EXE-PMQ-PT000180030072-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PMQ</text:p>
          </table:table-cell>
          <table:table-cell office:value-type="string" calcext:value-type="string">
            <text:p>PT</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ods</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formula="of:=[.A16]&amp;&quot;-&quot;&amp;[.B16]&amp;&quot;-&quot;&amp;[.C16]&amp;[.D16]&amp;[.E16]&amp;[.F16]&amp;[.G16]&amp;IF(ISBLANK([.H16]);&quot;&quot;;TEXT([.H16];&quot;000000000000&quot;))&amp;&quot;-&quot;&amp;TEXT([.I16];&quot;00&quot;)&amp;&quot;-&quot;&amp;TEXT([.J16];&quot;V0&quot;)&amp;&quot;.&quot;&amp;[.K16]" office:value-type="string" office:string-value="EXE-PMQ-PT000180030091-01-V1.ods" calcext:value-type="string">
            <text:p>EXE-PMQ-PT000180030091-01-V1.ods</text:p>
          </table:table-cell>
          <table:table-cell table:formula="of:=[.A16]&amp;&quot;-&quot;&amp;[.B16]&amp;&quot;-&quot;&amp;[.C16]&amp;[.D16]&amp;[.E16]&amp;[.F16]&amp;[.G16]&amp;IF(ISBLANK([.H16]);&quot;&quot;;TEXT([.H16];&quot;000000000000&quot;))&amp;&quot;-&quot;&amp;TEXT([.I16];&quot;00&quot;)&amp;&quot;-&quot;&amp;TEXT([.J16];&quot;V0&quot;)" office:value-type="string" office:string-value="EXE-PMQ-PT000180030091-01-V1" calcext:value-type="string">
            <text:p>EXE-PMQ-PT000180030091-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3</text:p>
          </table:table-cell>
          <table:table-cell table:formula="of:=[.A17]&amp;&quot;-&quot;&amp;[.B17]&amp;&quot;-&quot;&amp;[.C17]&amp;[.D17]&amp;[.E17]&amp;[.F17]&amp;[.G17]&amp;IF(ISBLANK([.H17]);&quot;&quot;;TEXT([.H17];&quot;000000000000&quot;))&amp;&quot;-&quot;&amp;TEXT([.I17];&quot;00&quot;)&amp;&quot;-&quot;&amp;TEXT([.J17];&quot;V0&quot;)&amp;&quot;.&quot;&amp;[.K17]" office:value-type="string" office:string-value="EXE-DPO-PT000180031350-01-V1.zip" calcext:value-type="string">
            <text:p>EXE-DPO-PT000180031350-01-V1.zip</text:p>
          </table:table-cell>
          <table:table-cell table:formula="of:=[.A17]&amp;&quot;-&quot;&amp;[.B17]&amp;&quot;-&quot;&amp;[.C17]&amp;[.D17]&amp;[.E17]&amp;[.F17]&amp;[.G17]&amp;IF(ISBLANK([.H17]);&quot;&quot;;TEXT([.H17];&quot;000000000000&quot;))&amp;&quot;-&quot;&amp;TEXT([.I17];&quot;00&quot;)&amp;&quot;-&quot;&amp;TEXT([.J17];&quot;V0&quot;)" office:value-type="string" office:string-value="EXE-DPO-PT000180031350-01-V1" calcext:value-type="string">
            <text:p>EXE-DPO-PT000180031350-01-V1</text:p>
          </table:table-cell>
          <table:table-cell table:number-columns-repeated="2" office:value-type="string" calcext:value-type="string">
            <text:p>x</text:p>
          </table:table-cell>
          <table:table-cell table:number-columns-repeated="4"/>
          <table:table-cell table:formula="of:=NOW()-10" office:value-type="date" office:date-value="2015-05-27T23:19:27.031" calcext:value-type="date">
            <text:p>27/05/15</text:p>
          </table:table-cell>
          <table:table-cell table:style-name="ce65" table:formula="of:=NOW()" office:value-type="date" office:date-value="2015-06-06T23:19:27.031"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DPO</text:p>
          </table:table-cell>
          <table:table-cell office:value-type="string" calcext:value-type="string">
            <text:p>PT</text:p>
          </table:table-cell>
          <table:table-cell table:number-columns-repeated="4"/>
          <table:table-cell office:value-type="float" office:value="180031350" calcext:value-type="float">
            <text:p>00018003135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office:value-type="string" calcext:value-type="string">
            <text:p>\LOT1</text:p>
          </table:table-cell>
          <table:table-cell office:value-type="string" calcext:value-type="string">
            <text:p>\BE01</text:p>
          </table:table-cell>
          <table:table-cell office:value-type="string" calcext:value-type="string">
            <text:p>\C003</text:p>
          </table:table-cell>
          <table:table-cell table:formula="of:=[.A18]&amp;&quot;-&quot;&amp;[.B18]&amp;&quot;-&quot;&amp;[.C18]&amp;[.D18]&amp;[.E18]&amp;[.F18]&amp;[.G18]&amp;IF(ISBLANK([.H18]);&quot;&quot;;TEXT([.H18];&quot;000000000000&quot;))&amp;&quot;-&quot;&amp;TEXT([.I18];&quot;00&quot;)&amp;&quot;-&quot;&amp;TEXT([.J18];&quot;V0&quot;)&amp;&quot;.&quot;&amp;[.K18]" office:value-type="string" office:string-value="EXE-DPO-PT000180031350-01-V1.zip" calcext:value-type="string">
            <text:p>EXE-DPO-PT000180031350-01-V1.zip</text:p>
          </table:table-cell>
          <table:table-cell table:formula="of:=[.A18]&amp;&quot;-&quot;&amp;[.B18]&amp;&quot;-&quot;&amp;[.C18]&amp;[.D18]&amp;[.E18]&amp;[.F18]&amp;[.G18]&amp;IF(ISBLANK([.H18]);&quot;&quot;;TEXT([.H18];&quot;000000000000&quot;))&amp;&quot;-&quot;&amp;TEXT([.I18];&quot;00&quot;)&amp;&quot;-&quot;&amp;TEXT([.J18];&quot;V0&quot;)" office:value-type="string" office:string-value="EXE-DPO-PT000180031350-01-V1" calcext:value-type="string">
            <text:p>EXE-DPO-PT000180031350-01-V1</text:p>
          </table:table-cell>
          <table:table-cell table:number-columns-repeated="2" office:value-type="string" calcext:value-type="string">
            <text:p>x</text:p>
          </table:table-cell>
          <table:table-cell table:number-columns-repeated="4"/>
          <table:table-cell table:formula="of:=NOW()-10" office:value-type="date" office:date-value="2015-05-27T23:19:27.032" calcext:value-type="date">
            <text:p>27/05/15</text:p>
          </table:table-cell>
          <table:table-cell table:style-name="ce65" table:formula="of:=NOW()" office:value-type="date" office:date-value="2015-06-06T23:19:27.032"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19]);&quot;&quot;;&quot;\&quot;&amp;[.D19])" office:value-type="string" office:string-value="\DSPE" calcext:value-type="string">
            <text:p>\DSPE</text:p>
          </table:table-cell>
          <table:table-cell office:value-type="string" calcext:value-type="string">
            <text:p>\INFRA</text:p>
          </table:table-cell>
          <table:table-cell table:formula="of:=IF(ISBLANK([.E19]);&quot;&quot;;&quot;\&quot;&amp;[.E19])" office:value-type="string" office:string-value="\LOT1" calcext:value-type="string">
            <text:p>\LOT1</text:p>
          </table:table-cell>
          <table:table-cell table:formula="of:=IF(ISBLANK([.F19]);&quot;&quot;;&quot;\&quot;&amp;[.F19])" office:value-type="string" office:string-value="\BE01" calcext:value-type="string">
            <text:p>\BE01</text:p>
          </table:table-cell>
          <table:table-cell table:formula="of:=IF(ISBLANK([.G19]);&quot;&quot;;&quot;\&quot;&amp;[.G19])" office:value-type="string" office:string-value="\C001" calcext:value-type="string">
            <text:p>\C001</text:p>
          </table:table-cell>
          <table:table-cell table:formula="of:=[.A19]&amp;&quot;-&quot;&amp;[.B19]&amp;&quot;-&quot;&amp;[.C19]&amp;[.D19]&amp;[.E19]&amp;[.F19]&amp;[.G19]&amp;IF(ISBLANK([.H19]);&quot;&quot;;TEXT([.H19];&quot;000000000000&quot;))&amp;&quot;-&quot;&amp;TEXT([.I19];&quot;00&quot;)&amp;&quot;-&quot;&amp;TEXT([.J19];&quot;V0&quot;)&amp;&quot;.&quot;&amp;[.K19]" office:value-type="string" office:string-value="REC-PGC-R4DSPELOT1BE01C001-01-V1.dwg" calcext:value-type="string">
            <text:p>REC-PGC-R4DSPELOT1BE01C001-01-V1.dwg</text:p>
          </table:table-cell>
          <table:table-cell table:formula="of:=[.A19]&amp;&quot;-&quot;&amp;[.B19]&amp;&quot;-&quot;&amp;[.C19]&amp;[.D19]&amp;[.E19]&amp;[.F19]&amp;[.G19]&amp;IF(ISBLANK([.H19]);&quot;&quot;;TEXT([.H19];&quot;000000000000&quot;))&amp;&quot;-&quot;&amp;TEXT([.I19];&quot;00&quot;)&amp;&quot;-&quot;&amp;TEXT([.J19];&quot;V0&quot;)" office:value-type="string" office:string-value="REC-PGC-R4DSPELOT1BE01C001-01-V1" calcext:value-type="string">
            <text:p>REC-PGC-R4DSPELOT1BE01C001-01-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2" calcext:value-type="date">
            <text:p>27/05/15</text:p>
          </table:table-cell>
          <table:table-cell table:style-name="ce65" table:formula="of:=NOW()" office:value-type="date" office:date-value="2015-06-06T23:19:27.032"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dwg</text:p>
          </table:table-cell>
          <table:table-cell/>
          <table:table-cell table:formula="of:=IF(ISBLANK([.D20]);&quot;&quot;;&quot;\&quot;&amp;[.D20])" office:value-type="string" office:string-value="\DSPE" calcext:value-type="string">
            <text:p>\DSPE</text:p>
          </table:table-cell>
          <table:table-cell office:value-type="string" calcext:value-type="string">
            <text:p>\INFRA</text:p>
          </table:table-cell>
          <table:table-cell table:formula="of:=IF(ISBLANK([.E20]);&quot;&quot;;&quot;\&quot;&amp;[.E20])" office:value-type="string" office:string-value="\LOT1" calcext:value-type="string">
            <text:p>\LOT1</text:p>
          </table:table-cell>
          <table:table-cell table:formula="of:=IF(ISBLANK([.F20]);&quot;&quot;;&quot;\&quot;&amp;[.F20])" office:value-type="string" office:string-value="\BE01" calcext:value-type="string">
            <text:p>\BE01</text:p>
          </table:table-cell>
          <table:table-cell table:formula="of:=IF(ISBLANK([.G20]);&quot;&quot;;&quot;\&quot;&amp;[.G20])" office:value-type="string" office:string-value="\C001" calcext:value-type="string">
            <text:p>\C001</text:p>
          </table:table-cell>
          <table:table-cell table:formula="of:=[.A20]&amp;&quot;-&quot;&amp;[.B20]&amp;&quot;-&quot;&amp;[.C20]&amp;[.D20]&amp;[.E20]&amp;[.F20]&amp;[.G20]&amp;IF(ISBLANK([.H20]);&quot;&quot;;TEXT([.H20];&quot;000000000000&quot;))&amp;&quot;-&quot;&amp;TEXT([.I20];&quot;00&quot;)&amp;&quot;-&quot;&amp;TEXT([.J20];&quot;V0&quot;)&amp;&quot;.&quot;&amp;[.K20]" office:value-type="string" office:string-value="REC-PGC-R4DSPELOT1BE01C001-02-V1.dwg" calcext:value-type="string">
            <text:p>REC-PGC-R4DSPELOT1BE01C001-02-V1.dwg</text:p>
          </table:table-cell>
          <table:table-cell table:formula="of:=[.A20]&amp;&quot;-&quot;&amp;[.B20]&amp;&quot;-&quot;&amp;[.C20]&amp;[.D20]&amp;[.E20]&amp;[.F20]&amp;[.G20]&amp;IF(ISBLANK([.H20]);&quot;&quot;;TEXT([.H20];&quot;000000000000&quot;))&amp;&quot;-&quot;&amp;TEXT([.I20];&quot;00&quot;)&amp;&quot;-&quot;&amp;TEXT([.J20];&quot;V0&quot;)" office:value-type="string" office:string-value="REC-PGC-R4DSPELOT1BE01C001-02-V1" calcext:value-type="string">
            <text:p>REC-PGC-R4DSPELOT1BE01C001-02-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2" calcext:value-type="date">
            <text:p>27/05/15</text:p>
          </table:table-cell>
          <table:table-cell table:style-name="ce65" table:formula="of:=NOW()" office:value-type="date" office:date-value="2015-06-06T23:19:27.032"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1]);&quot;&quot;;&quot;\&quot;&amp;[.D21])" office:value-type="string" office:string-value="\DSPE" calcext:value-type="string">
            <text:p>\DSPE</text:p>
          </table:table-cell>
          <table:table-cell office:value-type="string" calcext:value-type="string">
            <text:p>\INFRA</text:p>
          </table:table-cell>
          <table:table-cell table:formula="of:=IF(ISBLANK([.E21]);&quot;&quot;;&quot;\&quot;&amp;[.E21])" office:value-type="string" office:string-value="\LOT1" calcext:value-type="string">
            <text:p>\LOT1</text:p>
          </table:table-cell>
          <table:table-cell table:formula="of:=IF(ISBLANK([.F21]);&quot;&quot;;&quot;\&quot;&amp;[.F21])" office:value-type="string" office:string-value="\BE01" calcext:value-type="string">
            <text:p>\BE01</text:p>
          </table:table-cell>
          <table:table-cell table:formula="of:=IF(ISBLANK([.G21]);&quot;&quot;;&quot;\&quot;&amp;[.G21])" office:value-type="string" office:string-value="\C001" calcext:value-type="string">
            <text:p>\C001</text:p>
          </table:table-cell>
          <table:table-cell table:formula="of:=[.A21]&amp;&quot;-&quot;&amp;[.B21]&amp;&quot;-&quot;&amp;[.C21]&amp;[.D21]&amp;[.E21]&amp;[.F21]&amp;[.G21]&amp;IF(ISBLANK([.H21]);&quot;&quot;;TEXT([.H21];&quot;000000000000&quot;))&amp;&quot;-&quot;&amp;TEXT([.I21];&quot;00&quot;)&amp;&quot;-&quot;&amp;TEXT([.J21];&quot;V0&quot;)&amp;&quot;.&quot;&amp;[.K21]" office:value-type="string" office:string-value="REC-PGC-R4DSPELOT1BE01C001-01-V1.pdf" calcext:value-type="string">
            <text:p>REC-PGC-R4DSPELOT1BE01C001-01-V1.pdf</text:p>
          </table:table-cell>
          <table:table-cell table:formula="of:=[.A21]&amp;&quot;-&quot;&amp;[.B21]&amp;&quot;-&quot;&amp;[.C21]&amp;[.D21]&amp;[.E21]&amp;[.F21]&amp;[.G21]&amp;IF(ISBLANK([.H21]);&quot;&quot;;TEXT([.H21];&quot;000000000000&quot;))&amp;&quot;-&quot;&amp;TEXT([.I21];&quot;00&quot;)&amp;&quot;-&quot;&amp;TEXT([.J21];&quot;V0&quot;)" office:value-type="string" office:string-value="REC-PGC-R4DSPELOT1BE01C001-01-V1" calcext:value-type="string">
            <text:p>REC-PGC-R4DSPELOT1BE01C001-01-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2" calcext:value-type="date">
            <text:p>27/05/15</text:p>
          </table:table-cell>
          <table:table-cell table:style-name="ce65" table:formula="of:=NOW()" office:value-type="date" office:date-value="2015-06-06T23:19:27.032"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P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2" calcext:value-type="float">
            <text:p>02</text:p>
          </table:table-cell>
          <table:table-cell office:value-type="float" office:value="1" calcext:value-type="float">
            <text:p>V1</text:p>
          </table:table-cell>
          <table:table-cell office:value-type="string" calcext:value-type="string">
            <text:p>pdf</text:p>
          </table:table-cell>
          <table:table-cell/>
          <table:table-cell table:formula="of:=IF(ISBLANK([.D22]);&quot;&quot;;&quot;\&quot;&amp;[.D22])" office:value-type="string" office:string-value="\DSPE" calcext:value-type="string">
            <text:p>\DSPE</text:p>
          </table:table-cell>
          <table:table-cell office:value-type="string" calcext:value-type="string">
            <text:p>\INFRA</text:p>
          </table:table-cell>
          <table:table-cell table:formula="of:=IF(ISBLANK([.E22]);&quot;&quot;;&quot;\&quot;&amp;[.E22])" office:value-type="string" office:string-value="\LOT1" calcext:value-type="string">
            <text:p>\LOT1</text:p>
          </table:table-cell>
          <table:table-cell table:formula="of:=IF(ISBLANK([.F22]);&quot;&quot;;&quot;\&quot;&amp;[.F22])" office:value-type="string" office:string-value="\BE01" calcext:value-type="string">
            <text:p>\BE01</text:p>
          </table:table-cell>
          <table:table-cell table:formula="of:=IF(ISBLANK([.G22]);&quot;&quot;;&quot;\&quot;&amp;[.G22])" office:value-type="string" office:string-value="\C001" calcext:value-type="string">
            <text:p>\C001</text:p>
          </table:table-cell>
          <table:table-cell table:formula="of:=[.A22]&amp;&quot;-&quot;&amp;[.B22]&amp;&quot;-&quot;&amp;[.C22]&amp;[.D22]&amp;[.E22]&amp;[.F22]&amp;[.G22]&amp;IF(ISBLANK([.H22]);&quot;&quot;;TEXT([.H22];&quot;000000000000&quot;))&amp;&quot;-&quot;&amp;TEXT([.I22];&quot;00&quot;)&amp;&quot;-&quot;&amp;TEXT([.J22];&quot;V0&quot;)&amp;&quot;.&quot;&amp;[.K22]" office:value-type="string" office:string-value="REC-PGC-R4DSPELOT1BE01C001-02-V1.pdf" calcext:value-type="string">
            <text:p>REC-PGC-R4DSPELOT1BE01C001-02-V1.pdf</text:p>
          </table:table-cell>
          <table:table-cell table:formula="of:=[.A22]&amp;&quot;-&quot;&amp;[.B22]&amp;&quot;-&quot;&amp;[.C22]&amp;[.D22]&amp;[.E22]&amp;[.F22]&amp;[.G22]&amp;IF(ISBLANK([.H22]);&quot;&quot;;TEXT([.H22];&quot;000000000000&quot;))&amp;&quot;-&quot;&amp;TEXT([.I22];&quot;00&quot;)&amp;&quot;-&quot;&amp;TEXT([.J22];&quot;V0&quot;)" office:value-type="string" office:string-value="REC-PGC-R4DSPELOT1BE01C001-02-V1" calcext:value-type="string">
            <text:p>REC-PGC-R4DSPELOT1BE01C001-02-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2" calcext:value-type="date">
            <text:p>27/05/15</text:p>
          </table:table-cell>
          <table:table-cell table:style-name="ce65" table:formula="of:=NOW()" office:value-type="date" office:date-value="2015-06-06T23:19:27.032"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DLV</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3]);&quot;&quot;;&quot;\&quot;&amp;[.D23])" office:value-type="string" office:string-value="\DSPE" calcext:value-type="string">
            <text:p>\DSPE</text:p>
          </table:table-cell>
          <table:table-cell office:value-type="string" calcext:value-type="string">
            <text:p>\INFRA</text:p>
          </table:table-cell>
          <table:table-cell table:formula="of:=IF(ISBLANK([.E23]);&quot;&quot;;&quot;\&quot;&amp;[.E23])" office:value-type="string" office:string-value="\LOT1" calcext:value-type="string">
            <text:p>\LOT1</text:p>
          </table:table-cell>
          <table:table-cell table:formula="of:=IF(ISBLANK([.F23]);&quot;&quot;;&quot;\&quot;&amp;[.F23])" office:value-type="string" office:string-value="\BE01" calcext:value-type="string">
            <text:p>\BE01</text:p>
          </table:table-cell>
          <table:table-cell table:formula="of:=IF(ISBLANK([.G23]);&quot;&quot;;&quot;\&quot;&amp;[.G23])" office:value-type="string" office:string-value="\C001" calcext:value-type="string">
            <text:p>\C001</text:p>
          </table:table-cell>
          <table:table-cell table:formula="of:=[.A23]&amp;&quot;-&quot;&amp;[.B23]&amp;&quot;-&quot;&amp;[.C23]&amp;[.D23]&amp;[.E23]&amp;[.F23]&amp;[.G23]&amp;IF(ISBLANK([.H23]);&quot;&quot;;TEXT([.H23];&quot;000000000000&quot;))&amp;&quot;-&quot;&amp;TEXT([.I23];&quot;00&quot;)&amp;&quot;-&quot;&amp;TEXT([.J23];&quot;V0&quot;)&amp;&quot;.&quot;&amp;[.K23]" office:value-type="string" office:string-value="REC-DLV-R4DSPELOT1BE01C001-01-V1.zip" calcext:value-type="string">
            <text:p>REC-DLV-R4DSPELOT1BE01C001-01-V1.zip</text:p>
          </table:table-cell>
          <table:table-cell table:formula="of:=[.A23]&amp;&quot;-&quot;&amp;[.B23]&amp;&quot;-&quot;&amp;[.C23]&amp;[.D23]&amp;[.E23]&amp;[.F23]&amp;[.G23]&amp;IF(ISBLANK([.H23]);&quot;&quot;;TEXT([.H23];&quot;000000000000&quot;))&amp;&quot;-&quot;&amp;TEXT([.I23];&quot;00&quot;)&amp;&quot;-&quot;&amp;TEXT([.J23];&quot;V0&quot;)" office:value-type="string" office:string-value="REC-DLV-R4DSPELOT1BE01C001-01-V1" calcext:value-type="string">
            <text:p>REC-DLV-R4DSPELOT1BE01C001-01-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3" calcext:value-type="date">
            <text:p>27/05/15</text:p>
          </table:table-cell>
          <table:table-cell table:style-name="ce65" table:formula="of:=NOW()" office:value-type="date" office:date-value="2015-06-06T23:19:27.03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table:formula="of:=IF(ISBLANK([.D24]);&quot;&quot;;&quot;\&quot;&amp;[.D24])" office:value-type="string" office:string-value="\DSPE" calcext:value-type="string">
            <text:p>\DSPE</text:p>
          </table:table-cell>
          <table:table-cell office:value-type="string" calcext:value-type="string">
            <text:p>\INFRA</text:p>
          </table:table-cell>
          <table:table-cell table:formula="of:=IF(ISBLANK([.E24]);&quot;&quot;;&quot;\&quot;&amp;[.E24])" office:value-type="string" office:string-value="\LOT1" calcext:value-type="string">
            <text:p>\LOT1</text:p>
          </table:table-cell>
          <table:table-cell table:formula="of:=IF(ISBLANK([.F24]);&quot;&quot;;&quot;\&quot;&amp;[.F24])" office:value-type="string" office:string-value="\BE01" calcext:value-type="string">
            <text:p>\BE01</text:p>
          </table:table-cell>
          <table:table-cell table:formula="of:=IF(ISBLANK([.G24]);&quot;&quot;;&quot;\&quot;&amp;[.G24])" office:value-type="string" office:string-value="\C001" calcext:value-type="string">
            <text:p>\C001</text:p>
          </table:table-cell>
          <table:table-cell table:formula="of:=[.A24]&amp;&quot;-&quot;&amp;[.B24]&amp;&quot;-&quot;&amp;[.C24]&amp;[.D24]&amp;[.E24]&amp;[.F24]&amp;[.G24]&amp;IF(ISBLANK([.H24]);&quot;&quot;;TEXT([.H24];&quot;000000000000&quot;))&amp;&quot;-&quot;&amp;TEXT([.I24];&quot;00&quot;)&amp;&quot;-&quot;&amp;TEXT([.J24];&quot;V0&quot;)&amp;&quot;.&quot;&amp;[.K24]" office:value-type="string" office:string-value="REC-SGC-R4DSPELOT1BE01C001-01-V1.dwg" calcext:value-type="string">
            <text:p>REC-SGC-R4DSPELOT1BE01C001-01-V1.dwg</text:p>
          </table:table-cell>
          <table:table-cell table:formula="of:=[.A24]&amp;&quot;-&quot;&amp;[.B24]&amp;&quot;-&quot;&amp;[.C24]&amp;[.D24]&amp;[.E24]&amp;[.F24]&amp;[.G24]&amp;IF(ISBLANK([.H24]);&quot;&quot;;TEXT([.H24];&quot;000000000000&quot;))&amp;&quot;-&quot;&amp;TEXT([.I24];&quot;00&quot;)&amp;&quot;-&quot;&amp;TEXT([.J24];&quot;V0&quot;)" office:value-type="string" office:string-value="REC-SGC-R4DSPELOT1BE01C001-01-V1" calcext:value-type="string">
            <text:p>REC-SGC-R4DSPELOT1BE01C001-01-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3" calcext:value-type="date">
            <text:p>27/05/15</text:p>
          </table:table-cell>
          <table:table-cell table:style-name="ce65" table:formula="of:=NOW()" office:value-type="date" office:date-value="2015-06-06T23:19:27.03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S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25]);&quot;&quot;;&quot;\&quot;&amp;[.D25])" office:value-type="string" office:string-value="\DSPE" calcext:value-type="string">
            <text:p>\DSPE</text:p>
          </table:table-cell>
          <table:table-cell office:value-type="string" calcext:value-type="string">
            <text:p>\INFRA</text:p>
          </table:table-cell>
          <table:table-cell table:formula="of:=IF(ISBLANK([.E25]);&quot;&quot;;&quot;\&quot;&amp;[.E25])" office:value-type="string" office:string-value="\LOT1" calcext:value-type="string">
            <text:p>\LOT1</text:p>
          </table:table-cell>
          <table:table-cell table:formula="of:=IF(ISBLANK([.F25]);&quot;&quot;;&quot;\&quot;&amp;[.F25])" office:value-type="string" office:string-value="\BE01" calcext:value-type="string">
            <text:p>\BE01</text:p>
          </table:table-cell>
          <table:table-cell table:formula="of:=IF(ISBLANK([.G25]);&quot;&quot;;&quot;\&quot;&amp;[.G25])" office:value-type="string" office:string-value="\C001" calcext:value-type="string">
            <text:p>\C001</text:p>
          </table:table-cell>
          <table:table-cell table:formula="of:=[.A25]&amp;&quot;-&quot;&amp;[.B25]&amp;&quot;-&quot;&amp;[.C25]&amp;[.D25]&amp;[.E25]&amp;[.F25]&amp;[.G25]&amp;IF(ISBLANK([.H25]);&quot;&quot;;TEXT([.H25];&quot;000000000000&quot;))&amp;&quot;-&quot;&amp;TEXT([.I25];&quot;00&quot;)&amp;&quot;-&quot;&amp;TEXT([.J25];&quot;V0&quot;)&amp;&quot;.&quot;&amp;[.K25]" office:value-type="string" office:string-value="REC-SGC-R4DSPELOT1BE01C001-01-V1.pdf" calcext:value-type="string">
            <text:p>REC-SGC-R4DSPELOT1BE01C001-01-V1.pdf</text:p>
          </table:table-cell>
          <table:table-cell table:formula="of:=[.A25]&amp;&quot;-&quot;&amp;[.B25]&amp;&quot;-&quot;&amp;[.C25]&amp;[.D25]&amp;[.E25]&amp;[.F25]&amp;[.G25]&amp;IF(ISBLANK([.H25]);&quot;&quot;;TEXT([.H25];&quot;000000000000&quot;))&amp;&quot;-&quot;&amp;TEXT([.I25];&quot;00&quot;)&amp;&quot;-&quot;&amp;TEXT([.J25];&quot;V0&quot;)" office:value-type="string" office:string-value="REC-SGC-R4DSPELOT1BE01C001-01-V1" calcext:value-type="string">
            <text:p>REC-SGC-R4DSPELOT1BE01C001-01-V1</text:p>
          </table:table-cell>
          <table:table-cell/>
          <table:table-cell office:value-type="string" calcext:value-type="string">
            <text:p>x</text:p>
          </table:table-cell>
          <table:table-cell office:value-type="string" calcext:value-type="string">
            <text:p>A</text:p>
          </table:table-cell>
          <table:table-cell table:number-columns-repeated="3"/>
          <table:table-cell table:formula="of:=NOW()-10" office:value-type="date" office:date-value="2015-05-27T23:19:27.033" calcext:value-type="date">
            <text:p>27/05/15</text:p>
          </table:table-cell>
          <table:table-cell table:style-name="ce65" table:formula="of:=NOW()" office:value-type="date" office:date-value="2015-06-06T23:19:27.03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6]);&quot;&quot;;&quot;\&quot;&amp;[.D26])" office:value-type="string" office:string-value="\DSPE" calcext:value-type="string">
            <text:p>\DSPE</text:p>
          </table:table-cell>
          <table:table-cell office:value-type="string" calcext:value-type="string">
            <text:p>\INFRA</text:p>
          </table:table-cell>
          <table:table-cell table:formula="of:=IF(ISBLANK([.E26]);&quot;&quot;;&quot;\&quot;&amp;[.E26])" office:value-type="string" office:string-value="\LOT1" calcext:value-type="string">
            <text:p>\LOT1</text:p>
          </table:table-cell>
          <table:table-cell table:formula="of:=IF(ISBLANK([.F26]);&quot;&quot;;&quot;\&quot;&amp;[.F26])" office:value-type="string" office:string-value="\BE01" calcext:value-type="string">
            <text:p>\BE01</text:p>
          </table:table-cell>
          <table:table-cell table:formula="of:=IF(ISBLANK([.G26]);&quot;&quot;;&quot;\&quot;&amp;[.G26])" office:value-type="string" office:string-value="\C002" calcext:value-type="string">
            <text:p>\C002</text:p>
          </table:table-cell>
          <table:table-cell table:formula="of:=[.A26]&amp;&quot;-&quot;&amp;[.B26]&amp;&quot;-&quot;&amp;[.C26]&amp;[.D26]&amp;[.E26]&amp;[.F26]&amp;[.G26]&amp;IF(ISBLANK([.H26]);&quot;&quot;;TEXT([.H26];&quot;000000000000&quot;))&amp;&quot;-&quot;&amp;TEXT([.I26];&quot;00&quot;)&amp;&quot;-&quot;&amp;TEXT([.J26];&quot;V0&quot;)&amp;&quot;.&quot;&amp;[.K26]" office:value-type="string" office:string-value="DIA-DPI-R4DSPELOT1BE01C002-01-V1.zip" calcext:value-type="string">
            <text:p>DIA-DPI-R4DSPELOT1BE01C002-01-V1.zip</text:p>
          </table:table-cell>
          <table:table-cell table:formula="of:=[.A26]&amp;&quot;-&quot;&amp;[.B26]&amp;&quot;-&quot;&amp;[.C26]&amp;[.D26]&amp;[.E26]&amp;[.F26]&amp;[.G26]&amp;IF(ISBLANK([.H26]);&quot;&quot;;TEXT([.H26];&quot;000000000000&quot;))&amp;&quot;-&quot;&amp;TEXT([.I26];&quot;00&quot;)&amp;&quot;-&quot;&amp;TEXT([.J26];&quot;V0&quot;)" office:value-type="string" office:string-value="DIA-DPI-R4DSPELOT1BE01C002-01-V1" calcext:value-type="string">
            <text:p>DIA-DPI-R4DSPELOT1BE01C002-01-V1</text:p>
          </table:table-cell>
          <table:table-cell table:number-columns-repeated="2" office:value-type="string" calcext:value-type="string">
            <text:p>x</text:p>
          </table:table-cell>
          <table:table-cell table:number-columns-repeated="4"/>
          <table:table-cell table:formula="of:=NOW()-10" office:value-type="date" office:date-value="2015-05-27T23:19:27.033" calcext:value-type="date">
            <text:p>27/05/15</text:p>
          </table:table-cell>
          <table:table-cell table:style-name="ce65" table:formula="of:=NOW()" office:value-type="date" office:date-value="2015-06-06T23:19:27.033" calcext:value-type="date">
            <text:p>06/06/15</text:p>
          </table:table-cell>
          <table:table-cell office:value-type="string" calcext:value-type="string">
            <text:p>OurBrain</text:p>
          </table:table-cell>
          <table:table-cell table:number-columns-repeated="5"/>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3</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7]);&quot;&quot;;&quot;\&quot;&amp;[.D27])" office:value-type="string" office:string-value="\DSPE" calcext:value-type="string">
            <text:p>\DSPE</text:p>
          </table:table-cell>
          <table:table-cell office:value-type="string" calcext:value-type="string">
            <text:p>\INFRA</text:p>
          </table:table-cell>
          <table:table-cell table:formula="of:=IF(ISBLANK([.E27]);&quot;&quot;;&quot;\&quot;&amp;[.E27])" office:value-type="string" office:string-value="\LOT1" calcext:value-type="string">
            <text:p>\LOT1</text:p>
          </table:table-cell>
          <table:table-cell table:formula="of:=IF(ISBLANK([.F27]);&quot;&quot;;&quot;\&quot;&amp;[.F27])" office:value-type="string" office:string-value="\BE01" calcext:value-type="string">
            <text:p>\BE01</text:p>
          </table:table-cell>
          <table:table-cell table:formula="of:=IF(ISBLANK([.G27]);&quot;&quot;;&quot;\&quot;&amp;[.G27])" office:value-type="string" office:string-value="\C003" calcext:value-type="string">
            <text:p>\C003</text:p>
          </table:table-cell>
          <table:table-cell table:formula="of:=[.A27]&amp;&quot;-&quot;&amp;[.B27]&amp;&quot;-&quot;&amp;[.C27]&amp;[.D27]&amp;[.E27]&amp;[.F27]&amp;[.G27]&amp;IF(ISBLANK([.H27]);&quot;&quot;;TEXT([.H27];&quot;000000000000&quot;))&amp;&quot;-&quot;&amp;TEXT([.I27];&quot;00&quot;)&amp;&quot;-&quot;&amp;TEXT([.J27];&quot;V0&quot;)&amp;&quot;.&quot;&amp;[.K27]" office:value-type="string" office:string-value="DIA-DPI-R4DSPELOT1BE01C003-01-V1.zip" calcext:value-type="string">
            <text:p>DIA-DPI-R4DSPELOT1BE01C003-01-V1.zip</text:p>
          </table:table-cell>
          <table:table-cell table:formula="of:=[.A27]&amp;&quot;-&quot;&amp;[.B27]&amp;&quot;-&quot;&amp;[.C27]&amp;[.D27]&amp;[.E27]&amp;[.F27]&amp;[.G27]&amp;IF(ISBLANK([.H27]);&quot;&quot;;TEXT([.H27];&quot;000000000000&quot;))&amp;&quot;-&quot;&amp;TEXT([.I27];&quot;00&quot;)&amp;&quot;-&quot;&amp;TEXT([.J27];&quot;V0&quot;)" office:value-type="string" office:string-value="DIA-DPI-R4DSPELOT1BE01C003-01-V1" calcext:value-type="string">
            <text:p>DIA-DPI-R4DSPELOT1BE01C003-01-V1</text:p>
          </table:table-cell>
          <table:table-cell table:number-columns-repeated="2" office:value-type="string" calcext:value-type="string">
            <text:p>x</text:p>
          </table:table-cell>
          <table:table-cell table:number-columns-repeated="4"/>
          <table:table-cell table:formula="of:=NOW()-10" office:value-type="date" office:date-value="2015-05-27T23:19:27.033" calcext:value-type="date">
            <text:p>27/05/15</text:p>
          </table:table-cell>
          <table:table-cell table:style-name="ce65" table:formula="of:=NOW()" office:value-type="date" office:date-value="2015-06-06T23:19:27.033" calcext:value-type="date">
            <text:p>06/06/15</text:p>
          </table:table-cell>
          <table:table-cell office:value-type="string" calcext:value-type="string">
            <text:p>OurBrain</text:p>
          </table:table-cell>
          <table:table-cell table:number-columns-repeated="5"/>
        </table:table-row>
        <table:table-row table:style-name="ro4">
          <table:table-cell office:value-type="string" calcext:value-type="string">
            <text:p>DIA</text:p>
          </table:table-cell>
          <table:table-cell office:value-type="string" calcext:value-type="string">
            <text:p>DPI</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28]);&quot;&quot;;&quot;\&quot;&amp;[.D28])" office:value-type="string" office:string-value="\DSPE" calcext:value-type="string">
            <text:p>\DSPE</text:p>
          </table:table-cell>
          <table:table-cell office:value-type="string" calcext:value-type="string">
            <text:p>\INFRA</text:p>
          </table:table-cell>
          <table:table-cell table:formula="of:=IF(ISBLANK([.E28]);&quot;&quot;;&quot;\&quot;&amp;[.E28])" office:value-type="string" office:string-value="\LOT1" calcext:value-type="string">
            <text:p>\LOT1</text:p>
          </table:table-cell>
          <table:table-cell table:formula="of:=IF(ISBLANK([.F28]);&quot;&quot;;&quot;\&quot;&amp;[.F28])" office:value-type="string" office:string-value="\BE01" calcext:value-type="string">
            <text:p>\BE01</text:p>
          </table:table-cell>
          <table:table-cell table:formula="of:=IF(ISBLANK([.G28]);&quot;&quot;;&quot;\&quot;&amp;[.G28])" office:value-type="string" office:string-value="\C004" calcext:value-type="string">
            <text:p>\C004</text:p>
          </table:table-cell>
          <table:table-cell table:formula="of:=[.A28]&amp;&quot;-&quot;&amp;[.B28]&amp;&quot;-&quot;&amp;[.C28]&amp;[.D28]&amp;[.E28]&amp;[.F28]&amp;[.G28]&amp;IF(ISBLANK([.H28]);&quot;&quot;;TEXT([.H28];&quot;000000000000&quot;))&amp;&quot;-&quot;&amp;TEXT([.I28];&quot;00&quot;)&amp;&quot;-&quot;&amp;TEXT([.J28];&quot;V0&quot;)&amp;&quot;.&quot;&amp;[.K28]" office:value-type="string" office:string-value="DIA-DPI-R4DSPELOT1BE01C004-01-V1.zip" calcext:value-type="string">
            <text:p>DIA-DPI-R4DSPELOT1BE01C004-01-V1.zip</text:p>
          </table:table-cell>
          <table:table-cell table:formula="of:=[.A28]&amp;&quot;-&quot;&amp;[.B28]&amp;&quot;-&quot;&amp;[.C28]&amp;[.D28]&amp;[.E28]&amp;[.F28]&amp;[.G28]&amp;IF(ISBLANK([.H28]);&quot;&quot;;TEXT([.H28];&quot;000000000000&quot;))&amp;&quot;-&quot;&amp;TEXT([.I28];&quot;00&quot;)&amp;&quot;-&quot;&amp;TEXT([.J28];&quot;V0&quot;)" office:value-type="string" office:string-value="DIA-DPI-R4DSPELOT1BE01C004-01-V1" calcext:value-type="string">
            <text:p>DIA-DPI-R4DSPELOT1BE01C004-01-V1</text:p>
          </table:table-cell>
          <table:table-cell table:number-columns-repeated="2" office:value-type="string" calcext:value-type="string">
            <text:p>x</text:p>
          </table:table-cell>
          <table:table-cell table:number-columns-repeated="4"/>
          <table:table-cell table:formula="of:=NOW()-10" office:value-type="date" office:date-value="2015-05-27T23:19:27.033" calcext:value-type="date">
            <text:p>27/05/15</text:p>
          </table:table-cell>
          <table:table-cell table:style-name="ce65" table:formula="of:=NOW()" office:value-type="date" office:date-value="2015-06-06T23:19:27.033"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AVP</text:p>
          </table:table-cell>
          <table:table-cell table:style-name="ce54" office:value-type="string" calcext:value-type="string">
            <text:p>DBL</text:p>
          </table:table-cell>
          <table:table-cell table:style-name="ce54" office:value-type="string" calcext:value-type="string">
            <text:p>ZD</text:p>
          </table:table-cell>
          <table:table-cell table:style-name="ce54" table:number-columns-repeated="4"/>
          <table:table-cell table:style-name="ce57" office:value-type="float" office:value="1" calcext:value-type="float">
            <text:p>000000000001</text:p>
          </table:table-cell>
          <table:table-cell office:value-type="float" office:value="1" calcext:value-type="float">
            <text:p>01</text:p>
          </table:table-cell>
          <table:table-cell office:value-type="float" office:value="3" calcext:value-type="float">
            <text:p>V3</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BL</text:p>
          </table:table-cell>
          <table:table-cell table:formula="of:=IF(ISBLANK([.F29]);&quot;&quot;;&quot;\&quot;&amp;[.F29])">
            <text:p/>
          </table:table-cell>
          <table:table-cell table:formula="of:=IF(ISBLANK([.G29]);&quot;&quot;;&quot;\&quot;&amp;[.G29])">
            <text:p/>
          </table:table-cell>
          <table:table-cell table:formula="of:=[.A29]&amp;&quot;-&quot;&amp;[.B29]&amp;&quot;-&quot;&amp;[.C29]&amp;[.D29]&amp;[.E29]&amp;[.F29]&amp;[.G29]&amp;IF(ISBLANK([.H29]);&quot;&quot;;TEXT([.H29];&quot;000000000000&quot;))&amp;&quot;-&quot;&amp;TEXT([.I29];&quot;00&quot;)&amp;&quot;-&quot;&amp;TEXT([.J29];&quot;V0&quot;)&amp;&quot;.&quot;&amp;[.K29]" office:value-type="string" office:string-value="AVP-DBL-ZD000000000001-01-V3.zip" calcext:value-type="string">
            <text:p>AVP-DBL-ZD000000000001-01-V3.zip</text:p>
          </table:table-cell>
          <table:table-cell table:formula="of:=[.A29]&amp;&quot;-&quot;&amp;[.B29]&amp;&quot;-&quot;&amp;[.C29]&amp;[.D29]&amp;[.E29]&amp;[.F29]&amp;[.G29]&amp;IF(ISBLANK([.H29]);&quot;&quot;;TEXT([.H29];&quot;000000000000&quot;))&amp;&quot;-&quot;&amp;TEXT([.I29];&quot;00&quot;)&amp;&quot;-&quot;&amp;TEXT([.J29];&quot;V0&quot;)" office:value-type="string" office:string-value="AVP-DBL-ZD000000000001-01-V3" calcext:value-type="string">
            <text:p>AVP-DBL-ZD000000000001-01-V3</text:p>
          </table:table-cell>
          <table:table-cell/>
          <table:table-cell office:value-type="string" calcext:value-type="string">
            <text:p>x</text:p>
          </table:table-cell>
          <table:table-cell table:number-columns-repeated="4"/>
          <table:table-cell table:formula="of:=NOW()-10" office:value-type="date" office:date-value="2015-05-27T23:19:27.034" calcext:value-type="date">
            <text:p>27/05/15</text:p>
          </table:table-cell>
          <table:table-cell table:style-name="ce65" table:formula="of:=NOW()" office:value-type="date" office:date-value="2015-06-06T23:19:27.034"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DTT</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0]);&quot;&quot;;&quot;\&quot;&amp;[.D30])" office:value-type="string" office:string-value="\DSPE" calcext:value-type="string">
            <text:p>\DSPE</text:p>
          </table:table-cell>
          <table:table-cell office:value-type="string" calcext:value-type="string">
            <text:p>\INFRA</text:p>
          </table:table-cell>
          <table:table-cell table:formula="of:=IF(ISBLANK([.E30]);&quot;&quot;;&quot;\&quot;&amp;[.E30])" office:value-type="string" office:string-value="\LOT1" calcext:value-type="string">
            <text:p>\LOT1</text:p>
          </table:table-cell>
          <table:table-cell table:formula="of:=IF(ISBLANK([.F30]);&quot;&quot;;&quot;\&quot;&amp;[.F30])" office:value-type="string" office:string-value="\BE01" calcext:value-type="string">
            <text:p>\BE01</text:p>
          </table:table-cell>
          <table:table-cell table:formula="of:=IF(ISBLANK([.G30]);&quot;&quot;;&quot;\&quot;&amp;[.G30])" office:value-type="string" office:string-value="\C001" calcext:value-type="string">
            <text:p>\C001</text:p>
          </table:table-cell>
          <table:table-cell table:formula="of:=[.A30]&amp;&quot;-&quot;&amp;[.B30]&amp;&quot;-&quot;&amp;[.C30]&amp;[.D30]&amp;[.E30]&amp;[.F30]&amp;[.G30]&amp;IF(ISBLANK([.H30]);&quot;&quot;;TEXT([.H30];&quot;000000000000&quot;))&amp;&quot;-&quot;&amp;TEXT([.I30];&quot;00&quot;)&amp;&quot;-&quot;&amp;TEXT([.J30];&quot;V0&quot;)&amp;&quot;.&quot;&amp;[.K30]" office:value-type="string" office:string-value="EXE-DTT-R4DSPELOT1BE01C001-01-V1.zip" calcext:value-type="string">
            <text:p>EXE-DTT-R4DSPELOT1BE01C001-01-V1.zip</text:p>
          </table:table-cell>
          <table:table-cell table:formula="of:=[.A30]&amp;&quot;-&quot;&amp;[.B30]&amp;&quot;-&quot;&amp;[.C30]&amp;[.D30]&amp;[.E30]&amp;[.F30]&amp;[.G30]&amp;IF(ISBLANK([.H30]);&quot;&quot;;TEXT([.H30];&quot;000000000000&quot;))&amp;&quot;-&quot;&amp;TEXT([.I30];&quot;00&quot;)&amp;&quot;-&quot;&amp;TEXT([.J30];&quot;V0&quot;)" office:value-type="string" office:string-value="EXE-DTT-R4DSPELOT1BE01C001-01-V1" calcext:value-type="string">
            <text:p>EXE-DTT-R4DSPELOT1BE01C001-01-V1</text:p>
          </table:table-cell>
          <table:table-cell/>
          <table:table-cell office:value-type="string" calcext:value-type="string">
            <text:p>x</text:p>
          </table:table-cell>
          <table:table-cell table:number-columns-repeated="4"/>
          <table:table-cell table:formula="of:=NOW()-10" office:value-type="date" office:date-value="2015-05-27T23:19:27.034" calcext:value-type="date">
            <text:p>27/05/15</text:p>
          </table:table-cell>
          <table:table-cell table:style-name="ce65" table:formula="of:=NOW()" office:value-type="date" office:date-value="2015-06-06T23:19:27.034"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EXE</text:p>
          </table:table-cell>
          <table:table-cell office:value-type="string" calcext:value-type="string">
            <text:p>DAM</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1]);&quot;&quot;;&quot;\&quot;&amp;[.D31])" office:value-type="string" office:string-value="\DSPE" calcext:value-type="string">
            <text:p>\DSPE</text:p>
          </table:table-cell>
          <table:table-cell office:value-type="string" calcext:value-type="string">
            <text:p>\INFRA</text:p>
          </table:table-cell>
          <table:table-cell table:formula="of:=IF(ISBLANK([.E31]);&quot;&quot;;&quot;\&quot;&amp;[.E31])" office:value-type="string" office:string-value="\LOT1" calcext:value-type="string">
            <text:p>\LOT1</text:p>
          </table:table-cell>
          <table:table-cell table:formula="of:=IF(ISBLANK([.F31]);&quot;&quot;;&quot;\&quot;&amp;[.F31])" office:value-type="string" office:string-value="\BE01" calcext:value-type="string">
            <text:p>\BE01</text:p>
          </table:table-cell>
          <table:table-cell table:formula="of:=IF(ISBLANK([.G31]);&quot;&quot;;&quot;\&quot;&amp;[.G31])" office:value-type="string" office:string-value="\C001" calcext:value-type="string">
            <text:p>\C001</text:p>
          </table:table-cell>
          <table:table-cell table:formula="of:=[.A31]&amp;&quot;-&quot;&amp;[.B31]&amp;&quot;-&quot;&amp;[.C31]&amp;[.D31]&amp;[.E31]&amp;[.F31]&amp;[.G31]&amp;IF(ISBLANK([.H31]);&quot;&quot;;TEXT([.H31];&quot;000000000000&quot;))&amp;&quot;-&quot;&amp;TEXT([.I31];&quot;00&quot;)&amp;&quot;-&quot;&amp;TEXT([.J31];&quot;V0&quot;)&amp;&quot;.&quot;&amp;[.K31]" office:value-type="string" office:string-value="EXE-DAM-R4DSPELOT1BE01C001-01-V1.zip" calcext:value-type="string">
            <text:p>EXE-DAM-R4DSPELOT1BE01C001-01-V1.zip</text:p>
          </table:table-cell>
          <table:table-cell table:formula="of:=[.A31]&amp;&quot;-&quot;&amp;[.B31]&amp;&quot;-&quot;&amp;[.C31]&amp;[.D31]&amp;[.E31]&amp;[.F31]&amp;[.G31]&amp;IF(ISBLANK([.H31]);&quot;&quot;;TEXT([.H31];&quot;000000000000&quot;))&amp;&quot;-&quot;&amp;TEXT([.I31];&quot;00&quot;)&amp;&quot;-&quot;&amp;TEXT([.J31];&quot;V0&quot;)" office:value-type="string" office:string-value="EXE-DAM-R4DSPELOT1BE01C001-01-V1" calcext:value-type="string">
            <text:p>EXE-DAM-R4DSPELOT1BE01C001-01-V1</text:p>
          </table:table-cell>
          <table:table-cell/>
          <table:table-cell office:value-type="string" calcext:value-type="string">
            <text:p>x</text:p>
          </table:table-cell>
          <table:table-cell table:number-columns-repeated="4"/>
          <table:table-cell table:formula="of:=NOW()-10" office:value-type="date" office:date-value="2015-05-27T23:19:27.034" calcext:value-type="date">
            <text:p>27/05/15</text:p>
          </table:table-cell>
          <table:table-cell table:style-name="ce65" table:formula="of:=NOW()" office:value-type="date" office:date-value="2015-06-06T23:19:27.034" calcext:value-type="date">
            <text:p>06/06/15</text:p>
          </table:table-cell>
          <table:table-cell office:value-type="string" calcext:value-type="string">
            <text:p>OurBrain</text:p>
          </table:table-cell>
          <table:table-cell table:number-columns-repeated="5"/>
        </table:table-row>
        <table:table-row table:style-name="ro4">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0" calcext:value-type="float">
            <text:p>90000000000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2]&amp;&quot;-&quot;&amp;[.B32]&amp;&quot;-&quot;&amp;[.C32]&amp;[.D32]&amp;[.E32]&amp;[.F32]&amp;[.G32]&amp;IF(ISBLANK([.H32]);&quot;&quot;;TEXT([.H32];&quot;000000000000&quot;))&amp;&quot;-&quot;&amp;TEXT([.I32];&quot;00&quot;)&amp;&quot;-&quot;&amp;TEXT([.J32];&quot;V0&quot;)&amp;&quot;.&quot;&amp;[.K32]" office:value-type="string" office:string-value="AVP-CIN-OR900000000000-01-V1.pdf" calcext:value-type="string">
            <text:p>AVP-CIN-OR900000000000-01-V1.pdf</text:p>
          </table:table-cell>
          <table:table-cell table:formula="of:=[.A32]&amp;&quot;-&quot;&amp;[.B32]&amp;&quot;-&quot;&amp;[.C32]&amp;[.D32]&amp;[.E32]&amp;[.F32]&amp;[.G32]&amp;IF(ISBLANK([.H32]);&quot;&quot;;TEXT([.H32];&quot;000000000000&quot;))&amp;&quot;-&quot;&amp;TEXT([.I32];&quot;00&quot;)&amp;&quot;-&quot;&amp;TEXT([.J32];&quot;V0&quot;)" office:value-type="string" office:string-value="AVP-CIN-OR900000000000-01-V1" calcext:value-type="string">
            <text:p>AVP-CIN-OR900000000000-01-V1</text:p>
          </table:table-cell>
          <table:table-cell/>
          <table:table-cell office:value-type="string" calcext:value-type="string">
            <text:p>x</text:p>
          </table:table-cell>
          <table:table-cell table:number-columns-repeated="4"/>
          <table:table-cell table:formula="of:=NOW()-10" office:value-type="date" office:date-value="2015-05-27T23:19:27.034" calcext:value-type="date">
            <text:p>27/05/15</text:p>
          </table:table-cell>
          <table:table-cell table:style-name="ce65" table:formula="of:=NOW()" office:value-type="date" office:date-value="2015-06-06T23:19:27.034"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AVP</text:p>
          </table:table-cell>
          <table:table-cell office:value-type="string" calcext:value-type="string">
            <text:p>CIN</text:p>
          </table:table-cell>
          <table:table-cell office:value-type="string" calcext:value-type="string">
            <text:p>OR</text:p>
          </table:table-cell>
          <table:table-cell table:number-columns-repeated="4"/>
          <table:table-cell office:value-type="float" office:value="900000000003" calcext:value-type="float">
            <text:p>900000000003</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CIN</text:p>
          </table:table-cell>
          <table:table-cell table:number-columns-repeated="2"/>
          <table:table-cell table:formula="of:=[.A33]&amp;&quot;-&quot;&amp;[.B33]&amp;&quot;-&quot;&amp;[.C33]&amp;[.D33]&amp;[.E33]&amp;[.F33]&amp;[.G33]&amp;IF(ISBLANK([.H33]);&quot;&quot;;TEXT([.H33];&quot;000000000000&quot;))&amp;&quot;-&quot;&amp;TEXT([.I33];&quot;00&quot;)&amp;&quot;-&quot;&amp;TEXT([.J33];&quot;V0&quot;)&amp;&quot;.&quot;&amp;[.K33]" office:value-type="string" office:string-value="AVP-CIN-OR900000000003-01-V1.pdf" calcext:value-type="string">
            <text:p>AVP-CIN-OR900000000003-01-V1.pdf</text:p>
          </table:table-cell>
          <table:table-cell table:formula="of:=[.A33]&amp;&quot;-&quot;&amp;[.B33]&amp;&quot;-&quot;&amp;[.C33]&amp;[.D33]&amp;[.E33]&amp;[.F33]&amp;[.G33]&amp;IF(ISBLANK([.H33]);&quot;&quot;;TEXT([.H33];&quot;000000000000&quot;))&amp;&quot;-&quot;&amp;TEXT([.I33];&quot;00&quot;)&amp;&quot;-&quot;&amp;TEXT([.J33];&quot;V0&quot;)" office:value-type="string" office:string-value="AVP-CIN-OR900000000003-01-V1" calcext:value-type="string">
            <text:p>AVP-CIN-OR900000000003-01-V1</text:p>
          </table:table-cell>
          <table:table-cell/>
          <table:table-cell office:value-type="string" calcext:value-type="string">
            <text:p>x</text:p>
          </table:table-cell>
          <table:table-cell table:number-columns-repeated="4"/>
          <table:table-cell table:formula="of:=NOW()-10" office:value-type="date" office:date-value="2015-05-27T23:19:27.034" calcext:value-type="date">
            <text:p>27/05/15</text:p>
          </table:table-cell>
          <table:table-cell table:style-name="ce65" table:formula="of:=NOW()" office:value-type="date" office:date-value="2015-06-06T23:19:27.034"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4]);&quot;&quot;;&quot;\&quot;&amp;[.D34])" office:value-type="string" office:string-value="\DSPE" calcext:value-type="string">
            <text:p>\DSPE</text:p>
          </table:table-cell>
          <table:table-cell office:value-type="string" calcext:value-type="string">
            <text:p>\INFRA</text:p>
          </table:table-cell>
          <table:table-cell table:formula="of:=IF(ISBLANK([.E34]);&quot;&quot;;&quot;\&quot;&amp;[.E34])" office:value-type="string" office:string-value="\LOT1" calcext:value-type="string">
            <text:p>\LOT1</text:p>
          </table:table-cell>
          <table:table-cell table:formula="of:=IF(ISBLANK([.F34]);&quot;&quot;;&quot;\&quot;&amp;[.F34])" office:value-type="string" office:string-value="\BE01" calcext:value-type="string">
            <text:p>\BE01</text:p>
          </table:table-cell>
          <table:table-cell table:formula="of:=IF(ISBLANK([.G34]);&quot;&quot;;&quot;\&quot;&amp;[.G34])" office:value-type="string" office:string-value="\C002" calcext:value-type="string">
            <text:p>\C002</text:p>
          </table:table-cell>
          <table:table-cell table:formula="of:=[.A34]&amp;&quot;-&quot;&amp;[.B34]&amp;&quot;-&quot;&amp;[.C34]&amp;[.D34]&amp;[.E34]&amp;[.F34]&amp;[.G34]&amp;IF(ISBLANK([.H34]);&quot;&quot;;TEXT([.H34];&quot;000000000000&quot;))&amp;&quot;-&quot;&amp;TEXT([.I34];&quot;00&quot;)&amp;&quot;-&quot;&amp;TEXT([.J34];&quot;V0&quot;)&amp;&quot;.&quot;&amp;[.K34]" office:value-type="string" office:string-value="REC-DCI-R4DSPELOT1BE01C002-01-V1.zip" calcext:value-type="string">
            <text:p>REC-DCI-R4DSPELOT1BE01C002-01-V1.zip</text:p>
          </table:table-cell>
          <table:table-cell table:formula="of:=[.A34]&amp;&quot;-&quot;&amp;[.B34]&amp;&quot;-&quot;&amp;[.C34]&amp;[.D34]&amp;[.E34]&amp;[.F34]&amp;[.G34]&amp;IF(ISBLANK([.H34]);&quot;&quot;;TEXT([.H34];&quot;000000000000&quot;))&amp;&quot;-&quot;&amp;TEXT([.I34];&quot;00&quot;)&amp;&quot;-&quot;&amp;TEXT([.J34];&quot;V0&quot;)" office:value-type="string" office:string-value="REC-DCI-R4DSPELOT1BE01C002-01-V1" calcext:value-type="string">
            <text:p>REC-DCI-R4DSPELOT1BE01C002-01-V1</text:p>
          </table:table-cell>
          <table:table-cell table:number-columns-repeated="2" office:value-type="string" calcext:value-type="string">
            <text:p>x</text:p>
          </table:table-cell>
          <table:table-cell table:number-columns-repeated="4"/>
          <table:table-cell table:formula="of:=NOW()-10" office:value-type="date" office:date-value="2015-05-27T23:19:27.034" calcext:value-type="date">
            <text:p>27/05/15</text:p>
          </table:table-cell>
          <table:table-cell table:style-name="ce65" table:formula="of:=NOW()" office:value-type="date" office:date-value="2015-06-06T23:19:27.034"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3</text:p>
          </table:table-cell>
          <table:table-cell/>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table:formula="of:=IF(ISBLANK([.D35]);&quot;&quot;;&quot;\&quot;&amp;[.D35])" office:value-type="string" office:string-value="\DSPE" calcext:value-type="string">
            <text:p>\DSPE</text:p>
          </table:table-cell>
          <table:table-cell office:value-type="string" calcext:value-type="string">
            <text:p>\INFRA</text:p>
          </table:table-cell>
          <table:table-cell table:formula="of:=IF(ISBLANK([.E35]);&quot;&quot;;&quot;\&quot;&amp;[.E35])" office:value-type="string" office:string-value="\LOT1" calcext:value-type="string">
            <text:p>\LOT1</text:p>
          </table:table-cell>
          <table:table-cell table:formula="of:=IF(ISBLANK([.F35]);&quot;&quot;;&quot;\&quot;&amp;[.F35])" office:value-type="string" office:string-value="\BE01" calcext:value-type="string">
            <text:p>\BE01</text:p>
          </table:table-cell>
          <table:table-cell table:formula="of:=IF(ISBLANK([.G35]);&quot;&quot;;&quot;\&quot;&amp;[.G35])" office:value-type="string" office:string-value="\C003" calcext:value-type="string">
            <text:p>\C003</text:p>
          </table:table-cell>
          <table:table-cell table:formula="of:=[.A35]&amp;&quot;-&quot;&amp;[.B35]&amp;&quot;-&quot;&amp;[.C35]&amp;[.D35]&amp;[.E35]&amp;[.F35]&amp;[.G35]&amp;IF(ISBLANK([.H35]);&quot;&quot;;TEXT([.H35];&quot;000000000000&quot;))&amp;&quot;-&quot;&amp;TEXT([.I35];&quot;00&quot;)&amp;&quot;-&quot;&amp;TEXT([.J35];&quot;V0&quot;)&amp;&quot;.&quot;&amp;[.K35]" office:value-type="string" office:string-value="REC-DCI-R4DSPELOT1BE01C003-01-V2.zip" calcext:value-type="string">
            <text:p>REC-DCI-R4DSPELOT1BE01C003-01-V2.zip</text:p>
          </table:table-cell>
          <table:table-cell table:formula="of:=[.A35]&amp;&quot;-&quot;&amp;[.B35]&amp;&quot;-&quot;&amp;[.C35]&amp;[.D35]&amp;[.E35]&amp;[.F35]&amp;[.G35]&amp;IF(ISBLANK([.H35]);&quot;&quot;;TEXT([.H35];&quot;000000000000&quot;))&amp;&quot;-&quot;&amp;TEXT([.I35];&quot;00&quot;)&amp;&quot;-&quot;&amp;TEXT([.J35];&quot;V0&quot;)" office:value-type="string" office:string-value="REC-DCI-R4DSPELOT1BE01C003-01-V2" calcext:value-type="string">
            <text:p>REC-DCI-R4DSPELOT1BE01C003-01-V2</text:p>
          </table:table-cell>
          <table:table-cell table:number-columns-repeated="2" office:value-type="string" calcext:value-type="string">
            <text:p>x</text:p>
          </table:table-cell>
          <table:table-cell table:number-columns-repeated="4"/>
          <table:table-cell table:formula="of:=NOW()-10" office:value-type="date" office:date-value="2015-05-27T23:19:27.035" calcext:value-type="date">
            <text:p>27/05/15</text:p>
          </table:table-cell>
          <table:table-cell table:style-name="ce65" table:formula="of:=NOW()" office:value-type="date" office:date-value="2015-06-06T23:19:27.035" calcext:value-type="date">
            <text:p>06/06/15</text:p>
          </table:table-cell>
          <table:table-cell office:value-type="string" calcext:value-type="string">
            <text:p>OurBrain</text:p>
          </table:table-cell>
          <table:table-cell table:number-columns-repeated="5"/>
        </table:table-row>
        <table:table-row table:style-name="ro5">
          <table:table-cell office:value-type="string" calcext:value-type="string">
            <text:p>REC</text:p>
          </table:table-cell>
          <table:table-cell office:value-type="string" calcext:value-type="string">
            <text:p>DCI</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4</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table:formula="of:=IF(ISBLANK([.D36]);&quot;&quot;;&quot;\&quot;&amp;[.D36])" office:value-type="string" office:string-value="\DSPE" calcext:value-type="string">
            <text:p>\DSPE</text:p>
          </table:table-cell>
          <table:table-cell office:value-type="string" calcext:value-type="string">
            <text:p>\INFRA</text:p>
          </table:table-cell>
          <table:table-cell table:formula="of:=IF(ISBLANK([.E36]);&quot;&quot;;&quot;\&quot;&amp;[.E36])" office:value-type="string" office:string-value="\LOT1" calcext:value-type="string">
            <text:p>\LOT1</text:p>
          </table:table-cell>
          <table:table-cell table:formula="of:=IF(ISBLANK([.F36]);&quot;&quot;;&quot;\&quot;&amp;[.F36])" office:value-type="string" office:string-value="\BE01" calcext:value-type="string">
            <text:p>\BE01</text:p>
          </table:table-cell>
          <table:table-cell table:formula="of:=IF(ISBLANK([.G36]);&quot;&quot;;&quot;\&quot;&amp;[.G36])" office:value-type="string" office:string-value="\C004" calcext:value-type="string">
            <text:p>\C004</text:p>
          </table:table-cell>
          <table:table-cell table:formula="of:=[.A36]&amp;&quot;-&quot;&amp;[.B36]&amp;&quot;-&quot;&amp;[.C36]&amp;[.D36]&amp;[.E36]&amp;[.F36]&amp;[.G36]&amp;IF(ISBLANK([.H36]);&quot;&quot;;TEXT([.H36];&quot;000000000000&quot;))&amp;&quot;-&quot;&amp;TEXT([.I36];&quot;00&quot;)&amp;&quot;-&quot;&amp;TEXT([.J36];&quot;V0&quot;)&amp;&quot;.&quot;&amp;[.K36]" office:value-type="string" office:string-value="REC-DCI-R4DSPELOT1BE01C004-01-V1.zip" calcext:value-type="string">
            <text:p>REC-DCI-R4DSPELOT1BE01C004-01-V1.zip</text:p>
          </table:table-cell>
          <table:table-cell table:formula="of:=[.A36]&amp;&quot;-&quot;&amp;[.B36]&amp;&quot;-&quot;&amp;[.C36]&amp;[.D36]&amp;[.E36]&amp;[.F36]&amp;[.G36]&amp;IF(ISBLANK([.H36]);&quot;&quot;;TEXT([.H36];&quot;000000000000&quot;))&amp;&quot;-&quot;&amp;TEXT([.I36];&quot;00&quot;)&amp;&quot;-&quot;&amp;TEXT([.J36];&quot;V0&quot;)" office:value-type="string" office:string-value="REC-DCI-R4DSPELOT1BE01C004-01-V1" calcext:value-type="string">
            <text:p>REC-DCI-R4DSPELOT1BE01C004-01-V1</text:p>
          </table:table-cell>
          <table:table-cell table:number-columns-repeated="2" table:style-name="ce63" office:value-type="string" calcext:value-type="string">
            <text:p>x</text:p>
          </table:table-cell>
          <table:table-cell table:style-name="ce63" table:number-columns-repeated="4"/>
          <table:table-cell table:style-name="ce66" table:formula="of:=NOW()-10" office:value-type="date" office:date-value="2015-05-27T23:19:27.035" calcext:value-type="date">
            <text:p>27/05/15</text:p>
          </table:table-cell>
          <table:table-cell table:style-name="ce66" table:formula="of:=NOW()" office:value-type="date" office:date-value="2015-06-06T23:19:27.035" calcext:value-type="date">
            <text:p>06/06/15</text:p>
          </table:table-cell>
          <table:table-cell table:style-name="ce63" office:value-type="string" calcext:value-type="string">
            <text:p>OurBrain</text:p>
          </table:table-cell>
          <table:table-cell table:style-name="ce63" table:number-columns-repeated="2"/>
          <table:table-cell table:number-columns-repeated="3"/>
        </table:table-row>
        <table:table-row table:style-name="ro5">
          <table:table-cell office:value-type="string" calcext:value-type="string">
            <text:p>EXE</text:p>
          </table:table-cell>
          <table:table-cell office:value-type="string" calcext:value-type="string">
            <text:p>CPV</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table:formula="of:=IF(ISBLANK([.D37]);&quot;&quot;;&quot;\&quot;&amp;[.D37])" office:value-type="string" office:string-value="\DSPE" calcext:value-type="string">
            <text:p>\DSPE</text:p>
          </table:table-cell>
          <table:table-cell office:value-type="string" calcext:value-type="string">
            <text:p>\INFRA</text:p>
          </table:table-cell>
          <table:table-cell table:formula="of:=IF(ISBLANK([.E37]);&quot;&quot;;&quot;\&quot;&amp;[.E37])" office:value-type="string" office:string-value="\LOT1" calcext:value-type="string">
            <text:p>\LOT1</text:p>
          </table:table-cell>
          <table:table-cell table:formula="of:=IF(ISBLANK([.F37]);&quot;&quot;;&quot;\&quot;&amp;[.F37])" office:value-type="string" office:string-value="\BE01" calcext:value-type="string">
            <text:p>\BE01</text:p>
          </table:table-cell>
          <table:table-cell table:formula="of:=IF(ISBLANK([.G37]);&quot;&quot;;&quot;\&quot;&amp;[.G37])" office:value-type="string" office:string-value="\C001" calcext:value-type="string">
            <text:p>\C001</text:p>
          </table:table-cell>
          <table:table-cell table:formula="of:=[.A37]&amp;&quot;-&quot;&amp;[.B37]&amp;&quot;-&quot;&amp;[.C37]&amp;[.D37]&amp;[.E37]&amp;[.F37]&amp;[.G37]&amp;IF(ISBLANK([.H37]);&quot;&quot;;TEXT([.H37];&quot;000000000000&quot;))&amp;&quot;-&quot;&amp;TEXT([.I37];&quot;00&quot;)&amp;&quot;-&quot;&amp;TEXT([.J37];&quot;V0&quot;)&amp;&quot;.&quot;&amp;[.K37]" office:value-type="string" office:string-value="EXE-CPV-R4DSPELOT1BE01C001-01-V1.pdf" calcext:value-type="string">
            <text:p>EXE-CPV-R4DSPELOT1BE01C001-01-V1.pdf</text:p>
          </table:table-cell>
          <table:table-cell table:formula="of:=[.A37]&amp;&quot;-&quot;&amp;[.B37]&amp;&quot;-&quot;&amp;[.C37]&amp;[.D37]&amp;[.E37]&amp;[.F37]&amp;[.G37]&amp;IF(ISBLANK([.H37]);&quot;&quot;;TEXT([.H37];&quot;000000000000&quot;))&amp;&quot;-&quot;&amp;TEXT([.I37];&quot;00&quot;)&amp;&quot;-&quot;&amp;TEXT([.J37];&quot;V0&quot;)" office:value-type="string" office:string-value="EXE-CPV-R4DSPELOT1BE01C001-01-V1" calcext:value-type="string">
            <text:p>EXE-CPV-R4DSPELOT1BE01C001-01-V1</text:p>
          </table:table-cell>
          <table:table-cell table:number-columns-repeated="14"/>
        </table:table-row>
        <table:table-row table:style-name="ro5">
          <table:table-cell office:value-type="string" calcext:value-type="string">
            <text:p>REC</text:p>
          </table:table-cell>
          <table:table-cell office:value-type="string" calcext:value-type="string">
            <text:p>DCS</text:p>
          </table:table-cell>
          <table:table-cell office:value-type="string" calcext:value-type="string">
            <text:p>ND</text:p>
          </table:table-cell>
          <table:table-cell table:number-columns-repeated="4"/>
          <table:table-cell office:value-type="float" office:value="18003001" calcext:value-type="float">
            <text:p>000018003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DCS</text:p>
          </table:table-cell>
          <table:table-cell table:formula="of:=IF(ISBLANK([.F38]);&quot;&quot;;&quot;\&quot;&amp;[.F38])">
            <text:p/>
          </table:table-cell>
          <table:table-cell table:formula="of:=IF(ISBLANK([.G38]);&quot;&quot;;&quot;\&quot;&amp;[.G38])">
            <text:p/>
          </table:table-cell>
          <table:table-cell table:formula="of:=[.A38]&amp;&quot;-&quot;&amp;[.B38]&amp;&quot;-&quot;&amp;[.C38]&amp;[.D38]&amp;[.E38]&amp;[.F38]&amp;[.G38]&amp;IF(ISBLANK([.H38]);&quot;&quot;;TEXT([.H38];&quot;000000000000&quot;))&amp;&quot;-&quot;&amp;TEXT([.I38];&quot;00&quot;)&amp;&quot;-&quot;&amp;TEXT([.J38];&quot;V0&quot;)&amp;&quot;.&quot;&amp;[.K38]" office:value-type="string" office:string-value="REC-DCS-ND000018003001-01-V1.zip" calcext:value-type="string">
            <text:p>REC-DCS-ND000018003001-01-V1.zip</text:p>
          </table:table-cell>
          <table:table-cell table:formula="of:=[.A38]&amp;&quot;-&quot;&amp;[.B38]&amp;&quot;-&quot;&amp;[.C38]&amp;[.D38]&amp;[.E38]&amp;[.F38]&amp;[.G38]&amp;IF(ISBLANK([.H38]);&quot;&quot;;TEXT([.H38];&quot;000000000000&quot;))&amp;&quot;-&quot;&amp;TEXT([.I38];&quot;00&quot;)&amp;&quot;-&quot;&amp;TEXT([.J38];&quot;V0&quot;)" office:value-type="string" office:string-value="REC-DCS-ND000018003001-01-V1" calcext:value-type="string">
            <text:p>REC-DCS-ND000018003001-01-V1</text:p>
          </table:table-cell>
          <table:table-cell table:number-columns-repeated="14"/>
        </table:table-row>
        <table:table-row table:style-name="ro5">
          <table:table-cell office:value-type="string" calcext:value-type="string">
            <text:p>REC</text:p>
          </table:table-cell>
          <table:table-cell office:value-type="string" calcext:value-type="string">
            <text:p>DRS</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LOT2</text:p>
          </table:table-cell>
          <table:table-cell/>
          <table:table-cell table:formula="of:=IF(ISBLANK([.G39]);&quot;&quot;;&quot;\&quot;&amp;[.G39])">
            <text:p/>
          </table:table-cell>
          <table:table-cell table:formula="of:=[.A39]&amp;&quot;-&quot;&amp;[.B39]&amp;&quot;-&quot;&amp;[.C39]&amp;[.D39]&amp;[.E39]&amp;[.F39]&amp;[.G39]&amp;IF(ISBLANK([.H39]);&quot;&quot;;TEXT([.H39];&quot;000000000000&quot;))&amp;&quot;-&quot;&amp;TEXT([.I39];&quot;00&quot;)&amp;&quot;-&quot;&amp;TEXT([.J39];&quot;V0&quot;)&amp;&quot;.&quot;&amp;[.K39]" office:value-type="string" office:string-value="REC-DRS-ND000180031330-01-V1.zip" calcext:value-type="string">
            <text:p>REC-DRS-ND000180031330-01-V1.zip</text:p>
          </table:table-cell>
          <table:table-cell table:formula="of:=[.A39]&amp;&quot;-&quot;&amp;[.B39]&amp;&quot;-&quot;&amp;[.C39]&amp;[.D39]&amp;[.E39]&amp;[.F39]&amp;[.G39]&amp;IF(ISBLANK([.H39]);&quot;&quot;;TEXT([.H39];&quot;000000000000&quot;))&amp;&quot;-&quot;&amp;TEXT([.I39];&quot;00&quot;)&amp;&quot;-&quot;&amp;TEXT([.J39];&quot;V0&quot;)" office:value-type="string" office:string-value="REC-DRS-ND000180031330-01-V1" calcext:value-type="string">
            <text:p>REC-DRS-ND000180031330-01-V1</text:p>
          </table:table-cell>
          <table:table-cell table:number-columns-repeated="14"/>
        </table:table-row>
        <table:table-row table:style-name="ro5">
          <table:table-cell office:value-type="string" calcext:value-type="string">
            <text:p>REC</text:p>
          </table:table-cell>
          <table:table-cell office:value-type="string" calcext:value-type="string">
            <text:p>DI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formula="of:=[.A40]&amp;&quot;-&quot;&amp;[.B40]&amp;&quot;-&quot;&amp;[.C40]&amp;[.D40]&amp;[.E40]&amp;[.F40]&amp;[.G40]&amp;IF(ISBLANK([.H40]);&quot;&quot;;TEXT([.H40];&quot;000000000000&quot;))&amp;&quot;-&quot;&amp;TEXT([.I40];&quot;00&quot;)&amp;&quot;-&quot;&amp;TEXT([.J40];&quot;V0&quot;)&amp;&quot;.&quot;&amp;[.K40]" office:value-type="string" office:string-value="REC-DIP-ND200180030502-01-V1.zip" calcext:value-type="string">
            <text:p>REC-DIP-ND200180030502-01-V1.zip</text:p>
          </table:table-cell>
          <table:table-cell table:formula="of:=[.A40]&amp;&quot;-&quot;&amp;[.B40]&amp;&quot;-&quot;&amp;[.C40]&amp;[.D40]&amp;[.E40]&amp;[.F40]&amp;[.G40]&amp;IF(ISBLANK([.H40]);&quot;&quot;;TEXT([.H40];&quot;000000000000&quot;))&amp;&quot;-&quot;&amp;TEXT([.I40];&quot;00&quot;)&amp;&quot;-&quot;&amp;TEXT([.J40];&quot;V0&quot;)" office:value-type="string" office:string-value="REC-DIP-ND200180030502-01-V1" calcext:value-type="string">
            <text:p>REC-DIP-ND200180030502-01-V1</text:p>
          </table:table-cell>
          <table:table-cell table:number-columns-repeated="14"/>
        </table:table-row>
        <table:table-row table:style-name="ro5">
          <table:table-cell office:value-type="string" calcext:value-type="string">
            <text:p>REC</text:p>
          </table:table-cell>
          <table:table-cell office:value-type="string" calcext:value-type="string">
            <text:p>SOP</text:p>
          </table:table-cell>
          <table:table-cell office:value-type="string" calcext:value-type="string">
            <text:p>ND</text:p>
          </table:table-cell>
          <table:table-cell table:number-columns-repeated="4"/>
          <table:table-cell office:value-type="float" office:value="200180030502" calcext:value-type="float">
            <text:p>200180030502</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LOT1</text:p>
          </table:table-cell>
          <table:table-cell table:formula="of:=IF(ISBLANK([.F41]);&quot;&quot;;&quot;\&quot;&amp;[.F41])">
            <text:p/>
          </table:table-cell>
          <table:table-cell table:formula="of:=IF(ISBLANK([.G41]);&quot;&quot;;&quot;\&quot;&amp;[.G41])">
            <text:p/>
          </table:table-cell>
          <table:table-cell table:formula="of:=[.A41]&amp;&quot;-&quot;&amp;[.B41]&amp;&quot;-&quot;&amp;[.C41]&amp;[.D41]&amp;[.E41]&amp;[.F41]&amp;[.G41]&amp;IF(ISBLANK([.H41]);&quot;&quot;;TEXT([.H41];&quot;000000000000&quot;))&amp;&quot;-&quot;&amp;TEXT([.I41];&quot;00&quot;)&amp;&quot;-&quot;&amp;TEXT([.J41];&quot;V0&quot;)&amp;&quot;.&quot;&amp;[.K41]" office:value-type="string" office:string-value="REC-SOP-ND200180030502-01-V1.dwg" calcext:value-type="string">
            <text:p>REC-SOP-ND200180030502-01-V1.dwg</text:p>
          </table:table-cell>
          <table:table-cell table:formula="of:=[.A41]&amp;&quot;-&quot;&amp;[.B41]&amp;&quot;-&quot;&amp;[.C41]&amp;[.D41]&amp;[.E41]&amp;[.F41]&amp;[.G41]&amp;IF(ISBLANK([.H41]);&quot;&quot;;TEXT([.H41];&quot;000000000000&quot;))&amp;&quot;-&quot;&amp;TEXT([.I41];&quot;00&quot;)&amp;&quot;-&quot;&amp;TEXT([.J41];&quot;V0&quot;)" office:value-type="string" office:string-value="REC-SOP-ND200180030502-01-V1" calcext:value-type="string">
            <text:p>REC-SOP-ND200180030502-01-V1</text:p>
          </table:table-cell>
          <table:table-cell table:number-columns-repeated="14"/>
        </table:table-row>
        <table:table-row table:style-name="ro5">
          <table:table-cell office:value-type="string" calcext:value-type="string">
            <text:p>EXE</text:p>
          </table:table-cell>
          <table:table-cell office:value-type="string" calcext:value-type="string">
            <text:p>SBP</text:p>
          </table:table-cell>
          <table:table-cell office:value-type="string" calcext:value-type="string">
            <text:p>EP</text:p>
          </table:table-cell>
          <table:table-cell table:number-columns-repeated="4"/>
          <table:table-cell office:value-type="float" office:value="180030675" calcext:value-type="float">
            <text:p>000180030675</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LOT1</text:p>
          </table:table-cell>
          <table:table-cell office:value-type="string" calcext:value-type="string">
            <text:p>\BE02</text:p>
          </table:table-cell>
          <table:table-cell table:formula="of:=IF(ISBLANK([.G42]);&quot;&quot;;&quot;\&quot;&amp;[.G42])">
            <text:p/>
          </table:table-cell>
          <table:table-cell table:formula="of:=[.A42]&amp;&quot;-&quot;&amp;[.B42]&amp;&quot;-&quot;&amp;[.C42]&amp;[.D42]&amp;[.E42]&amp;[.F42]&amp;[.G42]&amp;IF(ISBLANK([.H42]);&quot;&quot;;TEXT([.H42];&quot;000000000000&quot;))&amp;&quot;-&quot;&amp;TEXT([.I42];&quot;00&quot;)&amp;&quot;-&quot;&amp;TEXT([.J42];&quot;V0&quot;)&amp;&quot;.&quot;&amp;[.K42]" office:value-type="string" office:string-value="EXE-SBP-EP000180030675-01-V1.dwg" calcext:value-type="string">
            <text:p>EXE-SBP-EP000180030675-01-V1.dwg</text:p>
          </table:table-cell>
          <table:table-cell table:formula="of:=[.A42]&amp;&quot;-&quot;&amp;[.B42]&amp;&quot;-&quot;&amp;[.C42]&amp;[.D42]&amp;[.E42]&amp;[.F42]&amp;[.G42]&amp;IF(ISBLANK([.H42]);&quot;&quot;;TEXT([.H42];&quot;000000000000&quot;))&amp;&quot;-&quot;&amp;TEXT([.I42];&quot;00&quot;)&amp;&quot;-&quot;&amp;TEXT([.J42];&quot;V0&quot;)" office:value-type="string" office:string-value="EXE-SBP-EP000180030675-01-V1" calcext:value-type="string">
            <text:p>EXE-SBP-EP000180030675-01-V1</text:p>
          </table:table-cell>
          <table:table-cell table:number-columns-repeated="14"/>
        </table:table-row>
        <table:table-row table:style-name="ro5">
          <table:table-cell office:value-type="string" calcext:value-type="string">
            <text:p>EXE</text:p>
          </table:table-cell>
          <table:table-cell office:value-type="string" calcext:value-type="string">
            <text:p>SBP</text:p>
          </table:table-cell>
          <table:table-cell office:value-type="string" calcext:value-type="string">
            <text:p>EP</text:p>
          </table:table-cell>
          <table:table-cell table:number-columns-repeated="4"/>
          <table:table-cell office:value-type="float" office:value="180030091" calcext:value-type="float">
            <text:p>00018003009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LOT1</text:p>
          </table:table-cell>
          <table:table-cell office:value-type="string" calcext:value-type="string">
            <text:p>\BE02</text:p>
          </table:table-cell>
          <table:table-cell table:formula="of:=IF(ISBLANK([.G43]);&quot;&quot;;&quot;\&quot;&amp;[.G43])">
            <text:p/>
          </table:table-cell>
          <table:table-cell table:formula="of:=[.A43]&amp;&quot;-&quot;&amp;[.B43]&amp;&quot;-&quot;&amp;[.C43]&amp;[.D43]&amp;[.E43]&amp;[.F43]&amp;[.G43]&amp;IF(ISBLANK([.H43]);&quot;&quot;;TEXT([.H43];&quot;000000000000&quot;))&amp;&quot;-&quot;&amp;TEXT([.I43];&quot;00&quot;)&amp;&quot;-&quot;&amp;TEXT([.J43];&quot;V0&quot;)&amp;&quot;.&quot;&amp;[.K43]" office:value-type="string" office:string-value="EXE-SBP-EP000180030091-01-V1.dwg" calcext:value-type="string">
            <text:p>EXE-SBP-EP000180030091-01-V1.dwg</text:p>
          </table:table-cell>
          <table:table-cell table:formula="of:=[.A43]&amp;&quot;-&quot;&amp;[.B43]&amp;&quot;-&quot;&amp;[.C43]&amp;[.D43]&amp;[.E43]&amp;[.F43]&amp;[.G43]&amp;IF(ISBLANK([.H43]);&quot;&quot;;TEXT([.H43];&quot;000000000000&quot;))&amp;&quot;-&quot;&amp;TEXT([.I43];&quot;00&quot;)&amp;&quot;-&quot;&amp;TEXT([.J43];&quot;V0&quot;)" office:value-type="string" office:string-value="EXE-SBP-EP000180030091-01-V1" calcext:value-type="string">
            <text:p>EXE-SBP-EP000180030091-01-V1</text:p>
          </table:table-cell>
          <table:table-cell table:number-columns-repeated="14"/>
        </table:table-row>
        <table:table-row table:style-name="ro5">
          <table:table-cell office:value-type="string" calcext:value-type="string">
            <text:p>EXE</text:p>
          </table:table-cell>
          <table:table-cell office:value-type="string" calcext:value-type="string">
            <text:p>SRA</text:p>
          </table:table-cell>
          <table:table-cell office:value-type="string" calcext:value-type="string">
            <text:p>BA</text:p>
          </table:table-cell>
          <table:table-cell table:number-columns-repeated="4"/>
          <table:table-cell office:value-type="float" office:value="180030508" calcext:value-type="float">
            <text:p>000180030508</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dwg</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LOT1</text:p>
          </table:table-cell>
          <table:table-cell office:value-type="string" calcext:value-type="string">
            <text:p>\BE02</text:p>
          </table:table-cell>
          <table:table-cell table:formula="of:=IF(ISBLANK([.G44]);&quot;&quot;;&quot;\&quot;&amp;[.G44])">
            <text:p/>
          </table:table-cell>
          <table:table-cell table:formula="of:=[.A44]&amp;&quot;-&quot;&amp;[.B44]&amp;&quot;-&quot;&amp;[.C44]&amp;[.D44]&amp;[.E44]&amp;[.F44]&amp;[.G44]&amp;IF(ISBLANK([.H44]);&quot;&quot;;TEXT([.H44];&quot;000000000000&quot;))&amp;&quot;-&quot;&amp;TEXT([.I44];&quot;00&quot;)&amp;&quot;-&quot;&amp;TEXT([.J44];&quot;V0&quot;)&amp;&quot;.&quot;&amp;[.K44]" office:value-type="string" office:string-value="EXE-SRA-BA000180030508-01-V1.dwg" calcext:value-type="string">
            <text:p>EXE-SRA-BA000180030508-01-V1.dwg</text:p>
          </table:table-cell>
          <table:table-cell table:formula="of:=[.A44]&amp;&quot;-&quot;&amp;[.B44]&amp;&quot;-&quot;&amp;[.C44]&amp;[.D44]&amp;[.E44]&amp;[.F44]&amp;[.G44]&amp;IF(ISBLANK([.H44]);&quot;&quot;;TEXT([.H44];&quot;000000000000&quot;))&amp;&quot;-&quot;&amp;TEXT([.I44];&quot;00&quot;)&amp;&quot;-&quot;&amp;TEXT([.J44];&quot;V0&quot;)" office:value-type="string" office:string-value="EXE-SRA-BA000180030508-01-V1" calcext:value-type="string">
            <text:p>EXE-SRA-BA000180030508-01-V1</text:p>
          </table:table-cell>
          <table:table-cell table:number-columns-repeated="14"/>
        </table:table-row>
        <table:table-row table:style-name="ro5">
          <table:table-cell office:value-type="string" calcext:value-type="string">
            <text:p>EXE</text:p>
          </table:table-cell>
          <table:table-cell office:value-type="string" calcext:value-type="string">
            <text:p>KEQ</text:p>
          </table:table-cell>
          <table:table-cell office:value-type="string" calcext:value-type="string">
            <text:p>RF</text:p>
          </table:table-cell>
          <table:table-cell table:number-columns-repeated="4"/>
          <table:table-cell office:value-type="float" office:value="1" calcext:value-type="float">
            <text:p>000000000001</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KEQ</text:p>
          </table:table-cell>
          <table:table-cell table:formula="of:=IF(ISBLANK([.F45]);&quot;&quot;;&quot;\&quot;&amp;[.F45])">
            <text:p/>
          </table:table-cell>
          <table:table-cell table:formula="of:=IF(ISBLANK([.G45]);&quot;&quot;;&quot;\&quot;&amp;[.G45])">
            <text:p/>
          </table:table-cell>
          <table:table-cell table:formula="of:=[.A45]&amp;&quot;-&quot;&amp;[.B45]&amp;&quot;-&quot;&amp;[.C45]&amp;[.D45]&amp;[.E45]&amp;[.F45]&amp;[.G45]&amp;IF(ISBLANK([.H45]);&quot;&quot;;TEXT([.H45];&quot;000000000000&quot;))&amp;&quot;-&quot;&amp;TEXT([.I45];&quot;00&quot;)&amp;&quot;-&quot;&amp;TEXT([.J45];&quot;V0&quot;)&amp;&quot;.&quot;&amp;[.K45]" office:value-type="string" office:string-value="EXE-KEQ-RF000000000001-01-V1.pdf" calcext:value-type="string">
            <text:p>EXE-KEQ-RF000000000001-01-V1.pdf</text:p>
          </table:table-cell>
          <table:table-cell table:formula="of:=[.A45]&amp;&quot;-&quot;&amp;[.B45]&amp;&quot;-&quot;&amp;[.C45]&amp;[.D45]&amp;[.E45]&amp;[.F45]&amp;[.G45]&amp;IF(ISBLANK([.H45]);&quot;&quot;;TEXT([.H45];&quot;000000000000&quot;))&amp;&quot;-&quot;&amp;TEXT([.I45];&quot;00&quot;)&amp;&quot;-&quot;&amp;TEXT([.J45];&quot;V0&quot;)" office:value-type="string" office:string-value="EXE-KEQ-RF000000000001-01-V1" calcext:value-type="string">
            <text:p>EXE-KEQ-RF000000000001-01-V1</text:p>
          </table:table-cell>
          <table:table-cell table:number-columns-repeated="14"/>
        </table:table-row>
        <table:table-row table:style-name="ro5">
          <table:table-cell office:value-type="string" calcext:value-type="string">
            <text:p>EXE</text:p>
          </table:table-cell>
          <table:table-cell office:value-type="string" calcext:value-type="string">
            <text:p>CIM</text:p>
          </table:table-cell>
          <table:table-cell office:value-type="string" calcext:value-type="string">
            <text:p>ND</text:p>
          </table:table-cell>
          <table:table-cell table:number-columns-repeated="4"/>
          <table:table-cell office:value-type="float" office:value="180031330" calcext:value-type="float">
            <text:p>000180031330</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SITES</text:p>
          </table:table-cell>
          <table:table-cell office:value-type="string" calcext:value-type="string">
            <text:p>\LOT2</text:p>
          </table:table-cell>
          <table:table-cell table:formula="of:=IF(ISBLANK([.F46]);&quot;&quot;;&quot;\&quot;&amp;[.F46])">
            <text:p/>
          </table:table-cell>
          <table:table-cell table:formula="of:=IF(ISBLANK([.G46]);&quot;&quot;;&quot;\&quot;&amp;[.G46])">
            <text:p/>
          </table:table-cell>
          <table:table-cell table:formula="of:=[.A46]&amp;&quot;-&quot;&amp;[.B46]&amp;&quot;-&quot;&amp;[.C46]&amp;[.D46]&amp;[.E46]&amp;[.F46]&amp;[.G46]&amp;IF(ISBLANK([.H46]);&quot;&quot;;TEXT([.H46];&quot;000000000000&quot;))&amp;&quot;-&quot;&amp;TEXT([.I46];&quot;00&quot;)&amp;&quot;-&quot;&amp;TEXT([.J46];&quot;V0&quot;)&amp;&quot;.&quot;&amp;[.K46]" office:value-type="string" office:string-value="EXE-CIM-ND000180031330-01-V1.pdf" calcext:value-type="string">
            <text:p>EXE-CIM-ND000180031330-01-V1.pdf</text:p>
          </table:table-cell>
          <table:table-cell table:formula="of:=[.A46]&amp;&quot;-&quot;&amp;[.B46]&amp;&quot;-&quot;&amp;[.C46]&amp;[.D46]&amp;[.E46]&amp;[.F46]&amp;[.G46]&amp;IF(ISBLANK([.H46]);&quot;&quot;;TEXT([.H46];&quot;000000000000&quot;))&amp;&quot;-&quot;&amp;TEXT([.I46];&quot;00&quot;)&amp;&quot;-&quot;&amp;TEXT([.J46];&quot;V0&quot;)" office:value-type="string" office:string-value="EXE-CIM-ND000180031330-01-V1" calcext:value-type="string">
            <text:p>EXE-CIM-ND000180031330-01-V1</text:p>
          </table:table-cell>
          <table:table-cell table:number-columns-repeated="14"/>
        </table:table-row>
        <table:table-row table:style-name="ro5">
          <table:table-cell office:value-type="string" calcext:value-type="string">
            <text:p>REC</text:p>
          </table:table-cell>
          <table:table-cell office:value-type="string" calcext:value-type="string">
            <text:p>MRF</text:p>
          </table:table-cell>
          <table:table-cell office:value-type="string" calcext:value-type="string">
            <text:p>RT</text:p>
          </table:table-cell>
          <table:table-cell table:number-columns-repeated="4"/>
          <table:table-cell office:value-type="float" office:value="6" calcext:value-type="float">
            <text:p>000000000006</text:p>
          </table:table-cell>
          <table:table-cell office:value-type="float" office:value="1" calcext:value-type="float">
            <text:p>01</text:p>
          </table:table-cell>
          <table:table-cell office:value-type="float" office:value="1" calcext:value-type="float">
            <text:p>V1</text:p>
          </table:table-cell>
          <table:table-cell office:value-type="string" calcext:value-type="string">
            <text:p>sor</text:p>
          </table:table-cell>
          <table:table-cell/>
          <table:table-cell office:value-type="string" calcext:value-type="string">
            <text:p>\DSPE</text:p>
          </table:table-cell>
          <table:table-cell office:value-type="string" calcext:value-type="string">
            <text:p>\OPTIQUE</text:p>
          </table:table-cell>
          <table:table-cell office:value-type="string" calcext:value-type="string">
            <text:p>\LOT1</text:p>
          </table:table-cell>
          <table:table-cell office:value-type="string" calcext:value-type="string">
            <text:p>\BE02</text:p>
          </table:table-cell>
          <table:table-cell table:formula="of:=IF(ISBLANK([.G47]);&quot;&quot;;&quot;\&quot;&amp;[.G47])">
            <text:p/>
          </table:table-cell>
          <table:table-cell table:formula="of:=[.A47]&amp;&quot;-&quot;&amp;[.B47]&amp;&quot;-&quot;&amp;[.C47]&amp;[.D47]&amp;[.E47]&amp;[.F47]&amp;[.G47]&amp;IF(ISBLANK([.H47]);&quot;&quot;;TEXT([.H47];&quot;000000000000&quot;))&amp;&quot;-&quot;&amp;TEXT([.I47];&quot;00&quot;)&amp;&quot;-&quot;&amp;TEXT([.J47];&quot;V0&quot;)&amp;&quot;.&quot;&amp;[.K47]" office:value-type="string" office:string-value="REC-MRF-RT000000000006-01-V1.sor" calcext:value-type="string">
            <text:p>REC-MRF-RT000000000006-01-V1.sor</text:p>
          </table:table-cell>
          <table:table-cell table:formula="of:=[.A47]&amp;&quot;-&quot;&amp;[.B47]&amp;&quot;-&quot;&amp;[.C47]&amp;[.D47]&amp;[.E47]&amp;[.F47]&amp;[.G47]&amp;IF(ISBLANK([.H47]);&quot;&quot;;TEXT([.H47];&quot;000000000000&quot;))&amp;&quot;-&quot;&amp;TEXT([.I47];&quot;00&quot;)&amp;&quot;-&quot;&amp;TEXT([.J47];&quot;V0&quot;)" office:value-type="string" office:string-value="REC-MRF-RT000000000006-01-V1" calcext:value-type="string">
            <text:p>REC-MRF-RT000000000006-01-V1</text:p>
          </table:table-cell>
          <table:table-cell table:number-columns-repeated="14"/>
        </table:table-row>
        <table:table-row table:style-name="ro5">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8]);&quot;&quot;;&quot;\&quot;&amp;[.E48])" office:value-type="string" office:string-value="\LOT1" calcext:value-type="string">
            <text:p>\LOT1</text:p>
          </table:table-cell>
          <table:table-cell table:formula="of:=IF(ISBLANK([.F48]);&quot;&quot;;&quot;\&quot;&amp;[.F48])" office:value-type="string" office:string-value="\BE01" calcext:value-type="string">
            <text:p>\BE01</text:p>
          </table:table-cell>
          <table:table-cell table:formula="of:=IF(ISBLANK([.G48]);&quot;&quot;;&quot;\&quot;&amp;[.G48])" office:value-type="string" office:string-value="\C001" calcext:value-type="string">
            <text:p>\C001</text:p>
          </table:table-cell>
          <table:table-cell table:formula="of:=[.A48]&amp;&quot;-&quot;&amp;[.B48]&amp;&quot;-&quot;&amp;[.C48]&amp;[.D48]&amp;[.E48]&amp;[.F48]&amp;[.G48]&amp;IF(ISBLANK([.H48]);&quot;&quot;;TEXT([.H48];&quot;000000000000&quot;))&amp;&quot;-&quot;&amp;TEXT([.I48];&quot;00&quot;)&amp;&quot;-&quot;&amp;TEXT([.J48];&quot;V0&quot;)&amp;&quot;.&quot;&amp;[.K48]" office:value-type="string" office:string-value="REC-MFX-R4DSPELOT1BE01C001-01-V1.zip" calcext:value-type="string">
            <text:p>REC-MFX-R4DSPELOT1BE01C001-01-V1.zip</text:p>
          </table:table-cell>
          <table:table-cell table:formula="of:=[.A48]&amp;&quot;-&quot;&amp;[.B48]&amp;&quot;-&quot;&amp;[.C48]&amp;[.D48]&amp;[.E48]&amp;[.F48]&amp;[.G48]&amp;IF(ISBLANK([.H48]);&quot;&quot;;TEXT([.H48];&quot;000000000000&quot;))&amp;&quot;-&quot;&amp;TEXT([.I48];&quot;00&quot;)&amp;&quot;-&quot;&amp;TEXT([.J48];&quot;V0&quot;)" office:value-type="string" office:string-value="REC-MFX-R4DSPELOT1BE01C001-01-V1" calcext:value-type="string">
            <text:p>REC-MFX-R4DSPELOT1BE01C001-01-V1</text:p>
          </table:table-cell>
          <table:table-cell table:number-columns-repeated="14"/>
        </table:table-row>
        <table:table-row table:style-name="ro5">
          <table:table-cell office:value-type="string" calcext:value-type="string">
            <text:p>REC</text:p>
          </table:table-cell>
          <table:table-cell office:value-type="string" calcext:value-type="string">
            <text:p>MFX</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2</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INFRA</text:p>
          </table:table-cell>
          <table:table-cell table:formula="of:=IF(ISBLANK([.E49]);&quot;&quot;;&quot;\&quot;&amp;[.E49])" office:value-type="string" office:string-value="\LOT1" calcext:value-type="string">
            <text:p>\LOT1</text:p>
          </table:table-cell>
          <table:table-cell table:formula="of:=IF(ISBLANK([.F49]);&quot;&quot;;&quot;\&quot;&amp;[.F49])" office:value-type="string" office:string-value="\BE01" calcext:value-type="string">
            <text:p>\BE01</text:p>
          </table:table-cell>
          <table:table-cell table:formula="of:=IF(ISBLANK([.G49]);&quot;&quot;;&quot;\&quot;&amp;[.G49])" office:value-type="string" office:string-value="\C002" calcext:value-type="string">
            <text:p>\C002</text:p>
          </table:table-cell>
          <table:table-cell table:formula="of:=[.A49]&amp;&quot;-&quot;&amp;[.B49]&amp;&quot;-&quot;&amp;[.C49]&amp;[.D49]&amp;[.E49]&amp;[.F49]&amp;[.G49]&amp;IF(ISBLANK([.H49]);&quot;&quot;;TEXT([.H49];&quot;000000000000&quot;))&amp;&quot;-&quot;&amp;TEXT([.I49];&quot;00&quot;)&amp;&quot;-&quot;&amp;TEXT([.J49];&quot;V0&quot;)&amp;&quot;.&quot;&amp;[.K49]" office:value-type="string" office:string-value="REC-MFX-R4DSPELOT1BE01C002-01-V1.zip" calcext:value-type="string">
            <text:p>REC-MFX-R4DSPELOT1BE01C002-01-V1.zip</text:p>
          </table:table-cell>
          <table:table-cell table:formula="of:=[.A49]&amp;&quot;-&quot;&amp;[.B49]&amp;&quot;-&quot;&amp;[.C49]&amp;[.D49]&amp;[.E49]&amp;[.F49]&amp;[.G49]&amp;IF(ISBLANK([.H49]);&quot;&quot;;TEXT([.H49];&quot;000000000000&quot;))&amp;&quot;-&quot;&amp;TEXT([.I49];&quot;00&quot;)&amp;&quot;-&quot;&amp;TEXT([.J49];&quot;V0&quot;)" office:value-type="string" office:string-value="REC-MFX-R4DSPELOT1BE01C002-01-V1" calcext:value-type="string">
            <text:p>REC-MFX-R4DSPELOT1BE01C002-01-V1</text:p>
          </table:table-cell>
          <table:table-cell table:number-columns-repeated="14"/>
        </table:table-row>
        <table:table-row table:style-name="ro5">
          <table:table-cell office:value-type="string" calcext:value-type="string">
            <text:p>REC</text:p>
          </table:table-cell>
          <table:table-cell office:value-type="string" calcext:value-type="string">
            <text:p>RGC</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1" calcext:value-type="float">
            <text:p>V1</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0]);&quot;&quot;;&quot;\&quot;&amp;[.E50])" office:value-type="string" office:string-value="\LOT1" calcext:value-type="string">
            <text:p>\LOT1</text:p>
          </table:table-cell>
          <table:table-cell table:formula="of:=IF(ISBLANK([.F50]);&quot;&quot;;&quot;\&quot;&amp;[.F50])" office:value-type="string" office:string-value="\BE01" calcext:value-type="string">
            <text:p>\BE01</text:p>
          </table:table-cell>
          <table:table-cell table:formula="of:=IF(ISBLANK([.G50]);&quot;&quot;;&quot;\&quot;&amp;[.G50])" office:value-type="string" office:string-value="\C001" calcext:value-type="string">
            <text:p>\C001</text:p>
          </table:table-cell>
          <table:table-cell table:formula="of:=[.A50]&amp;&quot;-&quot;&amp;[.B50]&amp;&quot;-&quot;&amp;[.C50]&amp;[.D50]&amp;[.E50]&amp;[.F50]&amp;[.G50]&amp;IF(ISBLANK([.H50]);&quot;&quot;;TEXT([.H50];&quot;000000000000&quot;))&amp;&quot;-&quot;&amp;TEXT([.I50];&quot;00&quot;)&amp;&quot;-&quot;&amp;TEXT([.J50];&quot;V0&quot;)&amp;&quot;.&quot;&amp;[.K50]" office:value-type="string" office:string-value="REC-RGC-R4DSPELOT1BE01C001-01-V1.pdf" calcext:value-type="string">
            <text:p>REC-RGC-R4DSPELOT1BE01C001-01-V1.pdf</text:p>
          </table:table-cell>
          <table:table-cell table:formula="of:=[.A50]&amp;&quot;-&quot;&amp;[.B50]&amp;&quot;-&quot;&amp;[.C50]&amp;[.D50]&amp;[.E50]&amp;[.F50]&amp;[.G50]&amp;IF(ISBLANK([.H50]);&quot;&quot;;TEXT([.H50];&quot;000000000000&quot;))&amp;&quot;-&quot;&amp;TEXT([.I50];&quot;00&quot;)&amp;&quot;-&quot;&amp;TEXT([.J50];&quot;V0&quot;)" office:value-type="string" office:string-value="REC-RGC-R4DSPELOT1BE01C001-01-V1" calcext:value-type="string">
            <text:p>REC-RGC-R4DSPELOT1BE01C001-01-V1</text:p>
          </table:table-cell>
          <table:table-cell table:number-columns-repeated="14"/>
        </table:table-row>
        <table:table-row table:style-name="ro5">
          <table:table-cell office:value-type="string" calcext:value-type="string">
            <text:p>REC</text:p>
          </table:table-cell>
          <table:table-cell office:value-type="string" calcext:value-type="string">
            <text:p>RVR</text:p>
          </table:table-cell>
          <table:table-cell office:value-type="string" calcext:value-type="string">
            <text:p>R4</text:p>
          </table:table-cell>
          <table:table-cell office:value-type="string" calcext:value-type="string">
            <text:p>DSPE</text:p>
          </table:table-cell>
          <table:table-cell office:value-type="string" calcext:value-type="string">
            <text:p>LOT1</text:p>
          </table:table-cell>
          <table:table-cell office:value-type="string" calcext:value-type="string">
            <text:p>BE01</text:p>
          </table:table-cell>
          <table:table-cell office:value-type="string" calcext:value-type="string">
            <text:p>C001</text:p>
          </table:table-cell>
          <table:table-cell/>
          <table:table-cell office:value-type="float" office:value="1" calcext:value-type="float">
            <text:p>01</text:p>
          </table:table-cell>
          <table:table-cell office:value-type="float" office:value="3" calcext:value-type="float">
            <text:p>V3</text:p>
          </table:table-cell>
          <table:table-cell office:value-type="string" calcext:value-type="string">
            <text:p>pdf</text:p>
          </table:table-cell>
          <table:table-cell/>
          <table:table-cell office:value-type="string" calcext:value-type="string">
            <text:p>\DSPE</text:p>
          </table:table-cell>
          <table:table-cell office:value-type="string" calcext:value-type="string">
            <text:p>\INFRA</text:p>
          </table:table-cell>
          <table:table-cell table:formula="of:=IF(ISBLANK([.E51]);&quot;&quot;;&quot;\&quot;&amp;[.E51])" office:value-type="string" office:string-value="\LOT1" calcext:value-type="string">
            <text:p>\LOT1</text:p>
          </table:table-cell>
          <table:table-cell table:formula="of:=IF(ISBLANK([.F51]);&quot;&quot;;&quot;\&quot;&amp;[.F51])" office:value-type="string" office:string-value="\BE01" calcext:value-type="string">
            <text:p>\BE01</text:p>
          </table:table-cell>
          <table:table-cell table:formula="of:=IF(ISBLANK([.G51]);&quot;&quot;;&quot;\&quot;&amp;[.G51])" office:value-type="string" office:string-value="\C001" calcext:value-type="string">
            <text:p>\C001</text:p>
          </table:table-cell>
          <table:table-cell table:formula="of:=[.A51]&amp;&quot;-&quot;&amp;[.B51]&amp;&quot;-&quot;&amp;[.C51]&amp;[.D51]&amp;[.E51]&amp;[.F51]&amp;[.G51]&amp;IF(ISBLANK([.H51]);&quot;&quot;;TEXT([.H51];&quot;000000000000&quot;))&amp;&quot;-&quot;&amp;TEXT([.I51];&quot;00&quot;)&amp;&quot;-&quot;&amp;TEXT([.J51];&quot;V0&quot;)&amp;&quot;.&quot;&amp;[.K51]" office:value-type="string" office:string-value="REC-RVR-R4DSPELOT1BE01C001-01-V3.pdf" calcext:value-type="string">
            <text:p>REC-RVR-R4DSPELOT1BE01C001-01-V3.pdf</text:p>
          </table:table-cell>
          <table:table-cell table:formula="of:=[.A51]&amp;&quot;-&quot;&amp;[.B51]&amp;&quot;-&quot;&amp;[.C51]&amp;[.D51]&amp;[.E51]&amp;[.F51]&amp;[.G51]&amp;IF(ISBLANK([.H51]);&quot;&quot;;TEXT([.H51];&quot;000000000000&quot;))&amp;&quot;-&quot;&amp;TEXT([.I51];&quot;00&quot;)&amp;&quot;-&quot;&amp;TEXT([.J51];&quot;V0&quot;)" office:value-type="string" office:string-value="REC-RVR-R4DSPELOT1BE01C001-01-V3" calcext:value-type="string">
            <text:p>REC-RVR-R4DSPELOT1BE01C001-01-V3</text:p>
          </table:table-cell>
          <table:table-cell table:number-columns-repeated="14"/>
        </table:table-row>
        <table:table-row table:style-name="ro5">
          <table:table-cell office:value-type="string" calcext:value-type="string">
            <text:p>REC</text:p>
          </table:table-cell>
          <table:table-cell office:value-type="string" calcext:value-type="string">
            <text:p>DLG</text:p>
          </table:table-cell>
          <table:table-cell office:value-type="string" calcext:value-type="string">
            <text:p>R2</text:p>
          </table:table-cell>
          <table:table-cell office:value-type="string" calcext:value-type="string">
            <text:p>DSPE</text:p>
          </table:table-cell>
          <table:table-cell office:value-type="string" calcext:value-type="string">
            <text:p>LOT1</text:p>
          </table:table-cell>
          <table:table-cell table:number-columns-repeated="3"/>
          <table:table-cell office:value-type="float" office:value="1" calcext:value-type="float">
            <text:p>01</text:p>
          </table:table-cell>
          <table:table-cell office:value-type="float" office:value="2" calcext:value-type="float">
            <text:p>V2</text:p>
          </table:table-cell>
          <table:table-cell office:value-type="string" calcext:value-type="string">
            <text:p>zip</text:p>
          </table:table-cell>
          <table:table-cell/>
          <table:table-cell office:value-type="string" calcext:value-type="string">
            <text:p>\DSPE</text:p>
          </table:table-cell>
          <table:table-cell office:value-type="string" calcext:value-type="string">
            <text:p>\GENERAL</text:p>
          </table:table-cell>
          <table:table-cell office:value-type="string" calcext:value-type="string">
            <text:p>\DLG</text:p>
          </table:table-cell>
          <table:table-cell table:formula="of:=IF(ISBLANK([.F52]);&quot;&quot;;&quot;\&quot;&amp;[.F52])">
            <text:p/>
          </table:table-cell>
          <table:table-cell table:formula="of:=IF(ISBLANK([.G52]);&quot;&quot;;&quot;\&quot;&amp;[.G52])">
            <text:p/>
          </table:table-cell>
          <table:table-cell table:formula="of:=[.A52]&amp;&quot;-&quot;&amp;[.B52]&amp;&quot;-&quot;&amp;[.C52]&amp;[.D52]&amp;[.E52]&amp;[.F52]&amp;[.G52]&amp;IF(ISBLANK([.H52]);&quot;&quot;;TEXT([.H52];&quot;000000000000&quot;))&amp;&quot;-&quot;&amp;TEXT([.I52];&quot;00&quot;)&amp;&quot;-&quot;&amp;TEXT([.J52];&quot;V0&quot;)&amp;&quot;.&quot;&amp;[.K52]" office:value-type="string" office:string-value="REC-DLG-R2DSPELOT1-01-V2.zip" calcext:value-type="string">
            <text:p>REC-DLG-R2DSPELOT1-01-V2.zip</text:p>
          </table:table-cell>
          <table:table-cell table:formula="of:=[.A52]&amp;&quot;-&quot;&amp;[.B52]&amp;&quot;-&quot;&amp;[.C52]&amp;[.D52]&amp;[.E52]&amp;[.F52]&amp;[.G52]&amp;IF(ISBLANK([.H52]);&quot;&quot;;TEXT([.H52];&quot;000000000000&quot;))&amp;&quot;-&quot;&amp;TEXT([.I52];&quot;00&quot;)&amp;&quot;-&quot;&amp;TEXT([.J52];&quot;V0&quot;)" office:value-type="string" office:string-value="REC-DLG-R2DSPELOT1-01-V2" calcext:value-type="string">
            <text:p>REC-DLG-R2DSPELOT1-01-V2</text:p>
          </table:table-cell>
          <table:table-cell table:number-columns-repeated="14"/>
        </table:table-row>
        <table:table-row table:style-name="ro5" table:number-rows-repeated="1048523">
          <table:table-cell table:number-columns-repeated="33"/>
        </table:table-row>
        <table:table-row table:style-name="ro5">
          <table:table-cell table:number-columns-repeated="33"/>
        </table:table-row>
      </table:table>
      <table:table table:name="BatchRep" table:style-name="ta1">
        <office:forms form:automatic-focus="false" form:apply-design-mode="false"/>
        <table:table-column table:style-name="co47" table:default-cell-style-name="Default"/>
        <table:table-row table:style-name="ro5">
          <table:table-cell table:formula="of:=&quot;MD &quot;&amp;[Exemples.$AG$1]&amp;[Exemples.M2]&amp;[Exemples.N2]&amp;[Exemples.O2]&amp;[Exemples.P2]&amp;[Exemples.Q2]"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AG$1]&amp;[Exemples.M3]&amp;[Exemples.N3]&amp;[Exemples.O3]&amp;[Exemples.P3]&amp;[Exemples.Q3]" office:value-type="string" office:string-value="MD D:\cglocal\tools\env_gracethd\ExempleArborescence\DSPE\GENERAL\DIG" calcext:value-type="string">
            <text:p>MD D:\cglocal\tools\env_gracethd\ExempleArborescence\DSPE\GENERAL\DIG</text:p>
          </table:table-cell>
        </table:table-row>
        <table:table-row table:style-name="ro5">
          <table:table-cell table:formula="of:=&quot;MD &quot;&amp;[Exemples.$AG$1]&amp;[Exemples.M4]&amp;[Exemples.N4]&amp;[Exemples.O4]&amp;[Exemples.P4]&amp;[Exemples.Q4]"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AG$1]&amp;[Exemples.M5]&amp;[Exemples.N5]&amp;[Exemples.O5]&amp;[Exemples.P5]&amp;[Exemples.Q5]" office:value-type="string" office:string-value="MD D:\cglocal\tools\env_gracethd\ExempleArborescence\DSPE\GENERAL\ETU" calcext:value-type="string">
            <text:p>MD D:\cglocal\tools\env_gracethd\ExempleArborescence\DSPE\GENERAL\ETU</text:p>
          </table:table-cell>
        </table:table-row>
        <table:table-row table:style-name="ro5">
          <table:table-cell table:formula="of:=&quot;MD &quot;&amp;[Exemples.$AG$1]&amp;[Exemples.M6]&amp;[Exemples.N6]&amp;[Exemples.O6]&amp;[Exemples.P6]&amp;[Exemples.Q6]" office:value-type="string" office:string-value="MD D:\cglocal\tools\env_gracethd\ExempleArborescence\DSPE\INFRA\LOT1" calcext:value-type="string">
            <text:p>MD D:\cglocal\tools\env_gracethd\ExempleArborescence\DSPE\INFRA\LOT1</text:p>
          </table:table-cell>
        </table:table-row>
        <table:table-row table:style-name="ro5">
          <table:table-cell table:formula="of:=&quot;MD &quot;&amp;[Exemples.$AG$1]&amp;[Exemples.M7]&amp;[Exemples.N7]&amp;[Exemples.O7]&amp;[Exemples.P7]&amp;[Exemples.Q7]" office:value-type="string" office:string-value="MD D:\cglocal\tools\env_gracethd\ExempleArborescence\DSPE\GENERAL\PPH" calcext:value-type="string">
            <text:p>MD D:\cglocal\tools\env_gracethd\ExempleArborescence\DSPE\GENERAL\PPH</text:p>
          </table:table-cell>
        </table:table-row>
        <table:table-row table:style-name="ro5">
          <table:table-cell table:formula="of:=&quot;MD &quot;&amp;[Exemples.$AG$1]&amp;[Exemples.M8]&amp;[Exemples.N8]&amp;[Exemples.O8]&amp;[Exemples.P8]&amp;[Exemples.Q8]" office:value-type="string" office:string-value="MD D:\cglocal\tools\env_gracethd\ExempleArborescence\DSPE\INFRA\LOT1" calcext:value-type="string">
            <text:p>MD D:\cglocal\tools\env_gracethd\ExempleArborescence\DSPE\INFRA\LOT1</text:p>
          </table:table-cell>
        </table:table-row>
        <table:table-row table:style-name="ro5">
          <table:table-cell table:formula="of:=&quot;MD &quot;&amp;[Exemples.$AG$1]&amp;[Exemples.M9]&amp;[Exemples.N9]&amp;[Exemples.O9]&amp;[Exemples.P9]&amp;[Exemples.Q9]"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0]&amp;[Exemples.N10]&amp;[Exemples.O10]&amp;[Exemples.P10]&amp;[Exemples.Q10]"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1]&amp;[Exemples.N11]&amp;[Exemples.O11]&amp;[Exemples.P11]&amp;[Exemples.Q11]"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2]&amp;[Exemples.N12]&amp;[Exemples.O12]&amp;[Exemples.P12]&amp;[Exemples.Q12]"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3]&amp;[Exemples.N13]&amp;[Exemples.O13]&amp;[Exemples.P13]&amp;[Exemples.Q13]"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4]&amp;[Exemples.N14]&amp;[Exemples.O14]&amp;[Exemples.P14]&amp;[Exemples.Q14]"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5]&amp;[Exemples.N15]&amp;[Exemples.O15]&amp;[Exemples.P15]&amp;[Exemples.Q15]"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6]&amp;[Exemples.N16]&amp;[Exemples.O16]&amp;[Exemples.P16]&amp;[Exemples.Q16]"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17]&amp;[Exemples.N17]&amp;[Exemples.O17]&amp;[Exemples.P17]&amp;[Exemples.Q17]" office:value-type="string" office:string-value="MD D:\cglocal\tools\env_gracethd\ExempleArborescence\DSPE\INFRA\LOT1\BE01\C003" calcext:value-type="string">
            <text:p>MD D:\cglocal\tools\env_gracethd\ExempleArborescence\DSPE\INFRA\LOT1\BE01\C003</text:p>
          </table:table-cell>
        </table:table-row>
        <table:table-row table:style-name="ro5">
          <table:table-cell table:formula="of:=&quot;MD &quot;&amp;[Exemples.$AG$1]&amp;[Exemples.M18]&amp;[Exemples.N18]&amp;[Exemples.O18]&amp;[Exemples.P18]&amp;[Exemples.Q18]" office:value-type="string" office:string-value="MD D:\cglocal\tools\env_gracethd\ExempleArborescence\DSPE\INFRA\LOT1\BE01\C003" calcext:value-type="string">
            <text:p>MD D:\cglocal\tools\env_gracethd\ExempleArborescence\DSPE\INFRA\LOT1\BE01\C003</text:p>
          </table:table-cell>
        </table:table-row>
        <table:table-row table:style-name="ro5">
          <table:table-cell table:formula="of:=&quot;MD &quot;&amp;[Exemples.$AG$1]&amp;[Exemples.M19]&amp;[Exemples.N19]&amp;[Exemples.O19]&amp;[Exemples.P19]&amp;[Exemples.Q19]"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0]&amp;[Exemples.N20]&amp;[Exemples.O20]&amp;[Exemples.P20]&amp;[Exemples.Q20]"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1]&amp;[Exemples.N21]&amp;[Exemples.O21]&amp;[Exemples.P21]&amp;[Exemples.Q21]"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2]&amp;[Exemples.N22]&amp;[Exemples.O22]&amp;[Exemples.P22]&amp;[Exemples.Q22]"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3]&amp;[Exemples.N23]&amp;[Exemples.O23]&amp;[Exemples.P23]&amp;[Exemples.Q23]"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4]&amp;[Exemples.N24]&amp;[Exemples.O24]&amp;[Exemples.P24]&amp;[Exemples.Q24]"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5]&amp;[Exemples.N25]&amp;[Exemples.O25]&amp;[Exemples.P25]&amp;[Exemples.Q25]"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26]&amp;[Exemples.N26]&amp;[Exemples.O26]&amp;[Exemples.P26]&amp;[Exemples.Q26]"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27]&amp;[Exemples.N27]&amp;[Exemples.O27]&amp;[Exemples.P27]&amp;[Exemples.Q27]" office:value-type="string" office:string-value="MD D:\cglocal\tools\env_gracethd\ExempleArborescence\DSPE\INFRA\LOT1\BE01\C003" calcext:value-type="string">
            <text:p>MD D:\cglocal\tools\env_gracethd\ExempleArborescence\DSPE\INFRA\LOT1\BE01\C003</text:p>
          </table:table-cell>
        </table:table-row>
        <table:table-row table:style-name="ro5">
          <table:table-cell table:formula="of:=&quot;MD &quot;&amp;[Exemples.$AG$1]&amp;[Exemples.M28]&amp;[Exemples.N28]&amp;[Exemples.O28]&amp;[Exemples.P28]&amp;[Exemples.Q28]" office:value-type="string" office:string-value="MD D:\cglocal\tools\env_gracethd\ExempleArborescence\DSPE\INFRA\LOT1\BE01\C004" calcext:value-type="string">
            <text:p>MD D:\cglocal\tools\env_gracethd\ExempleArborescence\DSPE\INFRA\LOT1\BE01\C004</text:p>
          </table:table-cell>
        </table:table-row>
        <table:table-row table:style-name="ro5">
          <table:table-cell table:formula="of:=&quot;MD &quot;&amp;[Exemples.$AG$1]&amp;[Exemples.M29]&amp;[Exemples.N29]&amp;[Exemples.O29]&amp;[Exemples.P29]&amp;[Exemples.Q29]" office:value-type="string" office:string-value="MD D:\cglocal\tools\env_gracethd\ExempleArborescence\DSPE\SITES\DBL" calcext:value-type="string">
            <text:p>MD D:\cglocal\tools\env_gracethd\ExempleArborescence\DSPE\SITES\DBL</text:p>
          </table:table-cell>
        </table:table-row>
        <table:table-row table:style-name="ro5">
          <table:table-cell table:formula="of:=&quot;MD &quot;&amp;[Exemples.$AG$1]&amp;[Exemples.M30]&amp;[Exemples.N30]&amp;[Exemples.O30]&amp;[Exemples.P30]&amp;[Exemples.Q30]"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31]&amp;[Exemples.N31]&amp;[Exemples.O31]&amp;[Exemples.P31]&amp;[Exemples.Q31]"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32]&amp;[Exemples.N32]&amp;[Exemples.O32]&amp;[Exemples.P32]&amp;[Exemples.Q32]"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AG$1]&amp;[Exemples.M33]&amp;[Exemples.N33]&amp;[Exemples.O33]&amp;[Exemples.P33]&amp;[Exemples.Q33]" office:value-type="string" office:string-value="MD D:\cglocal\tools\env_gracethd\ExempleArborescence\DSPE\GENERAL\CIN" calcext:value-type="string">
            <text:p>MD D:\cglocal\tools\env_gracethd\ExempleArborescence\DSPE\GENERAL\CIN</text:p>
          </table:table-cell>
        </table:table-row>
        <table:table-row table:style-name="ro5">
          <table:table-cell table:formula="of:=&quot;MD &quot;&amp;[Exemples.$AG$1]&amp;[Exemples.M34]&amp;[Exemples.N34]&amp;[Exemples.O34]&amp;[Exemples.P34]&amp;[Exemples.Q34]"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35]&amp;[Exemples.N35]&amp;[Exemples.O35]&amp;[Exemples.P35]&amp;[Exemples.Q35]" office:value-type="string" office:string-value="MD D:\cglocal\tools\env_gracethd\ExempleArborescence\DSPE\INFRA\LOT1\BE01\C003" calcext:value-type="string">
            <text:p>MD D:\cglocal\tools\env_gracethd\ExempleArborescence\DSPE\INFRA\LOT1\BE01\C003</text:p>
          </table:table-cell>
        </table:table-row>
        <table:table-row table:style-name="ro5">
          <table:table-cell table:formula="of:=&quot;MD &quot;&amp;[Exemples.$AG$1]&amp;[Exemples.M36]&amp;[Exemples.N36]&amp;[Exemples.O36]&amp;[Exemples.P36]&amp;[Exemples.Q36]" office:value-type="string" office:string-value="MD D:\cglocal\tools\env_gracethd\ExempleArborescence\DSPE\INFRA\LOT1\BE01\C004" calcext:value-type="string">
            <text:p>MD D:\cglocal\tools\env_gracethd\ExempleArborescence\DSPE\INFRA\LOT1\BE01\C004</text:p>
          </table:table-cell>
        </table:table-row>
        <table:table-row table:style-name="ro5">
          <table:table-cell table:formula="of:=&quot;MD &quot;&amp;[Exemples.$AG$1]&amp;[Exemples.M37]&amp;[Exemples.N37]&amp;[Exemples.O37]&amp;[Exemples.P37]&amp;[Exemples.Q37]"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38]&amp;[Exemples.N38]&amp;[Exemples.O38]&amp;[Exemples.P38]&amp;[Exemples.Q38]" office:value-type="string" office:string-value="MD D:\cglocal\tools\env_gracethd\ExempleArborescence\DSPE\SITES\DCS" calcext:value-type="string">
            <text:p>MD D:\cglocal\tools\env_gracethd\ExempleArborescence\DSPE\SITES\DCS</text:p>
          </table:table-cell>
        </table:table-row>
        <table:table-row table:style-name="ro5">
          <table:table-cell table:formula="of:=&quot;MD &quot;&amp;[Exemples.$AG$1]&amp;[Exemples.M39]&amp;[Exemples.N39]&amp;[Exemples.O39]&amp;[Exemples.P39]&amp;[Exemples.Q39]" office:value-type="string" office:string-value="MD D:\cglocal\tools\env_gracethd\ExempleArborescence\DSPE\SITES\LOT2" calcext:value-type="string">
            <text:p>MD D:\cglocal\tools\env_gracethd\ExempleArborescence\DSPE\SITES\LOT2</text:p>
          </table:table-cell>
        </table:table-row>
        <table:table-row table:style-name="ro5">
          <table:table-cell table:formula="of:=&quot;MD &quot;&amp;[Exemples.$AG$1]&amp;[Exemples.M40]&amp;[Exemples.N40]&amp;[Exemples.O40]&amp;[Exemples.P40]&amp;[Exemples.Q40]" office:value-type="string" office:string-value="MD D:\cglocal\tools\env_gracethd\ExempleArborescence\DSPE\SITES\LOT1\BE01\C001" calcext:value-type="string">
            <text:p>MD D:\cglocal\tools\env_gracethd\ExempleArborescence\DSPE\SITES\LOT1\BE01\C001</text:p>
          </table:table-cell>
        </table:table-row>
        <table:table-row table:style-name="ro5">
          <table:table-cell table:formula="of:=&quot;MD &quot;&amp;[Exemples.$AG$1]&amp;[Exemples.M41]&amp;[Exemples.N41]&amp;[Exemples.O41]&amp;[Exemples.P41]&amp;[Exemples.Q41]" office:value-type="string" office:string-value="MD D:\cglocal\tools\env_gracethd\ExempleArborescence\DSPE\OPTIQUE\LOT1" calcext:value-type="string">
            <text:p>MD D:\cglocal\tools\env_gracethd\ExempleArborescence\DSPE\OPTIQUE\LOT1</text:p>
          </table:table-cell>
        </table:table-row>
        <table:table-row table:style-name="ro5">
          <table:table-cell table:formula="of:=&quot;MD &quot;&amp;[Exemples.$AG$1]&amp;[Exemples.M42]&amp;[Exemples.N42]&amp;[Exemples.O42]&amp;[Exemples.P42]&amp;[Exemples.Q42]" office:value-type="string" office:string-value="MD D:\cglocal\tools\env_gracethd\ExempleArborescence\DSPE\OPTIQUE\LOT1\BE02" calcext:value-type="string">
            <text:p>MD D:\cglocal\tools\env_gracethd\ExempleArborescence\DSPE\OPTIQUE\LOT1\BE02</text:p>
          </table:table-cell>
        </table:table-row>
        <table:table-row table:style-name="ro5">
          <table:table-cell table:formula="of:=&quot;MD &quot;&amp;[Exemples.$AG$1]&amp;[Exemples.M43]&amp;[Exemples.N43]&amp;[Exemples.O43]&amp;[Exemples.P43]&amp;[Exemples.Q43]" office:value-type="string" office:string-value="MD D:\cglocal\tools\env_gracethd\ExempleArborescence\DSPE\OPTIQUE\LOT1\BE02" calcext:value-type="string">
            <text:p>MD D:\cglocal\tools\env_gracethd\ExempleArborescence\DSPE\OPTIQUE\LOT1\BE02</text:p>
          </table:table-cell>
        </table:table-row>
        <table:table-row table:style-name="ro5">
          <table:table-cell table:formula="of:=&quot;MD &quot;&amp;[Exemples.$AG$1]&amp;[Exemples.M44]&amp;[Exemples.N44]&amp;[Exemples.O44]&amp;[Exemples.P44]&amp;[Exemples.Q44]" office:value-type="string" office:string-value="MD D:\cglocal\tools\env_gracethd\ExempleArborescence\DSPE\OPTIQUE\LOT1\BE02" calcext:value-type="string">
            <text:p>MD D:\cglocal\tools\env_gracethd\ExempleArborescence\DSPE\OPTIQUE\LOT1\BE02</text:p>
          </table:table-cell>
        </table:table-row>
        <table:table-row table:style-name="ro5">
          <table:table-cell table:formula="of:=&quot;MD &quot;&amp;[Exemples.$AG$1]&amp;[Exemples.M45]&amp;[Exemples.N45]&amp;[Exemples.O45]&amp;[Exemples.P45]&amp;[Exemples.Q45]" office:value-type="string" office:string-value="MD D:\cglocal\tools\env_gracethd\ExempleArborescence\DSPE\GENERAL\KEQ" calcext:value-type="string">
            <text:p>MD D:\cglocal\tools\env_gracethd\ExempleArborescence\DSPE\GENERAL\KEQ</text:p>
          </table:table-cell>
        </table:table-row>
        <table:table-row table:style-name="ro5">
          <table:table-cell table:formula="of:=&quot;MD &quot;&amp;[Exemples.$AG$1]&amp;[Exemples.M46]&amp;[Exemples.N46]&amp;[Exemples.O46]&amp;[Exemples.P46]&amp;[Exemples.Q46]" office:value-type="string" office:string-value="MD D:\cglocal\tools\env_gracethd\ExempleArborescence\DSPE\SITES\LOT2" calcext:value-type="string">
            <text:p>MD D:\cglocal\tools\env_gracethd\ExempleArborescence\DSPE\SITES\LOT2</text:p>
          </table:table-cell>
        </table:table-row>
        <table:table-row table:style-name="ro5">
          <table:table-cell table:formula="of:=&quot;MD &quot;&amp;[Exemples.$AG$1]&amp;[Exemples.M47]&amp;[Exemples.N47]&amp;[Exemples.O47]&amp;[Exemples.P47]&amp;[Exemples.Q47]" office:value-type="string" office:string-value="MD D:\cglocal\tools\env_gracethd\ExempleArborescence\DSPE\OPTIQUE\LOT1\BE02" calcext:value-type="string">
            <text:p>MD D:\cglocal\tools\env_gracethd\ExempleArborescence\DSPE\OPTIQUE\LOT1\BE02</text:p>
          </table:table-cell>
        </table:table-row>
        <table:table-row table:style-name="ro5">
          <table:table-cell table:formula="of:=&quot;MD &quot;&amp;[Exemples.$AG$1]&amp;[Exemples.M48]&amp;[Exemples.N48]&amp;[Exemples.O48]&amp;[Exemples.P48]&amp;[Exemples.Q48]"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49]&amp;[Exemples.N49]&amp;[Exemples.O49]&amp;[Exemples.P49]&amp;[Exemples.Q49]" office:value-type="string" office:string-value="MD D:\cglocal\tools\env_gracethd\ExempleArborescence\DSPE\INFRA\LOT1\BE01\C002" calcext:value-type="string">
            <text:p>MD D:\cglocal\tools\env_gracethd\ExempleArborescence\DSPE\INFRA\LOT1\BE01\C002</text:p>
          </table:table-cell>
        </table:table-row>
        <table:table-row table:style-name="ro5">
          <table:table-cell table:formula="of:=&quot;MD &quot;&amp;[Exemples.$AG$1]&amp;[Exemples.M50]&amp;[Exemples.N50]&amp;[Exemples.O50]&amp;[Exemples.P50]&amp;[Exemples.Q50]"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51]&amp;[Exemples.N51]&amp;[Exemples.O51]&amp;[Exemples.P51]&amp;[Exemples.Q51]" office:value-type="string" office:string-value="MD D:\cglocal\tools\env_gracethd\ExempleArborescence\DSPE\INFRA\LOT1\BE01\C001" calcext:value-type="string">
            <text:p>MD D:\cglocal\tools\env_gracethd\ExempleArborescence\DSPE\INFRA\LOT1\BE01\C001</text:p>
          </table:table-cell>
        </table:table-row>
        <table:table-row table:style-name="ro5">
          <table:table-cell table:formula="of:=&quot;MD &quot;&amp;[Exemples.$AG$1]&amp;[Exemples.M52]&amp;[Exemples.N52]&amp;[Exemples.O52]&amp;[Exemples.P52]&amp;[Exemples.Q52]" office:value-type="string" office:string-value="MD D:\cglocal\tools\env_gracethd\ExempleArborescence\DSPE\GENERAL\DLG" calcext:value-type="string">
            <text:p>MD D:\cglocal\tools\env_gracethd\ExempleArborescence\DSPE\GENERAL\DLG</text:p>
          </table:table-cell>
        </table:table-row>
        <table:table-row table:style-name="ro5">
          <table:table-cell table:formula="of:=&quot;MD &quot;&amp;[Exemples.$AG$1]&amp;[Exemples.M53]&amp;[Exemples.N53]&amp;[Exemples.O53]&amp;[Exemples.P53]&amp;[Exemples.Q5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54]&amp;[Exemples.N54]&amp;[Exemples.O54]&amp;[Exemples.P54]&amp;[Exemples.Q5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55]&amp;[Exemples.N55]&amp;[Exemples.O55]&amp;[Exemples.P55]&amp;[Exemples.Q5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56]&amp;[Exemples.N56]&amp;[Exemples.O56]&amp;[Exemples.P56]&amp;[Exemples.Q56]"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57]&amp;[Exemples.N57]&amp;[Exemples.O57]&amp;[Exemples.P57]&amp;[Exemples.Q57]"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58]&amp;[Exemples.N58]&amp;[Exemples.O58]&amp;[Exemples.P58]&amp;[Exemples.Q58]"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59]&amp;[Exemples.N59]&amp;[Exemples.O59]&amp;[Exemples.P59]&amp;[Exemples.Q59]"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0]&amp;[Exemples.N60]&amp;[Exemples.O60]&amp;[Exemples.P60]&amp;[Exemples.Q60]"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1]&amp;[Exemples.N61]&amp;[Exemples.O61]&amp;[Exemples.P61]&amp;[Exemples.Q61]"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2]&amp;[Exemples.N62]&amp;[Exemples.O62]&amp;[Exemples.P62]&amp;[Exemples.Q62]"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3]&amp;[Exemples.N63]&amp;[Exemples.O63]&amp;[Exemples.P63]&amp;[Exemples.Q63]"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4]&amp;[Exemples.N64]&amp;[Exemples.O64]&amp;[Exemples.P64]&amp;[Exemples.Q64]"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5]&amp;[Exemples.N65]&amp;[Exemples.O65]&amp;[Exemples.P65]&amp;[Exemples.Q65]"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6]&amp;[Exemples.N66]&amp;[Exemples.O66]&amp;[Exemples.P66]&amp;[Exemples.Q66]" office:value-type="string" office:string-value="MD D:\cglocal\tools\env_gracethd\ExempleArborescence" calcext:value-type="string">
            <text:p>MD D:\cglocal\tools\env_gracethd\ExempleArborescence</text:p>
          </table:table-cell>
        </table:table-row>
        <table:table-row table:style-name="ro5">
          <table:table-cell table:formula="of:=&quot;MD &quot;&amp;[Exemples.$AG$1]&amp;[Exemples.M67]&amp;[Exemples.N67]&amp;[Exemples.O67]&amp;[Exemples.P67]&amp;[Exemples.Q67]" office:value-type="string" office:string-value="MD D:\cglocal\tools\env_gracethd\ExempleArborescence" calcext:value-type="string">
            <text:p>MD D:\cglocal\tools\env_gracethd\ExempleArborescence</text:p>
          </table:table-cell>
        </table:table-row>
      </table:table>
      <table:table table:name="BatchFiles" table:style-name="ta1">
        <office:forms form:automatic-focus="false" form:apply-design-mode="false"/>
        <table:table-column table:style-name="co48" table:default-cell-style-name="Default"/>
        <table:table-row table:style-name="ro5">
          <table:table-cell table:formula="of:=&quot;COPY nul &quot;&amp;[Exemples.$AG$1]&amp;[Exemples.M2]&amp;[Exemples.N2]&amp;[Exemples.O2]&amp;[Exemples.P2]&amp;[Exemples.Q2]&amp;&quot;\&quot;&amp;[Exemples.R2]" office:value-type="string" office:string-value="COPY nul D:\cglocal\tools\env_gracethd\ExempleArborescence\DSPE\GENERAL\DIG\REC-DIG-R1DSPE-01-V1.odt" calcext:value-type="string">
            <text:p>COPY nul D:\cglocal\tools\env_gracethd\ExempleArborescence\DSPE\GENERAL\DIG\REC-DIG-R1DSPE-01-V1.odt</text:p>
          </table:table-cell>
        </table:table-row>
        <table:table-row table:style-name="ro5">
          <table:table-cell table:formula="of:=&quot;COPY nul &quot;&amp;[Exemples.$AG$1]&amp;[Exemples.M3]&amp;[Exemples.N3]&amp;[Exemples.O3]&amp;[Exemples.P3]&amp;[Exemples.Q3]&amp;&quot;\&quot;&amp;[Exemples.R3]" office:value-type="string" office:string-value="COPY nul D:\cglocal\tools\env_gracethd\ExempleArborescence\DSPE\GENERAL\DIG\REC-DIG-R1DSPE-01-V1.pdf" calcext:value-type="string">
            <text:p>COPY nul D:\cglocal\tools\env_gracethd\ExempleArborescence\DSPE\GENERAL\DIG\REC-DIG-R1DSPE-01-V1.pdf</text:p>
          </table:table-cell>
        </table:table-row>
        <table:table-row table:style-name="ro5">
          <table:table-cell table:formula="of:=&quot;COPY nul &quot;&amp;[Exemples.$AG$1]&amp;[Exemples.M4]&amp;[Exemples.N4]&amp;[Exemples.O4]&amp;[Exemples.P4]&amp;[Exemples.Q4]&amp;&quot;\&quot;&amp;[Exemples.R4]" office:value-type="string" office:string-value="COPY nul D:\cglocal\tools\env_gracethd\ExempleArborescence\DSPE\GENERAL\ETU\REC-ETU-R4DSPELOT1BE01C001-01-V1.pdf" calcext:value-type="string">
            <text:p>COPY nul D:\cglocal\tools\env_gracethd\ExempleArborescence\DSPE\GENERAL\ETU\REC-ETU-R4DSPELOT1BE01C001-01-V1.pdf</text:p>
          </table:table-cell>
        </table:table-row>
        <table:table-row table:style-name="ro5">
          <table:table-cell table:formula="of:=&quot;COPY nul &quot;&amp;[Exemples.$AG$1]&amp;[Exemples.M5]&amp;[Exemples.N5]&amp;[Exemples.O5]&amp;[Exemples.P5]&amp;[Exemples.Q5]&amp;&quot;\&quot;&amp;[Exemples.R5]" office:value-type="string" office:string-value="COPY nul D:\cglocal\tools\env_gracethd\ExempleArborescence\DSPE\GENERAL\ETU\EXE-ETU-R4DSPELOT1BE01C001-01-V1.pdf" calcext:value-type="string">
            <text:p>COPY nul D:\cglocal\tools\env_gracethd\ExempleArborescence\DSPE\GENERAL\ETU\EXE-ETU-R4DSPELOT1BE01C001-01-V1.pdf</text:p>
          </table:table-cell>
        </table:table-row>
        <table:table-row table:style-name="ro5">
          <table:table-cell table:formula="of:=&quot;COPY nul &quot;&amp;[Exemples.$AG$1]&amp;[Exemples.M6]&amp;[Exemples.N6]&amp;[Exemples.O6]&amp;[Exemples.P6]&amp;[Exemples.Q6]&amp;&quot;\&quot;&amp;[Exemples.R6]" office:value-type="string" office:string-value="COPY nul D:\cglocal\tools\env_gracethd\ExempleArborescence\DSPE\INFRA\LOT1\REC-PSI-ZN000000000001-01-V1.pdf" calcext:value-type="string">
            <text:p>COPY nul D:\cglocal\tools\env_gracethd\ExempleArborescence\DSPE\INFRA\LOT1\REC-PSI-ZN000000000001-01-V1.pdf</text:p>
          </table:table-cell>
        </table:table-row>
        <table:table-row table:style-name="ro5">
          <table:table-cell table:formula="of:=&quot;COPY nul &quot;&amp;[Exemples.$AG$1]&amp;[Exemples.M7]&amp;[Exemples.N7]&amp;[Exemples.O7]&amp;[Exemples.P7]&amp;[Exemples.Q7]&amp;&quot;\&quot;&amp;[Exemples.R7]" office:value-type="string" office:string-value="COPY nul D:\cglocal\tools\env_gracethd\ExempleArborescence\DSPE\GENERAL\PPH\REC-PPH-R2DSPELOT1-01-V1.pdf" calcext:value-type="string">
            <text:p>COPY nul D:\cglocal\tools\env_gracethd\ExempleArborescence\DSPE\GENERAL\PPH\REC-PPH-R2DSPELOT1-01-V1.pdf</text:p>
          </table:table-cell>
        </table:table-row>
        <table:table-row table:style-name="ro5">
          <table:table-cell table:formula="of:=&quot;COPY nul &quot;&amp;[Exemples.$AG$1]&amp;[Exemples.M8]&amp;[Exemples.N8]&amp;[Exemples.O8]&amp;[Exemples.P8]&amp;[Exemples.Q8]&amp;&quot;\&quot;&amp;[Exemples.R8]" office:value-type="string" office:string-value="COPY nul D:\cglocal\tools\env_gracethd\ExempleArborescence\DSPE\INFRA\LOT1\REC-PCB-ZS000000000007-01-V1.pdf" calcext:value-type="string">
            <text:p>COPY nul D:\cglocal\tools\env_gracethd\ExempleArborescence\DSPE\INFRA\LOT1\REC-PCB-ZS000000000007-01-V1.pdf</text:p>
          </table:table-cell>
        </table:table-row>
        <table:table-row table:style-name="ro5">
          <table:table-cell table:formula="of:=&quot;COPY nul &quot;&amp;[Exemples.$AG$1]&amp;[Exemples.M9]&amp;[Exemples.N9]&amp;[Exemples.O9]&amp;[Exemples.P9]&amp;[Exemples.Q9]&amp;&quot;\&quot;&amp;[Exemples.R9]" office:value-type="string" office:string-value="COPY nul D:\cglocal\tools\env_gracethd\ExempleArborescence\DSPE\INFRA\LOT1\BE01\C002\EXE-PMQ-PT000180030064-01-V1.pdf" calcext:value-type="string">
            <text:p>COPY nul D:\cglocal\tools\env_gracethd\ExempleArborescence\DSPE\INFRA\LOT1\BE01\C002\EXE-PMQ-PT000180030064-01-V1.pdf</text:p>
          </table:table-cell>
        </table:table-row>
        <table:table-row table:style-name="ro5">
          <table:table-cell table:formula="of:=&quot;COPY nul &quot;&amp;[Exemples.$AG$1]&amp;[Exemples.M10]&amp;[Exemples.N10]&amp;[Exemples.O10]&amp;[Exemples.P10]&amp;[Exemples.Q10]&amp;&quot;\&quot;&amp;[Exemples.R10]" office:value-type="string" office:string-value="COPY nul D:\cglocal\tools\env_gracethd\ExempleArborescence\DSPE\INFRA\LOT1\BE01\C002\EXE-PMQ-PT000180030065-01-V1.pdf" calcext:value-type="string">
            <text:p>COPY nul D:\cglocal\tools\env_gracethd\ExempleArborescence\DSPE\INFRA\LOT1\BE01\C002\EXE-PMQ-PT000180030065-01-V1.pdf</text:p>
          </table:table-cell>
        </table:table-row>
        <table:table-row table:style-name="ro5">
          <table:table-cell table:formula="of:=&quot;COPY nul &quot;&amp;[Exemples.$AG$1]&amp;[Exemples.M11]&amp;[Exemples.N11]&amp;[Exemples.O11]&amp;[Exemples.P11]&amp;[Exemples.Q11]&amp;&quot;\&quot;&amp;[Exemples.R11]" office:value-type="string" office:string-value="COPY nul D:\cglocal\tools\env_gracethd\ExempleArborescence\DSPE\INFRA\LOT1\BE01\C002\EXE-PMQ-PT000180030072-01-V1.pdf" calcext:value-type="string">
            <text:p>COPY nul D:\cglocal\tools\env_gracethd\ExempleArborescence\DSPE\INFRA\LOT1\BE01\C002\EXE-PMQ-PT000180030072-01-V1.pdf</text:p>
          </table:table-cell>
        </table:table-row>
        <table:table-row table:style-name="ro5">
          <table:table-cell table:formula="of:=&quot;COPY nul &quot;&amp;[Exemples.$AG$1]&amp;[Exemples.M12]&amp;[Exemples.N12]&amp;[Exemples.O12]&amp;[Exemples.P12]&amp;[Exemples.Q12]&amp;&quot;\&quot;&amp;[Exemples.R12]" office:value-type="string" office:string-value="COPY nul D:\cglocal\tools\env_gracethd\ExempleArborescence\DSPE\INFRA\LOT1\BE01\C002\EXE-PMQ-PT000180030091-01-V1.pdf" calcext:value-type="string">
            <text:p>COPY nul D:\cglocal\tools\env_gracethd\ExempleArborescence\DSPE\INFRA\LOT1\BE01\C002\EXE-PMQ-PT000180030091-01-V1.pdf</text:p>
          </table:table-cell>
        </table:table-row>
        <table:table-row table:style-name="ro5">
          <table:table-cell table:formula="of:=&quot;COPY nul &quot;&amp;[Exemples.$AG$1]&amp;[Exemples.M13]&amp;[Exemples.N13]&amp;[Exemples.O13]&amp;[Exemples.P13]&amp;[Exemples.Q13]&amp;&quot;\&quot;&amp;[Exemples.R13]" office:value-type="string" office:string-value="COPY nul D:\cglocal\tools\env_gracethd\ExempleArborescence\DSPE\INFRA\LOT1\BE01\C002\EXE-PMQ-PT000180030064-01-V1.xls" calcext:value-type="string">
            <text:p>COPY nul D:\cglocal\tools\env_gracethd\ExempleArborescence\DSPE\INFRA\LOT1\BE01\C002\EXE-PMQ-PT000180030064-01-V1.xls</text:p>
          </table:table-cell>
        </table:table-row>
        <table:table-row table:style-name="ro5">
          <table:table-cell table:formula="of:=&quot;COPY nul &quot;&amp;[Exemples.$AG$1]&amp;[Exemples.M14]&amp;[Exemples.N14]&amp;[Exemples.O14]&amp;[Exemples.P14]&amp;[Exemples.Q14]&amp;&quot;\&quot;&amp;[Exemples.R14]" office:value-type="string" office:string-value="COPY nul D:\cglocal\tools\env_gracethd\ExempleArborescence\DSPE\INFRA\LOT1\BE01\C002\EXE-PMQ-PT000180030065-01-V1.xls" calcext:value-type="string">
            <text:p>COPY nul D:\cglocal\tools\env_gracethd\ExempleArborescence\DSPE\INFRA\LOT1\BE01\C002\EXE-PMQ-PT000180030065-01-V1.xls</text:p>
          </table:table-cell>
        </table:table-row>
        <table:table-row table:style-name="ro5">
          <table:table-cell table:formula="of:=&quot;COPY nul &quot;&amp;[Exemples.$AG$1]&amp;[Exemples.M15]&amp;[Exemples.N15]&amp;[Exemples.O15]&amp;[Exemples.P15]&amp;[Exemples.Q15]&amp;&quot;\&quot;&amp;[Exemples.R15]" office:value-type="string" office:string-value="COPY nul D:\cglocal\tools\env_gracethd\ExempleArborescence\DSPE\INFRA\LOT1\BE01\C002\EXE-PMQ-PT000180030072-01-V1.xls" calcext:value-type="string">
            <text:p>COPY nul D:\cglocal\tools\env_gracethd\ExempleArborescence\DSPE\INFRA\LOT1\BE01\C002\EXE-PMQ-PT000180030072-01-V1.xls</text:p>
          </table:table-cell>
        </table:table-row>
        <table:table-row table:style-name="ro5">
          <table:table-cell table:formula="of:=&quot;COPY nul &quot;&amp;[Exemples.$AG$1]&amp;[Exemples.M16]&amp;[Exemples.N16]&amp;[Exemples.O16]&amp;[Exemples.P16]&amp;[Exemples.Q16]&amp;&quot;\&quot;&amp;[Exemples.R16]" office:value-type="string" office:string-value="COPY nul D:\cglocal\tools\env_gracethd\ExempleArborescence\DSPE\INFRA\LOT1\BE01\C002\EXE-PMQ-PT000180030091-01-V1.ods" calcext:value-type="string">
            <text:p>COPY nul D:\cglocal\tools\env_gracethd\ExempleArborescence\DSPE\INFRA\LOT1\BE01\C002\EXE-PMQ-PT000180030091-01-V1.ods</text:p>
          </table:table-cell>
        </table:table-row>
        <table:table-row table:style-name="ro5">
          <table:table-cell table:formula="of:=&quot;COPY nul &quot;&amp;[Exemples.$AG$1]&amp;[Exemples.M17]&amp;[Exemples.N17]&amp;[Exemples.O17]&amp;[Exemples.P17]&amp;[Exemples.Q17]&amp;&quot;\&quot;&amp;[Exemples.R17]" office:value-type="string" office:string-value="COPY nul D:\cglocal\tools\env_gracethd\ExempleArborescence\DSPE\INFRA\LOT1\BE01\C003\EXE-DPO-PT000180031350-01-V1.zip" calcext:value-type="string">
            <text:p>COPY nul D:\cglocal\tools\env_gracethd\ExempleArborescence\DSPE\INFRA\LOT1\BE01\C003\EXE-DPO-PT000180031350-01-V1.zip</text:p>
          </table:table-cell>
        </table:table-row>
        <table:table-row table:style-name="ro5">
          <table:table-cell table:formula="of:=&quot;COPY nul &quot;&amp;[Exemples.$AG$1]&amp;[Exemples.M18]&amp;[Exemples.N18]&amp;[Exemples.O18]&amp;[Exemples.P18]&amp;[Exemples.Q18]&amp;&quot;\&quot;&amp;[Exemples.R18]" office:value-type="string" office:string-value="COPY nul D:\cglocal\tools\env_gracethd\ExempleArborescence\DSPE\INFRA\LOT1\BE01\C003\EXE-DPO-PT000180031350-01-V1.zip" calcext:value-type="string">
            <text:p>COPY nul D:\cglocal\tools\env_gracethd\ExempleArborescence\DSPE\INFRA\LOT1\BE01\C003\EXE-DPO-PT000180031350-01-V1.zip</text:p>
          </table:table-cell>
        </table:table-row>
        <table:table-row table:style-name="ro5">
          <table:table-cell table:formula="of:=&quot;COPY nul &quot;&amp;[Exemples.$AG$1]&amp;[Exemples.M19]&amp;[Exemples.N19]&amp;[Exemples.O19]&amp;[Exemples.P19]&amp;[Exemples.Q19]&amp;&quot;\&quot;&amp;[Exemples.R19]" office:value-type="string" office:string-value="COPY nul D:\cglocal\tools\env_gracethd\ExempleArborescence\DSPE\INFRA\LOT1\BE01\C001\REC-PGC-R4DSPELOT1BE01C001-01-V1.dwg" calcext:value-type="string">
            <text:p>COPY nul D:\cglocal\tools\env_gracethd\ExempleArborescence\DSPE\INFRA\LOT1\BE01\C001\REC-PGC-R4DSPELOT1BE01C001-01-V1.dwg</text:p>
          </table:table-cell>
        </table:table-row>
        <table:table-row table:style-name="ro5">
          <table:table-cell table:formula="of:=&quot;COPY nul &quot;&amp;[Exemples.$AG$1]&amp;[Exemples.M20]&amp;[Exemples.N20]&amp;[Exemples.O20]&amp;[Exemples.P20]&amp;[Exemples.Q20]&amp;&quot;\&quot;&amp;[Exemples.R20]" office:value-type="string" office:string-value="COPY nul D:\cglocal\tools\env_gracethd\ExempleArborescence\DSPE\INFRA\LOT1\BE01\C001\REC-PGC-R4DSPELOT1BE01C001-02-V1.dwg" calcext:value-type="string">
            <text:p>COPY nul D:\cglocal\tools\env_gracethd\ExempleArborescence\DSPE\INFRA\LOT1\BE01\C001\REC-PGC-R4DSPELOT1BE01C001-02-V1.dwg</text:p>
          </table:table-cell>
        </table:table-row>
        <table:table-row table:style-name="ro5">
          <table:table-cell table:formula="of:=&quot;COPY nul &quot;&amp;[Exemples.$AG$1]&amp;[Exemples.M21]&amp;[Exemples.N21]&amp;[Exemples.O21]&amp;[Exemples.P21]&amp;[Exemples.Q21]&amp;&quot;\&quot;&amp;[Exemples.R21]" office:value-type="string" office:string-value="COPY nul D:\cglocal\tools\env_gracethd\ExempleArborescence\DSPE\INFRA\LOT1\BE01\C001\REC-PGC-R4DSPELOT1BE01C001-01-V1.pdf" calcext:value-type="string">
            <text:p>COPY nul D:\cglocal\tools\env_gracethd\ExempleArborescence\DSPE\INFRA\LOT1\BE01\C001\REC-PGC-R4DSPELOT1BE01C001-01-V1.pdf</text:p>
          </table:table-cell>
        </table:table-row>
        <table:table-row table:style-name="ro5">
          <table:table-cell table:formula="of:=&quot;COPY nul &quot;&amp;[Exemples.$AG$1]&amp;[Exemples.M22]&amp;[Exemples.N22]&amp;[Exemples.O22]&amp;[Exemples.P22]&amp;[Exemples.Q22]&amp;&quot;\&quot;&amp;[Exemples.R22]" office:value-type="string" office:string-value="COPY nul D:\cglocal\tools\env_gracethd\ExempleArborescence\DSPE\INFRA\LOT1\BE01\C001\REC-PGC-R4DSPELOT1BE01C001-02-V1.pdf" calcext:value-type="string">
            <text:p>COPY nul D:\cglocal\tools\env_gracethd\ExempleArborescence\DSPE\INFRA\LOT1\BE01\C001\REC-PGC-R4DSPELOT1BE01C001-02-V1.pdf</text:p>
          </table:table-cell>
        </table:table-row>
        <table:table-row table:style-name="ro5">
          <table:table-cell table:formula="of:=&quot;COPY nul &quot;&amp;[Exemples.$AG$1]&amp;[Exemples.M23]&amp;[Exemples.N23]&amp;[Exemples.O23]&amp;[Exemples.P23]&amp;[Exemples.Q23]&amp;&quot;\&quot;&amp;[Exemples.R23]" office:value-type="string" office:string-value="COPY nul D:\cglocal\tools\env_gracethd\ExempleArborescence\DSPE\INFRA\LOT1\BE01\C001\REC-DLV-R4DSPELOT1BE01C001-01-V1.zip" calcext:value-type="string">
            <text:p>COPY nul D:\cglocal\tools\env_gracethd\ExempleArborescence\DSPE\INFRA\LOT1\BE01\C001\REC-DLV-R4DSPELOT1BE01C001-01-V1.zip</text:p>
          </table:table-cell>
        </table:table-row>
        <table:table-row table:style-name="ro5">
          <table:table-cell table:formula="of:=&quot;COPY nul &quot;&amp;[Exemples.$AG$1]&amp;[Exemples.M24]&amp;[Exemples.N24]&amp;[Exemples.O24]&amp;[Exemples.P24]&amp;[Exemples.Q24]&amp;&quot;\&quot;&amp;[Exemples.R24]" office:value-type="string" office:string-value="COPY nul D:\cglocal\tools\env_gracethd\ExempleArborescence\DSPE\INFRA\LOT1\BE01\C001\REC-SGC-R4DSPELOT1BE01C001-01-V1.dwg" calcext:value-type="string">
            <text:p>COPY nul D:\cglocal\tools\env_gracethd\ExempleArborescence\DSPE\INFRA\LOT1\BE01\C001\REC-SGC-R4DSPELOT1BE01C001-01-V1.dwg</text:p>
          </table:table-cell>
        </table:table-row>
        <table:table-row table:style-name="ro5">
          <table:table-cell table:formula="of:=&quot;COPY nul &quot;&amp;[Exemples.$AG$1]&amp;[Exemples.M25]&amp;[Exemples.N25]&amp;[Exemples.O25]&amp;[Exemples.P25]&amp;[Exemples.Q25]&amp;&quot;\&quot;&amp;[Exemples.R25]" office:value-type="string" office:string-value="COPY nul D:\cglocal\tools\env_gracethd\ExempleArborescence\DSPE\INFRA\LOT1\BE01\C001\REC-SGC-R4DSPELOT1BE01C001-01-V1.pdf" calcext:value-type="string">
            <text:p>COPY nul D:\cglocal\tools\env_gracethd\ExempleArborescence\DSPE\INFRA\LOT1\BE01\C001\REC-SGC-R4DSPELOT1BE01C001-01-V1.pdf</text:p>
          </table:table-cell>
        </table:table-row>
        <table:table-row table:style-name="ro5">
          <table:table-cell table:formula="of:=&quot;COPY nul &quot;&amp;[Exemples.$AG$1]&amp;[Exemples.M26]&amp;[Exemples.N26]&amp;[Exemples.O26]&amp;[Exemples.P26]&amp;[Exemples.Q26]&amp;&quot;\&quot;&amp;[Exemples.R26]" office:value-type="string" office:string-value="COPY nul D:\cglocal\tools\env_gracethd\ExempleArborescence\DSPE\INFRA\LOT1\BE01\C002\DIA-DPI-R4DSPELOT1BE01C002-01-V1.zip" calcext:value-type="string">
            <text:p>COPY nul D:\cglocal\tools\env_gracethd\ExempleArborescence\DSPE\INFRA\LOT1\BE01\C002\DIA-DPI-R4DSPELOT1BE01C002-01-V1.zip</text:p>
          </table:table-cell>
        </table:table-row>
        <table:table-row table:style-name="ro5">
          <table:table-cell table:formula="of:=&quot;COPY nul &quot;&amp;[Exemples.$AG$1]&amp;[Exemples.M27]&amp;[Exemples.N27]&amp;[Exemples.O27]&amp;[Exemples.P27]&amp;[Exemples.Q27]&amp;&quot;\&quot;&amp;[Exemples.R27]" office:value-type="string" office:string-value="COPY nul D:\cglocal\tools\env_gracethd\ExempleArborescence\DSPE\INFRA\LOT1\BE01\C003\DIA-DPI-R4DSPELOT1BE01C003-01-V1.zip" calcext:value-type="string">
            <text:p>COPY nul D:\cglocal\tools\env_gracethd\ExempleArborescence\DSPE\INFRA\LOT1\BE01\C003\DIA-DPI-R4DSPELOT1BE01C003-01-V1.zip</text:p>
          </table:table-cell>
        </table:table-row>
        <table:table-row table:style-name="ro5">
          <table:table-cell table:formula="of:=&quot;COPY nul &quot;&amp;[Exemples.$AG$1]&amp;[Exemples.M28]&amp;[Exemples.N28]&amp;[Exemples.O28]&amp;[Exemples.P28]&amp;[Exemples.Q28]&amp;&quot;\&quot;&amp;[Exemples.R28]" office:value-type="string" office:string-value="COPY nul D:\cglocal\tools\env_gracethd\ExempleArborescence\DSPE\INFRA\LOT1\BE01\C004\DIA-DPI-R4DSPELOT1BE01C004-01-V1.zip" calcext:value-type="string">
            <text:p>COPY nul D:\cglocal\tools\env_gracethd\ExempleArborescence\DSPE\INFRA\LOT1\BE01\C004\DIA-DPI-R4DSPELOT1BE01C004-01-V1.zip</text:p>
          </table:table-cell>
        </table:table-row>
        <table:table-row table:style-name="ro5">
          <table:table-cell table:formula="of:=&quot;COPY nul &quot;&amp;[Exemples.$AG$1]&amp;[Exemples.M29]&amp;[Exemples.N29]&amp;[Exemples.O29]&amp;[Exemples.P29]&amp;[Exemples.Q29]&amp;&quot;\&quot;&amp;[Exemples.R29]" office:value-type="string" office:string-value="COPY nul D:\cglocal\tools\env_gracethd\ExempleArborescence\DSPE\SITES\DBL\AVP-DBL-ZD000000000001-01-V3.zip" calcext:value-type="string">
            <text:p>COPY nul D:\cglocal\tools\env_gracethd\ExempleArborescence\DSPE\SITES\DBL\AVP-DBL-ZD000000000001-01-V3.zip</text:p>
          </table:table-cell>
        </table:table-row>
        <table:table-row table:style-name="ro5">
          <table:table-cell table:formula="of:=&quot;COPY nul &quot;&amp;[Exemples.$AG$1]&amp;[Exemples.M30]&amp;[Exemples.N30]&amp;[Exemples.O30]&amp;[Exemples.P30]&amp;[Exemples.Q30]&amp;&quot;\&quot;&amp;[Exemples.R30]" office:value-type="string" office:string-value="COPY nul D:\cglocal\tools\env_gracethd\ExempleArborescence\DSPE\INFRA\LOT1\BE01\C001\EXE-DTT-R4DSPELOT1BE01C001-01-V1.zip" calcext:value-type="string">
            <text:p>COPY nul D:\cglocal\tools\env_gracethd\ExempleArborescence\DSPE\INFRA\LOT1\BE01\C001\EXE-DTT-R4DSPELOT1BE01C001-01-V1.zip</text:p>
          </table:table-cell>
        </table:table-row>
        <table:table-row table:style-name="ro5">
          <table:table-cell table:formula="of:=&quot;COPY nul &quot;&amp;[Exemples.$AG$1]&amp;[Exemples.M31]&amp;[Exemples.N31]&amp;[Exemples.O31]&amp;[Exemples.P31]&amp;[Exemples.Q31]&amp;&quot;\&quot;&amp;[Exemples.R31]" office:value-type="string" office:string-value="COPY nul D:\cglocal\tools\env_gracethd\ExempleArborescence\DSPE\INFRA\LOT1\BE01\C001\EXE-DAM-R4DSPELOT1BE01C001-01-V1.zip" calcext:value-type="string">
            <text:p>COPY nul D:\cglocal\tools\env_gracethd\ExempleArborescence\DSPE\INFRA\LOT1\BE01\C001\EXE-DAM-R4DSPELOT1BE01C001-01-V1.zip</text:p>
          </table:table-cell>
        </table:table-row>
        <table:table-row table:style-name="ro5">
          <table:table-cell table:formula="of:=&quot;COPY nul &quot;&amp;[Exemples.$AG$1]&amp;[Exemples.M32]&amp;[Exemples.N32]&amp;[Exemples.O32]&amp;[Exemples.P32]&amp;[Exemples.Q32]&amp;&quot;\&quot;&amp;[Exemples.R32]" office:value-type="string" office:string-value="COPY nul D:\cglocal\tools\env_gracethd\ExempleArborescence\DSPE\GENERAL\CIN\AVP-CIN-OR900000000000-01-V1.pdf" calcext:value-type="string">
            <text:p>COPY nul D:\cglocal\tools\env_gracethd\ExempleArborescence\DSPE\GENERAL\CIN\AVP-CIN-OR900000000000-01-V1.pdf</text:p>
          </table:table-cell>
        </table:table-row>
        <table:table-row table:style-name="ro5">
          <table:table-cell table:formula="of:=&quot;COPY nul &quot;&amp;[Exemples.$AG$1]&amp;[Exemples.M33]&amp;[Exemples.N33]&amp;[Exemples.O33]&amp;[Exemples.P33]&amp;[Exemples.Q33]&amp;&quot;\&quot;&amp;[Exemples.R33]" office:value-type="string" office:string-value="COPY nul D:\cglocal\tools\env_gracethd\ExempleArborescence\DSPE\GENERAL\CIN\AVP-CIN-OR900000000003-01-V1.pdf" calcext:value-type="string">
            <text:p>COPY nul D:\cglocal\tools\env_gracethd\ExempleArborescence\DSPE\GENERAL\CIN\AVP-CIN-OR900000000003-01-V1.pdf</text:p>
          </table:table-cell>
        </table:table-row>
        <table:table-row table:style-name="ro5">
          <table:table-cell table:formula="of:=&quot;COPY nul &quot;&amp;[Exemples.$AG$1]&amp;[Exemples.M34]&amp;[Exemples.N34]&amp;[Exemples.O34]&amp;[Exemples.P34]&amp;[Exemples.Q34]&amp;&quot;\&quot;&amp;[Exemples.R34]" office:value-type="string" office:string-value="COPY nul D:\cglocal\tools\env_gracethd\ExempleArborescence\DSPE\INFRA\LOT1\BE01\C002\REC-DCI-R4DSPELOT1BE01C002-01-V1.zip" calcext:value-type="string">
            <text:p>COPY nul D:\cglocal\tools\env_gracethd\ExempleArborescence\DSPE\INFRA\LOT1\BE01\C002\REC-DCI-R4DSPELOT1BE01C002-01-V1.zip</text:p>
          </table:table-cell>
        </table:table-row>
        <table:table-row table:style-name="ro5">
          <table:table-cell table:formula="of:=&quot;COPY nul &quot;&amp;[Exemples.$AG$1]&amp;[Exemples.M35]&amp;[Exemples.N35]&amp;[Exemples.O35]&amp;[Exemples.P35]&amp;[Exemples.Q35]&amp;&quot;\&quot;&amp;[Exemples.R35]" office:value-type="string" office:string-value="COPY nul D:\cglocal\tools\env_gracethd\ExempleArborescence\DSPE\INFRA\LOT1\BE01\C003\REC-DCI-R4DSPELOT1BE01C003-01-V2.zip" calcext:value-type="string">
            <text:p>COPY nul D:\cglocal\tools\env_gracethd\ExempleArborescence\DSPE\INFRA\LOT1\BE01\C003\REC-DCI-R4DSPELOT1BE01C003-01-V2.zip</text:p>
          </table:table-cell>
        </table:table-row>
        <table:table-row table:style-name="ro5">
          <table:table-cell table:formula="of:=&quot;COPY nul &quot;&amp;[Exemples.$AG$1]&amp;[Exemples.M36]&amp;[Exemples.N36]&amp;[Exemples.O36]&amp;[Exemples.P36]&amp;[Exemples.Q36]&amp;&quot;\&quot;&amp;[Exemples.R36]" office:value-type="string" office:string-value="COPY nul D:\cglocal\tools\env_gracethd\ExempleArborescence\DSPE\INFRA\LOT1\BE01\C004\REC-DCI-R4DSPELOT1BE01C004-01-V1.zip" calcext:value-type="string">
            <text:p>COPY nul D:\cglocal\tools\env_gracethd\ExempleArborescence\DSPE\INFRA\LOT1\BE01\C004\REC-DCI-R4DSPELOT1BE01C004-01-V1.zip</text:p>
          </table:table-cell>
        </table:table-row>
        <table:table-row table:style-name="ro5">
          <table:table-cell table:formula="of:=&quot;COPY nul &quot;&amp;[Exemples.$AG$1]&amp;[Exemples.M37]&amp;[Exemples.N37]&amp;[Exemples.O37]&amp;[Exemples.P37]&amp;[Exemples.Q37]&amp;&quot;\&quot;&amp;[Exemples.R37]" office:value-type="string" office:string-value="COPY nul D:\cglocal\tools\env_gracethd\ExempleArborescence\DSPE\INFRA\LOT1\BE01\C001\EXE-CPV-R4DSPELOT1BE01C001-01-V1.pdf" calcext:value-type="string">
            <text:p>COPY nul D:\cglocal\tools\env_gracethd\ExempleArborescence\DSPE\INFRA\LOT1\BE01\C001\EXE-CPV-R4DSPELOT1BE01C001-01-V1.pdf</text:p>
          </table:table-cell>
        </table:table-row>
        <table:table-row table:style-name="ro5">
          <table:table-cell table:formula="of:=&quot;COPY nul &quot;&amp;[Exemples.$AG$1]&amp;[Exemples.M38]&amp;[Exemples.N38]&amp;[Exemples.O38]&amp;[Exemples.P38]&amp;[Exemples.Q38]&amp;&quot;\&quot;&amp;[Exemples.R38]" office:value-type="string" office:string-value="COPY nul D:\cglocal\tools\env_gracethd\ExempleArborescence\DSPE\SITES\DCS\REC-DCS-ND000018003001-01-V1.zip" calcext:value-type="string">
            <text:p>COPY nul D:\cglocal\tools\env_gracethd\ExempleArborescence\DSPE\SITES\DCS\REC-DCS-ND000018003001-01-V1.zip</text:p>
          </table:table-cell>
        </table:table-row>
        <table:table-row table:style-name="ro5">
          <table:table-cell table:formula="of:=&quot;COPY nul &quot;&amp;[Exemples.$AG$1]&amp;[Exemples.M39]&amp;[Exemples.N39]&amp;[Exemples.O39]&amp;[Exemples.P39]&amp;[Exemples.Q39]&amp;&quot;\&quot;&amp;[Exemples.R39]" office:value-type="string" office:string-value="COPY nul D:\cglocal\tools\env_gracethd\ExempleArborescence\DSPE\SITES\LOT2\REC-DRS-ND000180031330-01-V1.zip" calcext:value-type="string">
            <text:p>COPY nul D:\cglocal\tools\env_gracethd\ExempleArborescence\DSPE\SITES\LOT2\REC-DRS-ND000180031330-01-V1.zip</text:p>
          </table:table-cell>
        </table:table-row>
        <table:table-row table:style-name="ro5">
          <table:table-cell table:formula="of:=&quot;COPY nul &quot;&amp;[Exemples.$AG$1]&amp;[Exemples.M40]&amp;[Exemples.N40]&amp;[Exemples.O40]&amp;[Exemples.P40]&amp;[Exemples.Q40]&amp;&quot;\&quot;&amp;[Exemples.R40]" office:value-type="string" office:string-value="COPY nul D:\cglocal\tools\env_gracethd\ExempleArborescence\DSPE\SITES\LOT1\BE01\C001\REC-DIP-ND200180030502-01-V1.zip" calcext:value-type="string">
            <text:p>COPY nul D:\cglocal\tools\env_gracethd\ExempleArborescence\DSPE\SITES\LOT1\BE01\C001\REC-DIP-ND200180030502-01-V1.zip</text:p>
          </table:table-cell>
        </table:table-row>
        <table:table-row table:style-name="ro5">
          <table:table-cell table:formula="of:=&quot;COPY nul &quot;&amp;[Exemples.$AG$1]&amp;[Exemples.M41]&amp;[Exemples.N41]&amp;[Exemples.O41]&amp;[Exemples.P41]&amp;[Exemples.Q41]&amp;&quot;\&quot;&amp;[Exemples.R41]" office:value-type="string" office:string-value="COPY nul D:\cglocal\tools\env_gracethd\ExempleArborescence\DSPE\OPTIQUE\LOT1\REC-SOP-ND200180030502-01-V1.dwg" calcext:value-type="string">
            <text:p>COPY nul D:\cglocal\tools\env_gracethd\ExempleArborescence\DSPE\OPTIQUE\LOT1\REC-SOP-ND200180030502-01-V1.dwg</text:p>
          </table:table-cell>
        </table:table-row>
        <table:table-row table:style-name="ro5">
          <table:table-cell table:formula="of:=&quot;COPY nul &quot;&amp;[Exemples.$AG$1]&amp;[Exemples.M42]&amp;[Exemples.N42]&amp;[Exemples.O42]&amp;[Exemples.P42]&amp;[Exemples.Q42]&amp;&quot;\&quot;&amp;[Exemples.R42]" office:value-type="string" office:string-value="COPY nul D:\cglocal\tools\env_gracethd\ExempleArborescence\DSPE\OPTIQUE\LOT1\BE02\EXE-SBP-EP000180030675-01-V1.dwg" calcext:value-type="string">
            <text:p>COPY nul D:\cglocal\tools\env_gracethd\ExempleArborescence\DSPE\OPTIQUE\LOT1\BE02\EXE-SBP-EP000180030675-01-V1.dwg</text:p>
          </table:table-cell>
        </table:table-row>
        <table:table-row table:style-name="ro5">
          <table:table-cell table:formula="of:=&quot;COPY nul &quot;&amp;[Exemples.$AG$1]&amp;[Exemples.M43]&amp;[Exemples.N43]&amp;[Exemples.O43]&amp;[Exemples.P43]&amp;[Exemples.Q43]&amp;&quot;\&quot;&amp;[Exemples.R43]" office:value-type="string" office:string-value="COPY nul D:\cglocal\tools\env_gracethd\ExempleArborescence\DSPE\OPTIQUE\LOT1\BE02\EXE-SBP-EP000180030091-01-V1.dwg" calcext:value-type="string">
            <text:p>COPY nul D:\cglocal\tools\env_gracethd\ExempleArborescence\DSPE\OPTIQUE\LOT1\BE02\EXE-SBP-EP000180030091-01-V1.dwg</text:p>
          </table:table-cell>
        </table:table-row>
        <table:table-row table:style-name="ro5">
          <table:table-cell table:formula="of:=&quot;COPY nul &quot;&amp;[Exemples.$AG$1]&amp;[Exemples.M44]&amp;[Exemples.N44]&amp;[Exemples.O44]&amp;[Exemples.P44]&amp;[Exemples.Q44]&amp;&quot;\&quot;&amp;[Exemples.R44]" office:value-type="string" office:string-value="COPY nul D:\cglocal\tools\env_gracethd\ExempleArborescence\DSPE\OPTIQUE\LOT1\BE02\EXE-SRA-BA000180030508-01-V1.dwg" calcext:value-type="string">
            <text:p>COPY nul D:\cglocal\tools\env_gracethd\ExempleArborescence\DSPE\OPTIQUE\LOT1\BE02\EXE-SRA-BA000180030508-01-V1.dwg</text:p>
          </table:table-cell>
        </table:table-row>
        <table:table-row table:style-name="ro5">
          <table:table-cell table:formula="of:=&quot;COPY nul &quot;&amp;[Exemples.$AG$1]&amp;[Exemples.M45]&amp;[Exemples.N45]&amp;[Exemples.O45]&amp;[Exemples.P45]&amp;[Exemples.Q45]&amp;&quot;\&quot;&amp;[Exemples.R45]" office:value-type="string" office:string-value="COPY nul D:\cglocal\tools\env_gracethd\ExempleArborescence\DSPE\GENERAL\KEQ\EXE-KEQ-RF000000000001-01-V1.pdf" calcext:value-type="string">
            <text:p>COPY nul D:\cglocal\tools\env_gracethd\ExempleArborescence\DSPE\GENERAL\KEQ\EXE-KEQ-RF000000000001-01-V1.pdf</text:p>
          </table:table-cell>
        </table:table-row>
        <table:table-row table:style-name="ro5">
          <table:table-cell table:formula="of:=&quot;COPY nul &quot;&amp;[Exemples.$AG$1]&amp;[Exemples.M46]&amp;[Exemples.N46]&amp;[Exemples.O46]&amp;[Exemples.P46]&amp;[Exemples.Q46]&amp;&quot;\&quot;&amp;[Exemples.R46]" office:value-type="string" office:string-value="COPY nul D:\cglocal\tools\env_gracethd\ExempleArborescence\DSPE\SITES\LOT2\EXE-CIM-ND000180031330-01-V1.pdf" calcext:value-type="string">
            <text:p>COPY nul D:\cglocal\tools\env_gracethd\ExempleArborescence\DSPE\SITES\LOT2\EXE-CIM-ND000180031330-01-V1.pdf</text:p>
          </table:table-cell>
        </table:table-row>
        <table:table-row table:style-name="ro5">
          <table:table-cell table:formula="of:=&quot;COPY nul &quot;&amp;[Exemples.$AG$1]&amp;[Exemples.M47]&amp;[Exemples.N47]&amp;[Exemples.O47]&amp;[Exemples.P47]&amp;[Exemples.Q47]&amp;&quot;\&quot;&amp;[Exemples.R47]" office:value-type="string" office:string-value="COPY nul D:\cglocal\tools\env_gracethd\ExempleArborescence\DSPE\OPTIQUE\LOT1\BE02\REC-MRF-RT000000000006-01-V1.sor" calcext:value-type="string">
            <text:p>COPY nul D:\cglocal\tools\env_gracethd\ExempleArborescence\DSPE\OPTIQUE\LOT1\BE02\REC-MRF-RT000000000006-01-V1.sor</text:p>
          </table:table-cell>
        </table:table-row>
        <table:table-row table:style-name="ro5">
          <table:table-cell table:formula="of:=&quot;COPY nul &quot;&amp;[Exemples.$AG$1]&amp;[Exemples.M48]&amp;[Exemples.N48]&amp;[Exemples.O48]&amp;[Exemples.P48]&amp;[Exemples.Q48]&amp;&quot;\&quot;&amp;[Exemples.R48]" office:value-type="string" office:string-value="COPY nul D:\cglocal\tools\env_gracethd\ExempleArborescence\DSPE\INFRA\LOT1\BE01\C001\REC-MFX-R4DSPELOT1BE01C001-01-V1.zip" calcext:value-type="string">
            <text:p>COPY nul D:\cglocal\tools\env_gracethd\ExempleArborescence\DSPE\INFRA\LOT1\BE01\C001\REC-MFX-R4DSPELOT1BE01C001-01-V1.zip</text:p>
          </table:table-cell>
        </table:table-row>
        <table:table-row table:style-name="ro5">
          <table:table-cell table:formula="of:=&quot;COPY nul &quot;&amp;[Exemples.$AG$1]&amp;[Exemples.M49]&amp;[Exemples.N49]&amp;[Exemples.O49]&amp;[Exemples.P49]&amp;[Exemples.Q49]&amp;&quot;\&quot;&amp;[Exemples.R49]" office:value-type="string" office:string-value="COPY nul D:\cglocal\tools\env_gracethd\ExempleArborescence\DSPE\INFRA\LOT1\BE01\C002\REC-MFX-R4DSPELOT1BE01C002-01-V1.zip" calcext:value-type="string">
            <text:p>COPY nul D:\cglocal\tools\env_gracethd\ExempleArborescence\DSPE\INFRA\LOT1\BE01\C002\REC-MFX-R4DSPELOT1BE01C002-01-V1.zip</text:p>
          </table:table-cell>
        </table:table-row>
        <table:table-row table:style-name="ro5">
          <table:table-cell table:formula="of:=&quot;COPY nul &quot;&amp;[Exemples.$AG$1]&amp;[Exemples.M50]&amp;[Exemples.N50]&amp;[Exemples.O50]&amp;[Exemples.P50]&amp;[Exemples.Q50]&amp;&quot;\&quot;&amp;[Exemples.R50]" office:value-type="string" office:string-value="COPY nul D:\cglocal\tools\env_gracethd\ExempleArborescence\DSPE\INFRA\LOT1\BE01\C001\REC-RGC-R4DSPELOT1BE01C001-01-V1.pdf" calcext:value-type="string">
            <text:p>COPY nul D:\cglocal\tools\env_gracethd\ExempleArborescence\DSPE\INFRA\LOT1\BE01\C001\REC-RGC-R4DSPELOT1BE01C001-01-V1.pdf</text:p>
          </table:table-cell>
        </table:table-row>
        <table:table-row table:style-name="ro5">
          <table:table-cell table:formula="of:=&quot;COPY nul &quot;&amp;[Exemples.$AG$1]&amp;[Exemples.M51]&amp;[Exemples.N51]&amp;[Exemples.O51]&amp;[Exemples.P51]&amp;[Exemples.Q51]&amp;&quot;\&quot;&amp;[Exemples.R51]" office:value-type="string" office:string-value="COPY nul D:\cglocal\tools\env_gracethd\ExempleArborescence\DSPE\INFRA\LOT1\BE01\C001\REC-RVR-R4DSPELOT1BE01C001-01-V3.pdf" calcext:value-type="string">
            <text:p>COPY nul D:\cglocal\tools\env_gracethd\ExempleArborescence\DSPE\INFRA\LOT1\BE01\C001\REC-RVR-R4DSPELOT1BE01C001-01-V3.pdf</text:p>
          </table:table-cell>
        </table:table-row>
        <table:table-row table:style-name="ro5">
          <table:table-cell table:formula="of:=&quot;COPY nul &quot;&amp;[Exemples.$AG$1]&amp;[Exemples.M52]&amp;[Exemples.N52]&amp;[Exemples.O52]&amp;[Exemples.P52]&amp;[Exemples.Q52]&amp;&quot;\&quot;&amp;[Exemples.R52]" office:value-type="string" office:string-value="COPY nul D:\cglocal\tools\env_gracethd\ExempleArborescence\DSPE\GENERAL\DLG\REC-DLG-R2DSPELOT1-01-V2.zip" calcext:value-type="string">
            <text:p>COPY nul D:\cglocal\tools\env_gracethd\ExempleArborescence\DSPE\GENERAL\DLG\REC-DLG-R2DSPELOT1-01-V2.zip</text:p>
          </table:table-cell>
        </table:table-row>
        <table:table-row table:style-name="ro5">
          <table:table-cell table:formula="of:=&quot;COPY nul &quot;&amp;[Exemples.$AG$1]&amp;[Exemples.M53]&amp;[Exemples.N53]&amp;[Exemples.O53]&amp;[Exemples.P53]&amp;[Exemples.Q53]&amp;&quot;\&quot;&amp;[Exemples.R5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54]&amp;[Exemples.N54]&amp;[Exemples.O54]&amp;[Exemples.P54]&amp;[Exemples.Q54]&amp;&quot;\&quot;&amp;[Exemples.R5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55]&amp;[Exemples.N55]&amp;[Exemples.O55]&amp;[Exemples.P55]&amp;[Exemples.Q55]&amp;&quot;\&quot;&amp;[Exemples.R5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56]&amp;[Exemples.N56]&amp;[Exemples.O56]&amp;[Exemples.P56]&amp;[Exemples.Q56]&amp;&quot;\&quot;&amp;[Exemples.R5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57]&amp;[Exemples.N57]&amp;[Exemples.O57]&amp;[Exemples.P57]&amp;[Exemples.Q57]&amp;&quot;\&quot;&amp;[Exemples.R5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58]&amp;[Exemples.N58]&amp;[Exemples.O58]&amp;[Exemples.P58]&amp;[Exemples.Q58]&amp;&quot;\&quot;&amp;[Exemples.R5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59]&amp;[Exemples.N59]&amp;[Exemples.O59]&amp;[Exemples.P59]&amp;[Exemples.Q59]&amp;&quot;\&quot;&amp;[Exemples.R5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0]&amp;[Exemples.N60]&amp;[Exemples.O60]&amp;[Exemples.P60]&amp;[Exemples.Q60]&amp;&quot;\&quot;&amp;[Exemples.R6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1]&amp;[Exemples.N61]&amp;[Exemples.O61]&amp;[Exemples.P61]&amp;[Exemples.Q61]&amp;&quot;\&quot;&amp;[Exemples.R6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2]&amp;[Exemples.N62]&amp;[Exemples.O62]&amp;[Exemples.P62]&amp;[Exemples.Q62]&amp;&quot;\&quot;&amp;[Exemples.R6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3]&amp;[Exemples.N63]&amp;[Exemples.O63]&amp;[Exemples.P63]&amp;[Exemples.Q63]&amp;&quot;\&quot;&amp;[Exemples.R6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4]&amp;[Exemples.N64]&amp;[Exemples.O64]&amp;[Exemples.P64]&amp;[Exemples.Q64]&amp;&quot;\&quot;&amp;[Exemples.R6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5]&amp;[Exemples.N65]&amp;[Exemples.O65]&amp;[Exemples.P65]&amp;[Exemples.Q65]&amp;&quot;\&quot;&amp;[Exemples.R6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6]&amp;[Exemples.N66]&amp;[Exemples.O66]&amp;[Exemples.P66]&amp;[Exemples.Q66]&amp;&quot;\&quot;&amp;[Exemples.R6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7]&amp;[Exemples.N67]&amp;[Exemples.O67]&amp;[Exemples.P67]&amp;[Exemples.Q67]&amp;&quot;\&quot;&amp;[Exemples.R6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8]&amp;[Exemples.N68]&amp;[Exemples.O68]&amp;[Exemples.P68]&amp;[Exemples.Q68]&amp;&quot;\&quot;&amp;[Exemples.R6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69]&amp;[Exemples.N69]&amp;[Exemples.O69]&amp;[Exemples.P69]&amp;[Exemples.Q69]&amp;&quot;\&quot;&amp;[Exemples.R6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0]&amp;[Exemples.N70]&amp;[Exemples.O70]&amp;[Exemples.P70]&amp;[Exemples.Q70]&amp;&quot;\&quot;&amp;[Exemples.R7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1]&amp;[Exemples.N71]&amp;[Exemples.O71]&amp;[Exemples.P71]&amp;[Exemples.Q71]&amp;&quot;\&quot;&amp;[Exemples.R7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2]&amp;[Exemples.N72]&amp;[Exemples.O72]&amp;[Exemples.P72]&amp;[Exemples.Q72]&amp;&quot;\&quot;&amp;[Exemples.R7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3]&amp;[Exemples.N73]&amp;[Exemples.O73]&amp;[Exemples.P73]&amp;[Exemples.Q73]&amp;&quot;\&quot;&amp;[Exemples.R7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4]&amp;[Exemples.N74]&amp;[Exemples.O74]&amp;[Exemples.P74]&amp;[Exemples.Q74]&amp;&quot;\&quot;&amp;[Exemples.R7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5]&amp;[Exemples.N75]&amp;[Exemples.O75]&amp;[Exemples.P75]&amp;[Exemples.Q75]&amp;&quot;\&quot;&amp;[Exemples.R7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6]&amp;[Exemples.N76]&amp;[Exemples.O76]&amp;[Exemples.P76]&amp;[Exemples.Q76]&amp;&quot;\&quot;&amp;[Exemples.R7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7]&amp;[Exemples.N77]&amp;[Exemples.O77]&amp;[Exemples.P77]&amp;[Exemples.Q77]&amp;&quot;\&quot;&amp;[Exemples.R7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8]&amp;[Exemples.N78]&amp;[Exemples.O78]&amp;[Exemples.P78]&amp;[Exemples.Q78]&amp;&quot;\&quot;&amp;[Exemples.R7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79]&amp;[Exemples.N79]&amp;[Exemples.O79]&amp;[Exemples.P79]&amp;[Exemples.Q79]&amp;&quot;\&quot;&amp;[Exemples.R7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0]&amp;[Exemples.N80]&amp;[Exemples.O80]&amp;[Exemples.P80]&amp;[Exemples.Q80]&amp;&quot;\&quot;&amp;[Exemples.R8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1]&amp;[Exemples.N81]&amp;[Exemples.O81]&amp;[Exemples.P81]&amp;[Exemples.Q81]&amp;&quot;\&quot;&amp;[Exemples.R8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2]&amp;[Exemples.N82]&amp;[Exemples.O82]&amp;[Exemples.P82]&amp;[Exemples.Q82]&amp;&quot;\&quot;&amp;[Exemples.R8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3]&amp;[Exemples.N83]&amp;[Exemples.O83]&amp;[Exemples.P83]&amp;[Exemples.Q83]&amp;&quot;\&quot;&amp;[Exemples.R8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4]&amp;[Exemples.N84]&amp;[Exemples.O84]&amp;[Exemples.P84]&amp;[Exemples.Q84]&amp;&quot;\&quot;&amp;[Exemples.R8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5]&amp;[Exemples.N85]&amp;[Exemples.O85]&amp;[Exemples.P85]&amp;[Exemples.Q85]&amp;&quot;\&quot;&amp;[Exemples.R8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6]&amp;[Exemples.N86]&amp;[Exemples.O86]&amp;[Exemples.P86]&amp;[Exemples.Q86]&amp;&quot;\&quot;&amp;[Exemples.R8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7]&amp;[Exemples.N87]&amp;[Exemples.O87]&amp;[Exemples.P87]&amp;[Exemples.Q87]&amp;&quot;\&quot;&amp;[Exemples.R8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8]&amp;[Exemples.N88]&amp;[Exemples.O88]&amp;[Exemples.P88]&amp;[Exemples.Q88]&amp;&quot;\&quot;&amp;[Exemples.R8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89]&amp;[Exemples.N89]&amp;[Exemples.O89]&amp;[Exemples.P89]&amp;[Exemples.Q89]&amp;&quot;\&quot;&amp;[Exemples.R8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0]&amp;[Exemples.N90]&amp;[Exemples.O90]&amp;[Exemples.P90]&amp;[Exemples.Q90]&amp;&quot;\&quot;&amp;[Exemples.R9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1]&amp;[Exemples.N91]&amp;[Exemples.O91]&amp;[Exemples.P91]&amp;[Exemples.Q91]&amp;&quot;\&quot;&amp;[Exemples.R9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2]&amp;[Exemples.N92]&amp;[Exemples.O92]&amp;[Exemples.P92]&amp;[Exemples.Q92]&amp;&quot;\&quot;&amp;[Exemples.R9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3]&amp;[Exemples.N93]&amp;[Exemples.O93]&amp;[Exemples.P93]&amp;[Exemples.Q93]&amp;&quot;\&quot;&amp;[Exemples.R9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4]&amp;[Exemples.N94]&amp;[Exemples.O94]&amp;[Exemples.P94]&amp;[Exemples.Q94]&amp;&quot;\&quot;&amp;[Exemples.R9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5]&amp;[Exemples.N95]&amp;[Exemples.O95]&amp;[Exemples.P95]&amp;[Exemples.Q95]&amp;&quot;\&quot;&amp;[Exemples.R9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6]&amp;[Exemples.N96]&amp;[Exemples.O96]&amp;[Exemples.P96]&amp;[Exemples.Q96]&amp;&quot;\&quot;&amp;[Exemples.R9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7]&amp;[Exemples.N97]&amp;[Exemples.O97]&amp;[Exemples.P97]&amp;[Exemples.Q97]&amp;&quot;\&quot;&amp;[Exemples.R9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8]&amp;[Exemples.N98]&amp;[Exemples.O98]&amp;[Exemples.P98]&amp;[Exemples.Q98]&amp;&quot;\&quot;&amp;[Exemples.R9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99]&amp;[Exemples.N99]&amp;[Exemples.O99]&amp;[Exemples.P99]&amp;[Exemples.Q99]&amp;&quot;\&quot;&amp;[Exemples.R9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0]&amp;[Exemples.N100]&amp;[Exemples.O100]&amp;[Exemples.P100]&amp;[Exemples.Q100]&amp;&quot;\&quot;&amp;[Exemples.R10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1]&amp;[Exemples.N101]&amp;[Exemples.O101]&amp;[Exemples.P101]&amp;[Exemples.Q101]&amp;&quot;\&quot;&amp;[Exemples.R10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2]&amp;[Exemples.N102]&amp;[Exemples.O102]&amp;[Exemples.P102]&amp;[Exemples.Q102]&amp;&quot;\&quot;&amp;[Exemples.R10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3]&amp;[Exemples.N103]&amp;[Exemples.O103]&amp;[Exemples.P103]&amp;[Exemples.Q103]&amp;&quot;\&quot;&amp;[Exemples.R10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4]&amp;[Exemples.N104]&amp;[Exemples.O104]&amp;[Exemples.P104]&amp;[Exemples.Q104]&amp;&quot;\&quot;&amp;[Exemples.R10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5]&amp;[Exemples.N105]&amp;[Exemples.O105]&amp;[Exemples.P105]&amp;[Exemples.Q105]&amp;&quot;\&quot;&amp;[Exemples.R10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6]&amp;[Exemples.N106]&amp;[Exemples.O106]&amp;[Exemples.P106]&amp;[Exemples.Q106]&amp;&quot;\&quot;&amp;[Exemples.R10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7]&amp;[Exemples.N107]&amp;[Exemples.O107]&amp;[Exemples.P107]&amp;[Exemples.Q107]&amp;&quot;\&quot;&amp;[Exemples.R107]"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8]&amp;[Exemples.N108]&amp;[Exemples.O108]&amp;[Exemples.P108]&amp;[Exemples.Q108]&amp;&quot;\&quot;&amp;[Exemples.R108]"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09]&amp;[Exemples.N109]&amp;[Exemples.O109]&amp;[Exemples.P109]&amp;[Exemples.Q109]&amp;&quot;\&quot;&amp;[Exemples.R109]"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0]&amp;[Exemples.N110]&amp;[Exemples.O110]&amp;[Exemples.P110]&amp;[Exemples.Q110]&amp;&quot;\&quot;&amp;[Exemples.R110]"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1]&amp;[Exemples.N111]&amp;[Exemples.O111]&amp;[Exemples.P111]&amp;[Exemples.Q111]&amp;&quot;\&quot;&amp;[Exemples.R111]"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2]&amp;[Exemples.N112]&amp;[Exemples.O112]&amp;[Exemples.P112]&amp;[Exemples.Q112]&amp;&quot;\&quot;&amp;[Exemples.R112]"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3]&amp;[Exemples.N113]&amp;[Exemples.O113]&amp;[Exemples.P113]&amp;[Exemples.Q113]&amp;&quot;\&quot;&amp;[Exemples.R113]"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4]&amp;[Exemples.N114]&amp;[Exemples.O114]&amp;[Exemples.P114]&amp;[Exemples.Q114]&amp;&quot;\&quot;&amp;[Exemples.R114]"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5]&amp;[Exemples.N115]&amp;[Exemples.O115]&amp;[Exemples.P115]&amp;[Exemples.Q115]&amp;&quot;\&quot;&amp;[Exemples.R115]"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6]&amp;[Exemples.N116]&amp;[Exemples.O116]&amp;[Exemples.P116]&amp;[Exemples.Q116]&amp;&quot;\&quot;&amp;[Exemples.R116]" office:value-type="string" office:string-value="COPY nul D:\cglocal\tools\env_gracethd\ExempleArborescence\" calcext:value-type="string">
            <text:p>COPY nul D:\cglocal\tools\env_gracethd\ExempleArborescence\</text:p>
          </table:table-cell>
        </table:table-row>
        <table:table-row table:style-name="ro5">
          <table:table-cell table:formula="of:=&quot;COPY nul &quot;&amp;[Exemples.$AG$1]&amp;[Exemples.M117]&amp;[Exemples.N117]&amp;[Exemples.O117]&amp;[Exemples.P117]&amp;[Exemples.Q117]&amp;&quot;\&quot;&amp;[Exemples.R117]" office:value-type="string" office:string-value="COPY nul D:\cglocal\tools\env_gracethd\ExempleArborescence\" calcext:value-type="string">
            <text:p>COPY nul D:\cglocal\tools\env_gracethd\ExempleArborescence\</text:p>
          </table:table-cell>
        </table:table-row>
      </table:table>
      <table:named-expressions/>
      <table:database-ranges>
        <table:database-range table:name="__Anonymous_Sheet_DB__2" table:target-range-address="DescriptionDocuments.A1:DescriptionDocuments.AK45" table:display-filter-buttons="true" table:orientation="column"/>
        <table:database-range table:name="__Anonymous_Sheet_DB__3" table:target-range-address="Exemples.A1:Exemples.K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S PGothic" svg:font-family="'MS PGothic'" style:font-family-generic="swiss"/>
    <style:font-face style:name="Courier New" svg:font-family="'Courier New'" style:font-family-generic="modern" style:font-pitch="fixed"/>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loext:fill-character> </loext:fill-character>
      <number:number number:decimal-places="0" number:min-integer-digits="1" number:grouping="true"/>
      <number:text>    </number:text>
    </number:number-style>
    <number:number-style style:name="N117P1" style:volatile="true">
      <number:text>-</number:text>
      <loext:fill-character> </loext:fill-character>
      <number:number number:decimal-places="0" number:min-integer-digits="1" number:grouping="true"/>
      <number:text>    </number:text>
    </number:number-style>
    <number:number-style style:name="N117P2" style:volatile="true">
      <number:text> </number:text>
      <loext:fill-character> </loext:fill-character>
      <number:text>-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loext:fill-character> </loext:fill-character>
      <number:number number:decimal-places="0" number:min-integer-digits="1" number:grouping="true"/>
      <number:text> € </number:text>
    </number:number-style>
    <number:number-style style:name="N121P1" style:volatile="true">
      <number:text>-</number:text>
      <loext:fill-character> </loext:fill-character>
      <number:number number:decimal-places="0" number:min-integer-digits="1" number:grouping="true"/>
      <number:text> € </number:text>
    </number:number-style>
    <number:number-style style:name="N121P2" style:volatile="true">
      <number:text> </number:text>
      <loext:fill-character> </loext:fill-character>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loext:fill-character> </loext:fill-character>
      <number:number number:decimal-places="2" number:min-integer-digits="1" number:grouping="true"/>
      <number:text>    </number:text>
    </number:number-style>
    <number:number-style style:name="N125P1" style:volatile="true">
      <number:text>-</number:text>
      <loext:fill-character> </loext:fill-character>
      <number:number number:decimal-places="2" number:min-integer-digits="1" number:grouping="true"/>
      <number:text>    </number:text>
    </number:number-style>
    <number:number-style style:name="N125P2" style:volatile="true">
      <number:text> </number:text>
      <loext:fill-character> </loext:fill-character>
      <number:text>-</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loext:fill-character> </loext:fill-character>
      <number:number number:decimal-places="2" number:min-integer-digits="1" number:grouping="true"/>
      <number:text> € </number:text>
    </number:number-style>
    <number:number-style style:name="N129P1" style:volatile="true">
      <number:text>-</number:text>
      <loext:fill-character> </loext:fill-character>
      <number:number number:decimal-places="2" number:min-integer-digits="1" number:grouping="true"/>
      <number:text> € </number:text>
    </number:number-style>
    <number:number-style style:name="N129P2" style:volatile="true">
      <number:text> </number:text>
      <loext:fill-character> </loext:fill-character>
      <number:text>-</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Vrai</number:text>
    </number:number-style>
    <number:number-style style:name="N135P1" style:volatile="true">
      <number:text>Vrai</number:text>
    </number:number-style>
    <number:number-style style:name="N135">
      <number:text>Faux</number:text>
      <style:map style:condition="value()&gt;0" style:apply-style-name="N135P0"/>
      <style:map style:condition="value()&lt;0" style:apply-style-name="N135P1"/>
    </number:number-style>
    <number:number-style style:name="N137P0" style:volatile="true">
      <number:text>Actif</number:text>
    </number:number-style>
    <number:number-style style:name="N137P1" style:volatile="true">
      <number:text>Actif</number:text>
    </number:number-style>
    <number:number-style style:name="N137">
      <number:text>Inactif</number:text>
      <style:map style:condition="value()&gt;0" style:apply-style-name="N137P0"/>
      <style:map style:condition="value()&lt;0" style:apply-style-name="N137P1"/>
    </number:number-style>
    <number:currency-style style:name="N139P0" style:volatile="true">
      <number:currency-symbol number:language="fr" number:country="FR">€</number:currency-symbol>
      <number:text> </number:text>
      <number:number number:decimal-places="2" number:min-integer-digits="1" number:grouping="true"/>
      <number:text> </number:text>
    </number:currency-style>
    <number:currency-style style:name="N139">
      <style:text-properties fo:color="#ff0000"/>
      <number:text>(</number:text>
      <number:currency-symbol number:language="fr" number:country="FR">€</number:currency-symbol>
      <number:text> </number:text>
      <number:number number:decimal-places="2" number:min-integer-digits="1" number:grouping="true"/>
      <number:text>)</number:text>
      <style:map style:condition="value()&gt;=0" style:apply-style-name="N139P0"/>
    </number:currency-style>
    <number:number-style style:name="N143P0" style:volatile="true">
      <number:text> </number:text>
      <number:number number:decimal-places="0" number:min-integer-digits="1" number:grouping="true"/>
      <number:text>    </number:text>
    </number:number-style>
    <number:number-style style:name="N143P1" style:volatile="true">
      <number:text>-</number:text>
      <number:number number:decimal-places="0" number:min-integer-digits="1" number:grouping="true"/>
      <number:text>    </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 </number:text>
    </number:number-style>
    <number:number-style style:name="N147P1" style:volatile="true">
      <number:text>-</number:text>
      <number:number number:decimal-places="0" number:min-integer-digits="1" number:grouping="true"/>
      <number:text> € </number:text>
    </number:number-style>
    <number:number-style style:name="N147P2" style:volatile="true">
      <number:text> -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number:text>
      <number:number number:decimal-places="2" number:min-integer-digits="1" number:grouping="true"/>
      <number:text>    </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 </number:text>
    </number:number-style>
    <number:number-style style:name="N155P1" style:volatile="true">
      <number:text>-</number:text>
      <number:number number:decimal-places="2" number:min-integer-digits="1" number:grouping="true"/>
      <number:text> € </number:text>
    </number:number-style>
    <number:number-style style:name="N155P2" style:volatile="true">
      <number:text> -</number:text>
      <number:number number:decimal-places="0" number:min-integer-digits="0"/>
      <number:text> €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6">
      <number:number number:decimal-places="0" number:min-integer-digits="12"/>
    </number:number-style>
    <number:number-style style:name="N157">
      <number:number number:decimal-places="0" number:min-integer-digits="3"/>
    </number:number-style>
    <number:number-style style:name="N158">
      <number:number number:decimal-places="0" number:min-integer-digits="4"/>
    </number:number-style>
    <number:number-style style:name="N159">
      <number:number number:decimal-places="0" number:min-integer-digits="15"/>
    </number:number-style>
    <number:currency-style style:name="N160P0" style:volatile="true">
      <number:number number:decimal-places="2" number:min-integer-digits="1" number:grouping="true"/>
      <number:text> </number:text>
      <number:currency-symbol number:language="fr" number:country="FR">€</number:currency-symbol>
    </number:currency-style>
    <number:currency-style style:name="N16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0P0"/>
    </number:currency-style>
    <number:number-style style:name="N161">
      <number:number number:decimal-places="0" number:min-integer-digits="2"/>
    </number:number-style>
    <number:number-style style:name="N162">
      <number:text>V</number:text>
      <number:number number:decimal-places="0" number:min-integer-digits="1"/>
    </number:number-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fo:padding="0.071cm" style:rotation-align="none"/>
      <style:text-properties fo:color="#000000" style:font-name="Calibri" fo:font-family="Calibri" style:font-family-generic="swiss" style:font-pitch="variable"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flèche_20_1" draw:display-name="Extrémités de flèche 1" svg:viewBox="0 0 20 30" svg:d="M10 0l-10 30h20z"/>
  </office:styles>
  <office:automatic-styles>
    <style:page-layout style:name="Mpm1">
      <style:page-layout-properties style:shadow="none" fo:background-color="transparent" style:first-page-number="continue" style:scale-to-X="1" style:scale-to-Y="1" style:writing-mode="lr-tb" style:print="charts drawings grid objects zero-values">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4">
      <style:page-layout-properties style:num-format="1" style:print-orientation="portrait" fo:margin-top="1.905cm" fo:margin-bottom="1.905cm" fo:margin-left="1.778cm" fo:margin-right="1.778cm" style:first-page-number="continue" style:scale-to="100%"/>
      <style:header-style>
        <style:header-footer-properties fo:margin-left="0.122cm" fo:margin-right="0.122cm" fo:margin-bottom="0cm"/>
      </style:header-style>
      <style:footer-style>
        <style:header-footer-properties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6">00/00/0000</text:date>, <text:time style:data-style-name="N2" text:time-value="16:48:58.834000000">00:00:00</text:time></text:p>
        </style:region-right>
      </style:header>
      <style:header-left style:display="false"/>
      <style:footer>
        <text:p>Page <text:page-number>1</text:page-number> / <text:page-count>99</text:page-count></text:p>
      </style:footer>
      <style:footer-left style:display="false"/>
    </style:master-page>
    <style:master-page style:name="PageStyle_5f_QualitéGeoref" style:display-name="PageStyle_QualitéGeoref" style:page-layout-name="Mpm3">
      <style:header style:display="false"/>
      <style:header-left style:display="false"/>
      <style:footer style:display="false"/>
      <style:footer-left style:display="false"/>
    </style:master-page>
    <style:master-page style:name="PageStyle_5f_GraceTHD-DocTechAdm" style:display-name="PageStyle_GraceTHD-DocTechAdm" style:page-layout-name="Mpm4">
      <style:header style:display="false"/>
      <style:header-left style:display="false"/>
      <style:footer style:display="false"/>
      <style:footer-left style:display="false"/>
    </style:master-page>
    <style:master-page style:name="PageStyle_5f_GraceTHD-DocTechAdm_20_1" style:display-name="PageStyle_GraceTHD-DocTechAdm 1" style:page-layout-name="Mpm4">
      <style:header style:display="false"/>
      <style:header-left style:display="false"/>
      <style:footer style:display="false"/>
      <style:footer-left style:display="false"/>
    </style:master-page>
    <style:master-page style:name="PageStyle_5f_GraceTHD-DocTechAdm_20_2" style:display-name="PageStyle_GraceTHD-DocTechAdm 2" style:page-layout-name="Mpm4">
      <style:header style:display="false"/>
      <style:header-left style:display="false"/>
      <style:footer style:display="false"/>
      <style:footer-left style:display="false"/>
    </style:master-page>
    <style:master-page style:name="PageStyle_5f_GraceTHD-DocTechAdm_20_3" style:display-name="PageStyle_GraceTHD-DocTechAdm 3" style:page-layout-name="Mpm4">
      <style:header style:display="false"/>
      <style:header-left style:display="false"/>
      <style:footer style:display="false"/>
      <style:footer-left style:display="false"/>
    </style:master-page>
    <style:master-page style:name="PageStyle_5f_GraceTHD-DocTechAdm_20_4" style:display-name="PageStyle_GraceTHD-DocTechAdm 4" style:page-layout-name="Mpm4">
      <style:header style:display="false"/>
      <style:header-left style:display="false"/>
      <style:footer style:display="false"/>
      <style:footer-left style:display="false"/>
    </style:master-page>
    <style:master-page style:name="PageStyle_5f_GraceTHD-DocTechAdm_20_5" style:display-name="PageStyle_GraceTHD-DocTechAdm 5" style:page-layout-name="Mpm4">
      <style:header style:display="false"/>
      <style:header-left style:display="false"/>
      <style:footer style:display="false"/>
      <style:footer-left style:display="false"/>
    </style:master-page>
    <style:master-page style:name="PageStyle_5f_GraceTHD-DocTechAdm_20_6" style:display-name="PageStyle_GraceTHD-DocTechAdm 6" style:page-layout-name="Mpm4">
      <style:header style:display="false"/>
      <style:header-left style:display="false"/>
      <style:footer style:display="false"/>
      <style:footer-left style:display="false"/>
    </style:master-page>
    <style:master-page style:name="PageStyle_5f_GraceTHD-DocTechAdm_20_7" style:display-name="PageStyle_GraceTHD-DocTechAdm 7" style:page-layout-name="Mpm4">
      <style:header style:display="false"/>
      <style:header-left style:display="false"/>
      <style:footer style:display="false"/>
      <style:footer-left style:display="false"/>
    </style:master-page>
    <style:master-page style:name="PageStyle_5f_GraceTHD-DocTechAdm_20_8" style:display-name="PageStyle_GraceTHD-DocTechAdm 8" style:page-layout-name="Mpm4">
      <style:header style:display="false"/>
      <style:header-left style:display="false"/>
      <style:footer style:display="false"/>
      <style:footer-left style:display="false"/>
    </style:master-page>
    <style:master-page style:name="PageStyle_5f_GraceTHD-DocTechAdm_20_9" style:display-name="PageStyle_GraceTHD-DocTechAdm 9" style:page-layout-name="Mpm4">
      <style:header style:display="false"/>
      <style:header-left style:display="false"/>
      <style:footer style:display="false"/>
      <style:footer-left style:display="false"/>
    </style:master-page>
    <style:master-page style:name="PageStyle_5f_GraceTHD-DocTechAdm_20_10" style:display-name="PageStyle_GraceTHD-DocTechAdm 10" style:page-layout-name="Mpm4">
      <style:header style:display="false"/>
      <style:header-left style:display="false"/>
      <style:footer style:display="false"/>
      <style:footer-left style:display="false"/>
    </style:master-page>
    <style:master-page style:name="PageStyle_5f_GraceTHD-DocTechAdm_20_11" style:display-name="PageStyle_GraceTHD-DocTechAdm 11" style:page-layout-name="Mpm4">
      <style:header style:display="false"/>
      <style:header-left style:display="false"/>
      <style:footer style:display="false"/>
      <style:footer-left style:display="false"/>
    </style:master-page>
    <style:master-page style:name="PageStyle_5f_GraceTHD-DocTechAdm_20_12" style:display-name="PageStyle_GraceTHD-DocTechAdm 12" style:page-layout-name="Mpm4">
      <style:header style:display="false"/>
      <style:header-left style:display="false"/>
      <style:footer style:display="false"/>
      <style:footer-left style:display="false"/>
    </style:master-page>
    <style:master-page style:name="PageStyle_5f_GraceTHD-DocTechAdm_20_13" style:display-name="PageStyle_GraceTHD-DocTechAdm 13" style:page-layout-name="Mpm4">
      <style:header style:display="false"/>
      <style:header-left style:display="false"/>
      <style:footer style:display="false"/>
      <style:footer-left style:display="false"/>
    </style:master-page>
    <style:master-page style:name="PageStyle_5f_GraceTHD-DocTechAdm_20_14" style:display-name="PageStyle_GraceTHD-DocTechAdm 14" style:page-layout-name="Mpm4">
      <style:header style:display="false"/>
      <style:header-left style:display="false"/>
      <style:footer style:display="false"/>
      <style:footer-left style:display="false"/>
    </style:master-page>
    <style:master-page style:name="PageStyle_5f_GraceTHD-DocTechAdm_20_15" style:display-name="PageStyle_GraceTHD-DocTechAdm 15" style:page-layout-name="Mpm4">
      <style:header style:display="false"/>
      <style:header-left style:display="false"/>
      <style:footer style:display="false"/>
      <style:footer-left style:display="false"/>
    </style:master-page>
    <style:master-page style:name="PageStyle_5f_GraceTHD-DocTechAdm_20_16" style:display-name="PageStyle_GraceTHD-DocTechAdm 16" style:page-layout-name="Mpm4">
      <style:header style:display="false"/>
      <style:header-left style:display="false"/>
      <style:footer style:display="false"/>
      <style:footer-left style:display="false"/>
    </style:master-page>
    <style:master-page style:name="PageStyle_5f_GraceTHD-DocTechAdm_20_17" style:display-name="PageStyle_GraceTHD-DocTechAdm 17" style:page-layout-name="Mpm4">
      <style:header style:display="false"/>
      <style:header-left style:display="false"/>
      <style:footer style:display="false"/>
      <style:footer-left style:display="false"/>
    </style:master-page>
    <style:master-page style:name="PageStyle_5f_GraceTHD-DocTechAdm_20_18" style:display-name="PageStyle_GraceTHD-DocTechAdm 18" style:page-layout-name="Mpm4">
      <style:header style:display="false"/>
      <style:header-left style:display="false"/>
      <style:footer style:display="false"/>
      <style:footer-left style:display="false"/>
    </style:master-page>
    <style:master-page style:name="PageStyle_5f_GraceTHD-DocTechAdm_20_19" style:display-name="PageStyle_GraceTHD-DocTechAdm 19" style:page-layout-name="Mpm4">
      <style:header style:display="false"/>
      <style:header-left style:display="false"/>
      <style:footer style:display="false"/>
      <style:footer-left style:display="false"/>
    </style:master-page>
    <style:master-page style:name="PageStyle_5f_GraceTHD-DocTechAdm_20_20" style:display-name="PageStyle_GraceTHD-DocTechAdm 20" style:page-layout-name="Mpm4">
      <style:header style:display="false"/>
      <style:header-left style:display="false"/>
      <style:footer style:display="false"/>
      <style:footer-left style:display="false"/>
    </style:master-page>
    <style:master-page style:name="PageStyle_5f_GraceTHD-DocTechAdm_20_21" style:display-name="PageStyle_GraceTHD-DocTechAdm 21" style:page-layout-name="Mpm4">
      <style:header style:display="false"/>
      <style:header-left style:display="false"/>
      <style:footer style:display="false"/>
      <style:footer-left style:display="false"/>
    </style:master-page>
    <style:master-page style:name="PageStyle_5f_GraceTHD-DocTechAdm_20_22" style:display-name="PageStyle_GraceTHD-DocTechAdm 22" style:page-layout-name="Mpm4">
      <style:header style:display="false"/>
      <style:header-left style:display="false"/>
      <style:footer style:display="false"/>
      <style:footer-left style:display="false"/>
    </style:master-page>
    <style:master-page style:name="PageStyle_5f_GraceTHD-DocTechAdm_20_23" style:display-name="PageStyle_GraceTHD-DocTechAdm 23" style:page-layout-name="Mpm4">
      <style:header style:display="false"/>
      <style:header-left style:display="false"/>
      <style:footer style:display="false"/>
      <style:footer-left style:display="false"/>
    </style:master-page>
    <style:master-page style:name="PageStyle_5f_GraceTHD-DocTechAdm_20_24" style:display-name="PageStyle_GraceTHD-DocTechAdm 24" style:page-layout-name="Mpm4">
      <style:header style:display="false"/>
      <style:header-left style:display="false"/>
      <style:footer style:display="false"/>
      <style:footer-left style:display="false"/>
    </style:master-page>
    <style:master-page style:name="PageStyle_5f_GraceTHD-DocTechAdm_20_25" style:display-name="PageStyle_GraceTHD-DocTechAdm 25" style:page-layout-name="Mpm4">
      <style:header style:display="false"/>
      <style:header-left style:display="false"/>
      <style:footer style:display="false"/>
      <style:footer-left style:display="false"/>
    </style:master-page>
    <style:master-page style:name="PageStyle_5f_GraceTHD-DocTechAdm_20_26" style:display-name="PageStyle_GraceTHD-DocTechAdm 26" style:page-layout-name="Mpm4">
      <style:header style:display="false"/>
      <style:header-left style:display="false"/>
      <style:footer style:display="false"/>
      <style:footer-left style:display="false"/>
    </style:master-page>
    <style:master-page style:name="PageStyle_5f_GraceTHD-DocTechAdm_20_27" style:display-name="PageStyle_GraceTHD-DocTechAdm 27" style:page-layout-name="Mpm4">
      <style:header style:display="false"/>
      <style:header-left style:display="false"/>
      <style:footer style:display="false"/>
      <style:footer-left style:display="false"/>
    </style:master-page>
    <style:master-page style:name="PageStyle_5f_GraceTHD-DocTechAdm_20_28" style:display-name="PageStyle_GraceTHD-DocTechAdm 28" style:page-layout-name="Mpm4">
      <style:header style:display="false"/>
      <style:header-left style:display="false"/>
      <style:footer style:display="false"/>
      <style:footer-left style:display="false"/>
    </style:master-page>
    <style:master-page style:name="PageStyle_5f_GraceTHD-DocTechAdm_20_29" style:display-name="PageStyle_GraceTHD-DocTechAdm 29" style:page-layout-name="Mpm4">
      <style:header style:display="false"/>
      <style:header-left style:display="false"/>
      <style:footer style:display="false"/>
      <style:footer-left style:display="false"/>
    </style:master-page>
    <style:master-page style:name="PageStyle_5f_GraceTHD-DocTechAdm_20_30" style:display-name="PageStyle_GraceTHD-DocTechAdm 30" style:page-layout-name="Mpm4">
      <style:header style:display="false"/>
      <style:header-left style:display="false"/>
      <style:footer style:display="false"/>
      <style:footer-left style:display="false"/>
    </style:master-page>
    <style:master-page style:name="PageStyle_5f_GraceTHD-DocTechAdm_20_31" style:display-name="PageStyle_GraceTHD-DocTechAdm 31" style:page-layout-name="Mpm4">
      <style:header style:display="false"/>
      <style:header-left style:display="false"/>
      <style:footer style:display="false"/>
      <style:footer-left style:display="false"/>
    </style:master-page>
    <style:master-page style:name="PageStyle_5f_Nommage" style:display-name="PageStyle_Nommage"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8:16:45.091000000</meta:creation-date>
    <dc:date>2015-06-06T23:19:26.742000000</dc:date>
    <meta:editing-duration>P2DT56M29S</meta:editing-duration>
    <meta:editing-cycles>61</meta:editing-cycles>
    <meta:generator>LibreOffice/4.2.5.2$Windows_x86 LibreOffice_project/61cb170a04bb1f12e77c884eab9192be736ec5f5</meta:generator>
    <meta:print-date>2015-06-06T18:11:31.540000000</meta:print-date>
    <meta:document-statistic meta:table-count="6" meta:cell-count="2144" meta:object-count="0"/>
  </office:meta>
</office:document-meta>
</file>